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067" svg:font-family="MSI_Z067"/>
    <style:font-face style:name="MSI_Z079" svg:font-family="MSI_Z079"/>
    <style:font-face style:name="MSI_Z061" svg:font-family="MSI_Z061" style:font-pitch="variable"/>
    <style:font-face style:name="MSI_Z062" svg:font-family="MSI_Z062" style:font-pitch="variable"/>
    <style:font-face style:name="MSI_Z063" svg:font-family="MSI_Z063" style:font-pitch="variable"/>
    <style:font-face style:name="MSI_Z064" svg:font-family="MSI_Z064" style:font-pitch="variable"/>
    <style:font-face style:name="MSI_Z065" svg:font-family="MSI_Z065" style:font-pitch="variable"/>
    <style:font-face style:name="MSI_Z066" svg:font-family="MSI_Z066" style:font-pitch="variable"/>
    <style:font-face style:name="MSI_Z0671" svg:font-family="MSI_Z067" style:font-pitch="variable"/>
    <style:font-face style:name="MSI_Z068" svg:font-family="MSI_Z068" style:font-pitch="variable"/>
    <style:font-face style:name="MSI_Z069" svg:font-family="MSI_Z069" style:font-pitch="variable"/>
    <style:font-face style:name="MSI_Z070" svg:font-family="MSI_Z070" style:font-pitch="variable"/>
    <style:font-face style:name="MSI_Z071" svg:font-family="MSI_Z071" style:font-pitch="variable"/>
    <style:font-face style:name="MSI_Z072" svg:font-family="MSI_Z072" style:font-pitch="variable"/>
    <style:font-face style:name="MSI_Z073" svg:font-family="MSI_Z073" style:font-pitch="variable"/>
    <style:font-face style:name="MSI_Z074" svg:font-family="MSI_Z074" style:font-pitch="variable"/>
    <style:font-face style:name="MSI_Z075" svg:font-family="MSI_Z075" style:font-pitch="variable"/>
    <style:font-face style:name="MSI_Z076" svg:font-family="MSI_Z076" style:font-pitch="variable"/>
    <style:font-face style:name="MSI_Z077" svg:font-family="MSI_Z077" style:font-pitch="variable"/>
    <style:font-face style:name="MSI_Z078" svg:font-family="MSI_Z078" style:font-pitch="variable"/>
    <style:font-face style:name="MSI_Z0791" svg:font-family="MSI_Z079" style:font-pitch="variable"/>
    <style:font-face style:name="MSI_Z080" svg:font-family="MSI_Z080" style:font-pitch="variable"/>
    <style:font-face style:name="MSI_Z081" svg:font-family="MSI_Z08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QCF_P030" svg:font-family="QCF_P030" style:font-family-generic="roman" style:font-pitch="variable"/>
    <style:font-face style:name="QCF_P061" svg:font-family="QCF_P061" style:font-family-generic="roman" style:font-pitch="variable"/>
    <style:font-face style:name="QCF_P062" svg:font-family="QCF_P062" style:font-family-generic="roman" style:font-pitch="variable"/>
    <style:font-face style:name="QCF_P063" svg:font-family="QCF_P063" style:font-family-generic="roman" style:font-pitch="variable"/>
    <style:font-face style:name="QCF_P064" svg:font-family="QCF_P064" style:font-family-generic="roman" style:font-pitch="variable"/>
    <style:font-face style:name="QCF_P065" svg:font-family="QCF_P065" style:font-family-generic="roman" style:font-pitch="variable"/>
    <style:font-face style:name="QCF_P066" svg:font-family="QCF_P066" style:font-family-generic="roman" style:font-pitch="variable"/>
    <style:font-face style:name="QCF_P067" svg:font-family="QCF_P067" style:font-family-generic="roman" style:font-pitch="variable"/>
    <style:font-face style:name="QCF_P068" svg:font-family="QCF_P068" style:font-family-generic="roman" style:font-pitch="variable"/>
    <style:font-face style:name="QCF_P069" svg:font-family="QCF_P069" style:font-family-generic="roman" style:font-pitch="variable"/>
    <style:font-face style:name="QCF_P070" svg:font-family="QCF_P070" style:font-family-generic="roman" style:font-pitch="variable"/>
    <style:font-face style:name="QCF_P071" svg:font-family="QCF_P071" style:font-family-generic="roman" style:font-pitch="variable"/>
    <style:font-face style:name="QCF_P072" svg:font-family="QCF_P072" style:font-family-generic="roman" style:font-pitch="variable"/>
    <style:font-face style:name="QCF_P073" svg:font-family="QCF_P073" style:font-family-generic="roman" style:font-pitch="variable"/>
    <style:font-face style:name="QCF_P074" svg:font-family="QCF_P074" style:font-family-generic="roman" style:font-pitch="variable"/>
    <style:font-face style:name="QCF_P075" svg:font-family="QCF_P075" style:font-family-generic="roman" style:font-pitch="variable"/>
    <style:font-face style:name="QCF_P076" svg:font-family="QCF_P076" style:font-family-generic="roman" style:font-pitch="variable"/>
    <style:font-face style:name="QCF_P077" svg:font-family="QCF_P077" style:font-family-generic="roman" style:font-pitch="variable"/>
    <style:font-face style:name="QCF_P078" svg:font-family="QCF_P078" style:font-family-generic="roman" style:font-pitch="variable"/>
    <style:font-face style:name="QCF_P079" svg:font-family="QCF_P079" style:font-family-generic="roman" style:font-pitch="variable"/>
    <style:font-face style:name="QCF_P080" svg:font-family="QCF_P080" style:font-family-generic="roman" style:font-pitch="variable"/>
    <style:font-face style:name="QCF_P081" svg:font-family="QCF_P08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Sans Serif1" svg:font-family="'MS Sans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0621" svg:font-family="QCF_P062" style:font-family-generic="system" style:font-pitch="variable"/>
    <style:font-face style:name="QCF_P0631" svg:font-family="QCF_P063" style:font-family-generic="system" style:font-pitch="variable"/>
    <style:font-face style:name="QCF_P0641" svg:font-family="QCF_P064" style:font-family-generic="system" style:font-pitch="variable"/>
    <style:font-face style:name="QCF_P0651" svg:font-family="QCF_P065" style:font-family-generic="system" style:font-pitch="variable"/>
    <style:font-face style:name="QCF_P0661" svg:font-family="QCF_P066" style:font-family-generic="system" style:font-pitch="variable"/>
    <style:font-face style:name="QCF_P0671" svg:font-family="QCF_P067" style:font-family-generic="system" style:font-pitch="variable"/>
    <style:font-face style:name="QCF_P0681" svg:font-family="QCF_P068" style:font-family-generic="system" style:font-pitch="variable"/>
    <style:font-face style:name="QCF_P0691" svg:font-family="QCF_P069" style:font-family-generic="system" style:font-pitch="variable"/>
    <style:font-face style:name="QCF_P0701" svg:font-family="QCF_P070" style:font-family-generic="system" style:font-pitch="variable"/>
    <style:font-face style:name="QCF_P0711" svg:font-family="QCF_P071" style:font-family-generic="system" style:font-pitch="variable"/>
    <style:font-face style:name="QCF_P0721" svg:font-family="QCF_P072" style:font-family-generic="system" style:font-pitch="variable"/>
    <style:font-face style:name="QCF_P0731" svg:font-family="QCF_P073" style:font-family-generic="system" style:font-pitch="variable"/>
    <style:font-face style:name="QCF_P0741" svg:font-family="QCF_P074" style:font-family-generic="system" style:font-pitch="variable"/>
    <style:font-face style:name="QCF_P0751" svg:font-family="QCF_P075" style:font-family-generic="system" style:font-pitch="variable"/>
    <style:font-face style:name="QCF_P0761" svg:font-family="QCF_P076" style:font-family-generic="system" style:font-pitch="variable"/>
    <style:font-face style:name="QCF_P0771" svg:font-family="QCF_P077" style:font-family-generic="system" style:font-pitch="variable"/>
    <style:font-face style:name="QCF_P0781" svg:font-family="QCF_P078" style:font-family-generic="system" style:font-pitch="variable"/>
    <style:font-face style:name="QCF_P0791" svg:font-family="QCF_P079" style:font-family-generic="system" style:font-pitch="variable"/>
    <style:font-face style:name="QCF_P0801" svg:font-family="QCF_P080" style:font-family-generic="system" style:font-pitch="variable"/>
    <style:font-face style:name="QCF_P0811" svg:font-family="QCF_P081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d8645" style:font-size-asian="23.5pt" style:font-name-complex="MSI_Z063" style:font-size-complex="23.5pt"/>
    </style:style>
    <style:style style:name="P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f4ba6" style:font-size-asian="23.5pt" style:font-name-complex="MSI_Z064" style:font-size-complex="23.5pt"/>
    </style:style>
    <style:style style:name="P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13ede" style:font-size-asian="23.5pt" style:font-name-complex="MSI_Z065" style:font-size-complex="23.5pt"/>
    </style:style>
    <style:style style:name="P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24f57" style:font-size-asian="23.5pt" style:font-name-complex="MSI_Z066" style:font-size-complex="23.5pt"/>
    </style:style>
    <style:style style:name="P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a62b3" style:font-size-asian="23.5pt" style:font-name-complex="MSI_Z0671" style:font-size-complex="23.5pt"/>
    </style:style>
    <style:style style:name="P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3aac2" style:font-size-asian="23.5pt" style:font-name-complex="MSI_Z068" style:font-size-complex="23.5pt"/>
    </style:style>
    <style:style style:name="P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b7e7f" style:font-size-asian="23.5pt" style:font-name-complex="MSI_Z069" style:font-size-complex="23.5pt"/>
    </style:style>
    <style:style style:name="P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c586f" style:font-size-asian="23.5pt" style:font-name-complex="MSI_Z070" style:font-size-complex="23.5pt"/>
    </style:style>
    <style:style style:name="P1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53d06" style:font-size-asian="23.5pt" style:font-name-complex="MSI_Z071" style:font-size-complex="23.5pt"/>
    </style:style>
    <style:style style:name="P1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c586f" style:font-size-asian="23.5pt" style:font-name-complex="MSI_Z072" style:font-size-complex="23.5pt"/>
    </style:style>
    <style:style style:name="P1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d45b5" style:font-size-asian="23.5pt" style:font-name-complex="MSI_Z073" style:font-size-complex="23.5pt"/>
    </style:style>
    <style:style style:name="P1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e2876" style:font-size-asian="23.5pt" style:font-name-complex="MSI_Z074" style:font-size-complex="23.5pt"/>
    </style:style>
    <style:style style:name="P1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54b41" style:font-size-asian="23.5pt" style:font-name-complex="MSI_Z075" style:font-size-complex="23.5pt"/>
    </style:style>
    <style:style style:name="P1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5f6e00" style:font-size-asian="23.5pt" style:font-name-complex="MSI_Z076" style:font-size-complex="23.5pt"/>
    </style:style>
    <style:style style:name="P16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a62b3" style:font-size-asian="23.5pt" style:font-name-complex="MSI_Z0671" style:font-size-complex="23.5pt"/>
    </style:style>
    <style:style style:name="P17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b7e7f" style:font-size-asian="23.5pt" style:font-name-complex="MSI_Z069" style:font-size-complex="23.5pt"/>
    </style:style>
    <style:style style:name="P18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c586f" style:font-size-asian="23.5pt" style:font-name-complex="MSI_Z070" style:font-size-complex="23.5pt"/>
    </style:style>
    <style:style style:name="P19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c586f" style:font-size-asian="23.5pt" style:font-name-complex="MSI_Z072" style:font-size-complex="23.5pt"/>
    </style:style>
    <style:style style:name="P20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d45b5" style:font-size-asian="23.5pt" style:font-name-complex="MSI_Z073" style:font-size-complex="23.5pt"/>
    </style:style>
    <style:style style:name="P21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e2876" style:font-size-asian="23.5pt" style:font-name-complex="MSI_Z074" style:font-size-complex="23.5pt"/>
    </style:style>
    <style:style style:name="P22" style:family="paragraph" style:parent-style-name="Standard" style:master-page-name="Standard">
      <style:paragraph-properties fo:text-align="justify" fo:text-align-last="justify" style:justify-single-word="true" style:page-number="62" fo:break-before="auto" fo:break-after="auto" style:writing-mode="rl-tb"/>
      <style:text-properties style:use-window-font-color="true" style:font-name="QCF_P030" fo:font-size="23.5pt" officeooo:paragraph-rsid="004d8645" style:font-size-asian="23.5pt" style:font-name-complex="MSI_Z061" style:font-size-complex="23.5pt"/>
    </style:style>
    <style:style style:name="P23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5f6e00" style:font-size-asian="23.5pt" style:font-name-complex="MSI_Z076" style:font-size-complex="23.5pt"/>
    </style:style>
    <style:style style:name="P24" style:family="paragraph" style:parent-style-name="Standard">
      <style:paragraph-properties fo:text-align="center" style:justify-single-word="false" style:writing-mode="rl-tb"/>
      <style:text-properties style:use-window-font-color="true" style:font-name="QCF_P030" fo:font-size="23.5pt" officeooo:rsid="006111b0" officeooo:paragraph-rsid="006111b0" style:font-size-asian="23.5pt" style:font-name-complex="MSI_Z076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6168a7" style:font-size-asian="23.5pt" style:font-name-complex="MSI_Z077" style:font-size-complex="23.5pt"/>
    </style:style>
    <style:style style:name="P26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62524d" style:font-size-asian="23.5pt" style:font-name-complex="MSI_Z078" style:font-size-complex="23.5pt"/>
    </style:style>
    <style:style style:name="P27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645182" style:font-size-asian="23.5pt" style:font-name-complex="MSI_Z080" style:font-size-complex="23.5pt"/>
    </style:style>
    <style:style style:name="P28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6452f7" style:font-size-asian="23.5pt" style:font-name-complex="MSI_Z081" style:font-size-complex="23.5pt"/>
    </style:style>
    <style:style style:name="P29" style:family="paragraph" style:parent-style-name="Standard">
      <style:paragraph-properties fo:text-align="center" style:justify-single-word="false" fo:break-before="page" style:writing-mode="rl-tb"/>
      <style:text-properties style:use-window-font-color="true" style:font-name="QCF_P030" fo:font-size="23.5pt" officeooo:rsid="006111b0" officeooo:paragraph-rsid="006111b0" style:font-size-asian="23.5pt" style:font-name-complex="MSI_Z061" style:font-size-complex="23.5pt"/>
    </style:style>
    <style:style style:name="P3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2524d" style:font-size-asian="23.5pt" style:font-name-complex="MSI_Z078" style:font-size-complex="23.5pt"/>
    </style:style>
    <style:style style:name="P31" style:family="paragraph" style:parent-style-name="Standard">
      <style:paragraph-properties fo:text-align="center" style:justify-single-word="false" fo:break-before="page" style:writing-mode="rl-tb"/>
      <style:text-properties style:use-window-font-color="true" style:font-name="QCF_P030" fo:font-size="23.5pt" officeooo:paragraph-rsid="0057bb99" style:font-size-asian="23.5pt" style:font-name-complex="MSI_Z0791" style:font-size-complex="23.5pt"/>
    </style:style>
    <style:style style:name="P3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45182" style:font-size-asian="23.5pt" style:font-name-complex="MSI_Z080" style:font-size-complex="23.5pt"/>
    </style:style>
    <style:style style:name="P3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452f7" style:font-size-asian="23.5pt" style:font-name-complex="MSI_Z081" style:font-size-complex="23.5pt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style:font-name-complex="MSI_Z062"/>
    </style:style>
    <style:style style:name="T3" style:family="text">
      <style:text-properties style:font-name="Liberation Sans Narrow" style:font-name-complex="QCF_P0771"/>
    </style:style>
    <style:style style:name="T4" style:family="text">
      <style:text-properties style:font-name="Liberation Sans Narrow" style:font-name-complex="QCF_P0781"/>
    </style:style>
    <style:style style:name="T5" style:family="text">
      <style:text-properties style:font-name="Liberation Sans Narrow" style:font-name-complex="QCF_P0791"/>
    </style:style>
    <style:style style:name="T6" style:family="text">
      <style:text-properties style:font-name="Liberation Sans Narrow" style:font-name-complex="QCF_P0801"/>
    </style:style>
    <style:style style:name="T7" style:family="text">
      <style:text-properties style:font-name="Liberation Sans Narrow" style:font-name-complex="QCF_P0811"/>
    </style:style>
    <style:style style:name="T8" style:family="text">
      <style:text-properties style:font-name="Liberation Sans Narrow" officeooo:rsid="0062d299"/>
    </style:style>
    <style:style style:name="T9" style:family="text">
      <style:text-properties style:font-name="QCF_P062" style:font-name-complex="MSI_Z062"/>
    </style:style>
    <style:style style:name="T10" style:family="text">
      <style:text-properties style:font-name="QCF_P063"/>
    </style:style>
    <style:style style:name="T11" style:family="text">
      <style:text-properties style:font-name="QCF_P064"/>
    </style:style>
    <style:style style:name="T12" style:family="text">
      <style:text-properties style:font-name="QCF_P065"/>
    </style:style>
    <style:style style:name="T13" style:family="text">
      <style:text-properties style:font-name="QCF_P066"/>
    </style:style>
    <style:style style:name="T14" style:family="text">
      <style:text-properties style:font-name="QCF_P067"/>
    </style:style>
    <style:style style:name="T15" style:family="text">
      <style:text-properties style:font-name="QCF_P067" officeooo:rsid="006454e7"/>
    </style:style>
    <style:style style:name="T16" style:family="text">
      <style:text-properties style:font-name="QCF_P068"/>
    </style:style>
    <style:style style:name="T17" style:family="text">
      <style:text-properties style:font-name="QCF_P069"/>
    </style:style>
    <style:style style:name="T18" style:family="text">
      <style:text-properties style:font-name="QCF_P070"/>
    </style:style>
    <style:style style:name="T19" style:family="text">
      <style:text-properties style:font-name="QCF_P071"/>
    </style:style>
    <style:style style:name="T20" style:family="text">
      <style:text-properties style:font-name="QCF_P072"/>
    </style:style>
    <style:style style:name="T21" style:family="text">
      <style:text-properties style:font-name="QCF_P073"/>
    </style:style>
    <style:style style:name="T22" style:family="text">
      <style:text-properties style:font-name="QCF_P074"/>
    </style:style>
    <style:style style:name="T23" style:family="text">
      <style:text-properties style:font-name="QCF_P075"/>
    </style:style>
    <style:style style:name="T24" style:family="text">
      <style:text-properties style:font-name="QCF_P076"/>
    </style:style>
    <style:style style:name="T25" style:family="text">
      <style:text-properties style:font-name="QCF_P076" style:font-name-complex="MSI_BASMALAH"/>
    </style:style>
    <style:style style:name="T26" style:family="text">
      <style:text-properties style:font-name="QCF_P077"/>
    </style:style>
    <style:style style:name="T27" style:family="text">
      <style:text-properties style:font-name="QCF_P077" style:font-name-complex="QCF_P0771"/>
    </style:style>
    <style:style style:name="T28" style:family="text">
      <style:text-properties style:font-name="QCF_P077" style:font-name-complex="MSI_BASMALAH"/>
    </style:style>
    <style:style style:name="T29" style:family="text">
      <style:text-properties style:font-name="MS Sans Serif" fo:font-size="9pt" style:font-size-asian="9pt" style:font-name-complex="MS Sans Serif1" style:font-size-complex="9pt"/>
    </style:style>
    <style:style style:name="T30" style:family="text">
      <style:text-properties style:font-name="MS Sans Serif" fo:font-size="9pt" style:font-size-asian="9pt" style:font-size-complex="9pt"/>
    </style:style>
    <style:style style:name="T31" style:family="text">
      <style:text-properties style:font-name="QCF_P078"/>
    </style:style>
    <style:style style:name="T32" style:family="text">
      <style:text-properties style:font-name="QCF_P078" style:font-name-complex="QCF_P0781"/>
    </style:style>
    <style:style style:name="T33" style:family="text">
      <style:text-properties style:font-name="QCF_P079"/>
    </style:style>
    <style:style style:name="T34" style:family="text">
      <style:text-properties style:font-name="QCF_P079" style:font-name-complex="QCF_P0791"/>
    </style:style>
    <style:style style:name="T35" style:family="text">
      <style:text-properties style:font-name="QCF_P080"/>
    </style:style>
    <style:style style:name="T36" style:family="text">
      <style:text-properties style:font-name="QCF_P080" style:font-name-complex="QCF_P0801"/>
    </style:style>
    <style:style style:name="T37" style:family="text">
      <style:text-properties style:font-name="QCF_P081"/>
    </style:style>
    <style:style style:name="T38" style:family="text">
      <style:text-properties style:font-name="QCF_P081" style:font-name-complex="QCF_P0811"/>
    </style:style>
    <style:style style:name="T39" style:family="text">
      <style:text-properties style:font-name="MSI_BASMALAH"/>
    </style:style>
    <style:style style:name="T40" style:family="text">
      <style:text-properties style:font-name-complex="QCF_P0771"/>
    </style:style>
    <style:style style:name="T41" style:family="text">
      <style:text-properties style:font-name-complex="MSI_BASMALAH"/>
    </style:style>
    <style:style style:name="T42" style:family="text">
      <style:text-properties style:font-name="MSI_Z079" officeooo:rsid="0062d299"/>
    </style:style>
    <style:style style:name="T43" style:family="text">
      <style:text-properties style:font-name="MSI_Z067" officeooo:rsid="006454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oft-page-break/><text:span text:style-name="T9">ﭑ</text:span><text:span text:style-name="T2"> </text:span><text:span text:style-name="T9">ﭒ</text:span><text:span text:style-name="T2"> </text:span><text:span text:style-name="T9">ﭓ</text:span><text:span text:style-name="T2"> </text:span><text:span text:style-name="T9">ﭔ</text:span><text:span text:style-name="T2"> </text:span><text:span text:style-name="T9">ﭕ</text:span><text:span text:style-name="T2"> </text:span><text:span text:style-name="T9">ﭖ</text:span><text:span text:style-name="T2"> </text:span><text:span text:style-name="T9">ﭗﭘ</text:span><text:span text:style-name="T2"> </text:span><text:span text:style-name="T9">ﭙ</text:span><text:span text:style-name="T2"> </text:span><text:span text:style-name="T9">ﭚ</text:span><text:span text:style-name="T2"> </text:span><text:span text:style-name="T9">ﭛ</text:span><text:span text:style-name="T2"> </text:span><text:span text:style-name="T9">ﭜ</text:span><text:span text:style-name="T2"> </text:span><text:span text:style-name="T9">ﭝ</text:span><text:span text:style-name="T2"> </text:span><text:span text:style-name="T9">ﭞ</text:span><text:span text:style-name="T2"> </text:span><text:span text:style-name="T9">ﭟ</text:span><text:span text:style-name="T2"> </text:span><text:span text:style-name="T9">ﭠ</text:span><text:span text:style-name="T2"> </text:span><text:span text:style-name="T9">ﭡ</text:span><text:span text:style-name="T2"> </text:span><text:span text:style-name="T9">ﭢ</text:span><text:span text:style-name="T2"> </text:span><text:span text:style-name="T9">ﭣ</text:span><text:span text:style-name="T2"> </text:span><text:span text:style-name="T9">ﭤ</text:span><text:span text:style-name="T2"> </text:span><text:span text:style-name="T9">ﭥ</text:span><text:span text:style-name="T2"> </text:span><text:span text:style-name="T9">ﭦ</text:span><text:span text:style-name="T2"> </text:span><text:span text:style-name="T9">ﭧ</text:span><text:span text:style-name="T2"> </text:span><text:span text:style-name="T9">ﭨ</text:span><text:span text:style-name="T2"> </text:span><text:span text:style-name="T9">ﭩ</text:span><text:span text:style-name="T2"> </text:span><text:span text:style-name="T9">ﭪ</text:span><text:span text:style-name="T2"> </text:span><text:span text:style-name="T9">ﭫ</text:span><text:span text:style-name="T2"> </text:span><text:span text:style-name="T9">ﭬ</text:span><text:span text:style-name="T2"> </text:span><text:span text:style-name="T9">ﭭ</text:span><text:span text:style-name="T2"> </text:span><text:span text:style-name="T9">ﭮ</text:span><text:span text:style-name="T2"> </text:span><text:span text:style-name="T9">ﭯ</text:span><text:span text:style-name="T2"> </text:span><text:span text:style-name="T9">ﭰ</text:span><text:span text:style-name="T2"> </text:span><text:span text:style-name="T9">ﭱ</text:span><text:span text:style-name="T2"> </text:span><text:span text:style-name="T9">ﭲ</text:span><text:span text:style-name="T2"> </text:span><text:span text:style-name="T9">ﭳﭴ</text:span><text:span text:style-name="T2"> </text:span><text:span text:style-name="T9">ﭵ</text:span><text:span text:style-name="T2"> </text:span><text:span text:style-name="T9">ﭶ</text:span><text:span text:style-name="T2"> </text:span><text:span text:style-name="T9">ﭷ</text:span><text:span text:style-name="T2"> </text:span><text:span text:style-name="T9">ﭸ</text:span><text:span text:style-name="T2"> </text:span><text:span text:style-name="T9">ﭹ</text:span><text:span text:style-name="T2"> </text:span><text:span text:style-name="T9">ﭺ</text:span><text:span text:style-name="T2"> </text:span><text:span text:style-name="T9">ﭻ</text:span><text:span text:style-name="T2"> </text:span><text:span text:style-name="T9">ﭼ</text:span><text:span text:style-name="T2"> </text:span><text:span text:style-name="T9">ﭽ</text:span><text:span text:style-name="T2"> </text:span><text:span text:style-name="T9">ﭾ</text:span><text:span text:style-name="T2"> </text:span><text:span text:style-name="T9">ﭿ</text:span><text:span text:style-name="T2"> </text:span><text:span text:style-name="T9">ﮀ</text:span><text:span text:style-name="T2"> </text:span><text:span text:style-name="T9">ﮁ</text:span><text:span text:style-name="T2"> </text:span><text:span text:style-name="T9">ﮂ</text:span><text:span text:style-name="T2"> </text:span><text:span text:style-name="T9">ﮃ</text:span><text:span text:style-name="T2"> </text:span><text:span text:style-name="T9">ﮄ</text:span><text:span text:style-name="T2"> </text:span><text:span text:style-name="T9">ﮅ</text:span><text:span text:style-name="T2"> </text:span><text:span text:style-name="T9">ﮆ</text:span><text:span text:style-name="T2"> </text:span><text:span text:style-name="T9">ﮇ</text:span><text:span text:style-name="T2"> </text:span><text:span text:style-name="T9">ﮈ</text:span><text:span text:style-name="T2"> </text:span><text:span text:style-name="T9">ﮉ</text:span><text:span text:style-name="T2"> </text:span><text:span text:style-name="T9">ﮊ</text:span><text:span text:style-name="T2"> </text:span><text:span text:style-name="T9">ﮋﮌ</text:span><text:span text:style-name="T2"> </text:span><text:span text:style-name="T9">ﮍ</text:span><text:span text:style-name="T2"> </text:span><text:span text:style-name="T9">ﮎ</text:span><text:span text:style-name="T2"> </text:span><text:span text:style-name="T9">ﮏ</text:span><text:span text:style-name="T2"> </text:span><text:span text:style-name="T9">ﮐ</text:span><text:span text:style-name="T2"> </text:span><text:span text:style-name="T9">ﮑ</text:span><text:span text:style-name="T2"> </text:span><text:span text:style-name="T9">ﮒ</text:span><text:span text:style-name="T2"> </text:span><text:span text:style-name="T9">ﮓ</text:span><text:span text:style-name="T2"> </text:span><text:span text:style-name="T9">ﮔ</text:span><text:span text:style-name="T2"> </text:span><text:span text:style-name="T9">ﮕ</text:span><text:span text:style-name="T2"> </text:span><text:span text:style-name="T9">ﮖ</text:span><text:span text:style-name="T2"> </text:span><text:span text:style-name="T9">ﮗ</text:span><text:span text:style-name="T2"> </text:span><text:span text:style-name="T9">ﮘ</text:span><text:span text:style-name="T2"> </text:span><text:span text:style-name="T9">ﮙ</text:span><text:span text:style-name="T2"> </text:span><text:span text:style-name="T9">ﮚ</text:span><text:span text:style-name="T2"> </text:span><text:span text:style-name="T9">ﮛ</text:span><text:span text:style-name="T2"> </text:span><text:span text:style-name="T9">ﮜ</text:span><text:span text:style-name="T2"> </text:span><text:span text:style-name="T9">ﮝ</text:span><text:span text:style-name="T2"> </text:span><text:span text:style-name="T9">ﮞ</text:span><text:span text:style-name="T2"> </text:span><text:span text:style-name="T9">ﮟ</text:span><text:span text:style-name="T2"> </text:span><text:span text:style-name="T9">ﮠ</text:span><text:span text:style-name="T2"> </text:span><text:span text:style-name="T9">ﮡ</text:span><text:span text:style-name="T2"> </text:span><text:span text:style-name="T9">ﮢ</text:span><text:span text:style-name="T2"> </text:span><text:span text:style-name="T9">ﮣ</text:span><text:span text:style-name="T2"> </text:span><text:span text:style-name="T9">ﮤ</text:span><text:span text:style-name="T2"> </text:span><text:span text:style-name="T9">ﮥﮦ</text:span><text:span text:style-name="T2"> </text:span><text:span text:style-name="T9">ﮧ</text:span><text:span text:style-name="T2"> </text:span><text:span text:style-name="T9">ﮨ</text:span><text:span text:style-name="T2"> </text:span><text:span text:style-name="T9">ﮩ</text:span><text:span text:style-name="T2"> </text:span><text:span text:style-name="T9">ﮪﮫ</text:span><text:span text:style-name="T2"> </text:span><text:span text:style-name="T9">ﮬ</text:span><text:span text:style-name="T2"> </text:span><text:span text:style-name="T9">ﮭ</text:span><text:span text:style-name="T2"> </text:span><text:span text:style-name="T9">ﮮ</text:span><text:span text:style-name="T2"> </text:span><text:span text:style-name="T9">ﮯ</text:span><text:span text:style-name="T2"> </text:span><text:span text:style-name="T9">ﮰ</text:span><text:span text:style-name="T2"> </text:span><text:span text:style-name="T9">ﮱ</text:span><text:span text:style-name="T2"> </text:span><text:span text:style-name="T9">ﯓ</text:span><text:span text:style-name="T2"> </text:span><text:span text:style-name="T9">ﯔ</text:span><text:span text:style-name="T2"> </text:span><text:span text:style-name="T9">ﯕﯖ</text:span><text:span text:style-name="T2"> </text:span><text:span text:style-name="T9">ﯗ</text:span><text:span text:style-name="T2"> </text:span><text:span text:style-name="T9">ﯘ</text:span><text:span text:style-name="T2"> </text:span><text:span text:style-name="T9">ﯙ</text:span><text:span text:style-name="T2"> </text:span><text:span text:style-name="T9">ﯚ</text:span><text:span text:style-name="T2"> </text:span><text:span text:style-name="T9">ﯛ</text:span><text:span text:style-name="T2"> </text:span><text:span text:style-name="T9">ﯜ</text:span><text:span text:style-name="T2"> </text:span><text:span text:style-name="T9">ﯝ</text:span><text:span text:style-name="T2"> </text:span><text:span text:style-name="T9">ﯞ</text:span><text:span text:style-name="T2"> </text:span><text:span text:style-name="T9">ﯟ</text:span><text:span text:style-name="T2"> </text:span><text:span text:style-name="T9">ﯠ</text:span><text:span text:style-name="T2"> </text:span><text:span text:style-name="T9">ﯡ</text:span><text:span text:style-name="T2"> </text:span><text:span text:style-name="T9">ﯢ</text:span><text:span text:style-name="T2"> </text:span><text:span text:style-name="T9">ﯣ</text:span><text:span text:style-name="T2"> </text:span><text:span text:style-name="T9">ﯤ</text:span><text:span text:style-name="T2"> </text:span><text:span text:style-name="T9">ﯥ</text:span><text:span text:style-name="T2"> </text:span><text:span text:style-name="T9">ﯦ</text:span><text:span text:style-name="T2"> </text:span><text:span text:style-name="T9">ﯧ</text:span><text:span text:style-name="T2"> </text:span><text:span text:style-name="T9">ﯨ</text:span><text:span text:style-name="T2"> </text:span><text:span text:style-name="T9">ﯩ</text:span><text:span text:style-name="T2"> </text:span><text:span text:style-name="T9">ﯪ</text:span><text:span text:style-name="T2"> </text:span><text:span text:style-name="T9">ﯫ</text:span><text:span text:style-name="T2"> </text:span><text:span text:style-name="T9">ﯬ</text:span><text:span text:style-name="T2"> </text:span><text:span text:style-name="T9">ﯭ</text:span><text:span text:style-name="T2"> </text:span><text:span text:style-name="T9">ﯮ</text:span><text:span text:style-name="T2"> </text:span><text:span text:style-name="T9">ﯯ</text:span><text:span text:style-name="T2"> </text:span><text:span text:style-name="T9">ﯰ</text:span><text:span text:style-name="T2"> </text:span><text:span text:style-name="T9">ﯱ</text:span><text:span text:style-name="T2"> </text:span><text:span text:style-name="T9">ﯲ</text:span><text:span text:style-name="T2"> </text:span><text:span text:style-name="T9">ﯳ</text:span><text:span text:style-name="T2"> </text:span><text:span text:style-name="T9">ﯴ</text:span><text:span text:style-name="T2"> </text:span><text:span text:style-name="T9">ﯵ</text:span><text:span text:style-name="T2"> </text:span><text:span text:style-name="T9">ﯶ</text:span><text:span text:style-name="T2"> </text:span><text:span text:style-name="T9">ﯷ</text:span><text:span text:style-name="T2"> </text:span><text:span text:style-name="T9">ﯸ</text:span><text:span text:style-name="T2"> </text:span><text:span text:style-name="T9">ﯹﯺ</text:span><text:span text:style-name="T2"> </text:span><text:span text:style-name="T9">ﯻ</text:span><text:span text:style-name="T2"> </text:span><text:span text:style-name="T9">ﯼ</text:span><text:span text:style-name="T2"> </text:span><text:span text:style-name="T9">ﯽ</text:span><text:span text:style-name="T2"> </text:span><text:span text:style-name="T9">ﯾ</text:span><text:span text:style-name="T2"> </text:span><text:span text:style-name="T9">ﯿ</text:span><text:span text:style-name="T2"> </text:span><text:span text:style-name="T9">ﰀ</text:span><text:span text:style-name="T2"> </text:span><text:span text:style-name="T9">ﰁ</text:span><text:span text:style-name="T2"> </text:span><text:span text:style-name="T9">ﰂ</text:span><text:span text:style-name="T2"> </text:span><text:span text:style-name="T9">ﰃ</text:span><text:span text:style-name="T2"> </text:span><text:span text:style-name="T9">ﰄ</text:span><text:span text:style-name="T2"> </text:span><text:span text:style-name="T9">ﰅ</text:span><text:span text:style-name="T2"> </text:span><text:span text:style-name="T9">ﰆ</text:span><text:span text:style-name="T2"> </text:span><text:span text:style-name="T9">ﰇ</text:span><text:span text:style-name="T2"> </text:span><text:span text:style-name="T9">ﰈ</text:span><text:span text:style-name="T2"> </text:span><text:span text:style-name="T9">ﰉ</text:span><text:span text:style-name="T2"> </text:span><text:span text:style-name="T9">ﰊ</text:span><text:span text:style-name="T2"> </text:span><text:span text:style-name="T9">ﰋ</text:span><text:span text:style-name="T2"> </text:span><text:span text:style-name="T9">ﰌ</text:span><text:span text:style-name="T2"> </text:span><text:span text:style-name="T9">ﰍ</text:span><text:span text:style-name="T2"> </text:span><text:span text:style-name="T9">ﰎ</text:span><text:span text:style-name="T2"> </text:span><text:span text:style-name="T9">ﰏ</text:span></text:p>
      <text:p text:style-name="P2"><text:span text:style-name="T10">ﭑ</text:span><text:span text:style-name="T1"> </text:span><text:span text:style-name="T10">ﭒ</text:span><text:span text:style-name="T1"> </text:span><text:span text:style-name="T10">ﭓ</text:span><text:span text:style-name="T1"> </text:span><text:span text:style-name="T10">ﭔ</text:span><text:span text:style-name="T1"> </text:span><text:span text:style-name="T10">ﭕ</text:span><text:span text:style-name="T1"> </text:span><text:span text:style-name="T10">ﭖ</text:span><text:span text:style-name="T1"> </text:span><text:span text:style-name="T10">ﭗ</text:span><text:span text:style-name="T1"> </text:span><text:span text:style-name="T10">ﭘ</text:span><text:span text:style-name="T1"> </text:span><text:span text:style-name="T10">ﭙﭚ</text:span><text:span text:style-name="T1"> </text:span><text:span text:style-name="T10">ﭛ</text:span><text:span text:style-name="T1"> </text:span><text:span text:style-name="T10">ﭜ</text:span><text:span text:style-name="T1"> </text:span><text:span text:style-name="T10">ﭝ</text:span><text:span text:style-name="T1"> </text:span><text:span text:style-name="T10">ﭞ</text:span><text:span text:style-name="T1"> </text:span><text:span text:style-name="T10">ﭟ</text:span><text:span text:style-name="T1"> </text:span><text:span text:style-name="T10">ﭠ</text:span><text:span text:style-name="T1"> </text:span><text:span text:style-name="T10">ﭡ</text:span><text:span text:style-name="T1"> </text:span><text:span text:style-name="T10">ﭢ</text:span><text:span text:style-name="T1"> </text:span><text:span text:style-name="T10">ﭣ</text:span><text:span text:style-name="T1"> </text:span><text:span text:style-name="T10">ﭤ</text:span><text:span text:style-name="T1"> </text:span><text:span text:style-name="T10">ﭥ</text:span><text:span text:style-name="T1"> </text:span><text:span text:style-name="T10">ﭦ</text:span><text:span text:style-name="T1"> </text:span><text:span text:style-name="T10">ﭧ</text:span><text:span text:style-name="T1"> </text:span><text:span text:style-name="T10">ﭨ</text:span><text:span text:style-name="T1"> </text:span><text:span text:style-name="T10">ﭩ</text:span><text:span text:style-name="T1"> </text:span><text:span text:style-name="T10">ﭪ</text:span><text:span text:style-name="T1"> </text:span><text:span text:style-name="T10">ﭫ</text:span><text:span text:style-name="T1"> </text:span><text:span text:style-name="T10">ﭬ</text:span><text:span text:style-name="T1"> </text:span><text:span text:style-name="T10">ﭭ</text:span><text:span text:style-name="T1"> </text:span><text:span text:style-name="T10">ﭮ</text:span><text:span text:style-name="T1"> </text:span><text:span text:style-name="T10">ﭯ</text:span><text:span text:style-name="T1"> </text:span><text:span text:style-name="T10">ﭰ</text:span><text:span text:style-name="T1"> </text:span><text:span text:style-name="T10">ﭱ</text:span><text:span text:style-name="T1"> </text:span><text:span text:style-name="T10">ﭲ</text:span><text:span text:style-name="T1"> </text:span><text:span text:style-name="T10">ﭳ</text:span><text:span text:style-name="T1"> </text:span><text:span text:style-name="T10">ﭴ</text:span><text:span text:style-name="T1"> </text:span><text:span text:style-name="T10">ﭵ</text:span><text:span text:style-name="T1"> </text:span><text:span text:style-name="T10">ﭶﭷ</text:span><text:span text:style-name="T1"> </text:span><text:span text:style-name="T10">ﭸ</text:span><text:span text:style-name="T1"> </text:span><text:span text:style-name="T10">ﭹ</text:span><text:span text:style-name="T1"> </text:span><text:span text:style-name="T10">ﭺ</text:span><text:span text:style-name="T1"> </text:span><text:span text:style-name="T10">ﭻ</text:span><text:span text:style-name="T1"> </text:span><text:span text:style-name="T10">ﭼ</text:span><text:span text:style-name="T1"> </text:span><text:span text:style-name="T10">ﭽ</text:span><text:span text:style-name="T1"> </text:span><text:span text:style-name="T10">ﭾ</text:span><text:span text:style-name="T1"> </text:span><text:span text:style-name="T10">ﭿ</text:span><text:span text:style-name="T1"> </text:span><text:span text:style-name="T10">ﮀ</text:span><text:span text:style-name="T1"> </text:span><text:span text:style-name="T10">ﮁ</text:span><text:span text:style-name="T1"> </text:span><text:span text:style-name="T10">ﮂ</text:span><text:span text:style-name="T1"> </text:span><text:span text:style-name="T10">ﮃ</text:span><text:span text:style-name="T1"> </text:span><text:span text:style-name="T10">ﮄ</text:span><text:span text:style-name="T1"> </text:span><text:span text:style-name="T10">ﮅ</text:span><text:span text:style-name="T1"> </text:span><text:span text:style-name="T10">ﮆ</text:span><text:span text:style-name="T1"> </text:span><text:span text:style-name="T10">ﮇ</text:span><text:span text:style-name="T1"> </text:span><text:span text:style-name="T10">ﮈ</text:span><text:span text:style-name="T1"> </text:span><text:span text:style-name="T10">ﮉ</text:span><text:span text:style-name="T1"> </text:span><text:span text:style-name="T10">ﮊ</text:span><text:span text:style-name="T1"> </text:span><text:span text:style-name="T10">ﮋ</text:span><text:span text:style-name="T1"> </text:span><text:span text:style-name="T10">ﮌﮍ</text:span><text:span text:style-name="T1"> </text:span><text:span text:style-name="T10">ﮎ</text:span><text:span text:style-name="T1"> </text:span><text:span text:style-name="T10">ﮏ</text:span><text:span text:style-name="T1"> </text:span><text:span text:style-name="T10">ﮐ</text:span><text:span text:style-name="T1"> </text:span><text:span text:style-name="T10">ﮑ</text:span><text:span text:style-name="T1"> </text:span><text:span text:style-name="T10">ﮒ</text:span><text:span text:style-name="T1"> </text:span><text:span text:style-name="T10">ﮓ</text:span><text:span text:style-name="T1"> </text:span><text:span text:style-name="T10">ﮔ</text:span><text:span text:style-name="T1"> </text:span><text:span text:style-name="T10">ﮕ</text:span><text:span text:style-name="T1"> </text:span><text:span text:style-name="T10">ﮖ</text:span><text:span text:style-name="T1"> </text:span><text:span text:style-name="T10">ﮗ</text:span><text:span text:style-name="T1"> </text:span><text:span text:style-name="T10">ﮘ</text:span><text:span text:style-name="T1"> </text:span><text:span text:style-name="T10">ﮙ</text:span><text:span text:style-name="T1"> </text:span><text:span text:style-name="T10">ﮚ</text:span><text:span text:style-name="T1"> </text:span><text:span text:style-name="T10">ﮛ</text:span><text:span text:style-name="T1"> </text:span><text:span text:style-name="T10">ﮜ</text:span><text:span text:style-name="T1"> </text:span><text:span text:style-name="T10">ﮝ</text:span><text:span text:style-name="T1"> </text:span><text:span text:style-name="T10">ﮞ</text:span><text:span text:style-name="T1"> </text:span><text:span text:style-name="T10">ﮟ</text:span><text:span text:style-name="T1"> </text:span><text:span text:style-name="T10">ﮠﮡ</text:span><text:span text:style-name="T1"> </text:span><text:span text:style-name="T10">ﮢ</text:span><text:span text:style-name="T1"> </text:span><text:span text:style-name="T10">ﮣ</text:span><text:span text:style-name="T1"> </text:span><text:span text:style-name="T10">ﮤ</text:span><text:span text:style-name="T1"> </text:span><text:span text:style-name="T10">ﮥ</text:span><text:span text:style-name="T1"> </text:span><text:span text:style-name="T10">ﮦ</text:span><text:span text:style-name="T1"> </text:span><text:span text:style-name="T10">ﮧ</text:span><text:span text:style-name="T1"> </text:span><text:span text:style-name="T10">ﮨ</text:span><text:span text:style-name="T1"> </text:span><text:span text:style-name="T10">ﮩ</text:span><text:span text:style-name="T1"> </text:span><text:span text:style-name="T10">ﮪ</text:span><text:span text:style-name="T1"> </text:span><text:span text:style-name="T10">ﮫ</text:span><text:span text:style-name="T1"> </text:span><text:span text:style-name="T10">ﮬ</text:span><text:span text:style-name="T1"> </text:span><text:span text:style-name="T10">ﮭ</text:span><text:span text:style-name="T1"> </text:span><text:span text:style-name="T10">ﮮ</text:span><text:span text:style-name="T1"> </text:span><text:span text:style-name="T10">ﮯﮰ</text:span><text:span text:style-name="T1"> </text:span><text:span text:style-name="T10">ﮱ</text:span><text:span text:style-name="T1"> </text:span><text:span text:style-name="T10">ﯓ</text:span><text:span text:style-name="T1"> </text:span><text:span text:style-name="T10">ﯔ</text:span><text:span text:style-name="T1"> </text:span><text:span text:style-name="T10">ﯕ</text:span><text:span text:style-name="T1"> </text:span><text:span text:style-name="T10">ﯖ</text:span><text:span text:style-name="T1"> </text:span><text:span text:style-name="T10">ﯗ</text:span><text:span text:style-name="T1"> </text:span><text:span text:style-name="T10">ﯘ</text:span><text:span text:style-name="T1"> </text:span><text:span text:style-name="T10">ﯙ</text:span><text:span text:style-name="T1"> </text:span><text:span text:style-name="T10">ﯚ</text:span><text:span text:style-name="T1"> </text:span><text:span text:style-name="T10">ﯛﯜ</text:span><text:span text:style-name="T1"> </text:span><text:span text:style-name="T10">ﯝ</text:span><text:span text:style-name="T1"> </text:span><text:span text:style-name="T10">ﯞ</text:span><text:span text:style-name="T1"> </text:span><text:span text:style-name="T10">ﯟ</text:span><text:span text:style-name="T1"> </text:span><text:span text:style-name="T10">ﯠ</text:span><text:span text:style-name="T1"> </text:span><text:span text:style-name="T10">ﯡ</text:span><text:span text:style-name="T1"> </text:span><text:span text:style-name="T10">ﯢ</text:span><text:span text:style-name="T1"> </text:span><text:span text:style-name="T10">ﯣ</text:span><text:span text:style-name="T1"> </text:span><text:span text:style-name="T10">ﯤ</text:span><text:span text:style-name="T1"> </text:span><text:span text:style-name="T10">ﯥ</text:span><text:span text:style-name="T1"> </text:span><text:span text:style-name="T10">ﯦ</text:span><text:span text:style-name="T1"> </text:span><text:span text:style-name="T10">ﯧ</text:span><text:span text:style-name="T1"> </text:span><text:span text:style-name="T10">ﯨ</text:span><text:span text:style-name="T1"> </text:span><text:span text:style-name="T10">ﯩ</text:span><text:span text:style-name="T1"> </text:span><text:span text:style-name="T10">ﯪ</text:span><text:span text:style-name="T1"> </text:span><text:span text:style-name="T10">ﯫ</text:span><text:span text:style-name="T1"> </text:span><text:span text:style-name="T10">ﯬ</text:span><text:span text:style-name="T1"> </text:span><text:span text:style-name="T10">ﯭ</text:span><text:span text:style-name="T1"> </text:span><text:span text:style-name="T10">ﯮ</text:span><text:span text:style-name="T1"> </text:span><text:span text:style-name="T10">ﯯ</text:span><text:span text:style-name="T1"> </text:span><text:span text:style-name="T10">ﯰ</text:span><text:span text:style-name="T1"> </text:span><text:span text:style-name="T10">ﯱ</text:span><text:span text:style-name="T1"> </text:span><text:span text:style-name="T10">ﯲ</text:span><text:span text:style-name="T1"> </text:span><text:span text:style-name="T10">ﯳ</text:span><text:span text:style-name="T1"> </text:span><text:span text:style-name="T10">ﯴ</text:span><text:span text:style-name="T1"> </text:span><text:span text:style-name="T10">ﯵ</text:span><text:span text:style-name="T1"> </text:span><text:span text:style-name="T10">ﯶ</text:span><text:span text:style-name="T1"> </text:span><text:span text:style-name="T10">ﯷ</text:span><text:span text:style-name="T1"> </text:span><text:span text:style-name="T10">ﯸ</text:span><text:span text:style-name="T1"> </text:span><text:span text:style-name="T10">ﯹ</text:span><text:span text:style-name="T1"> </text:span><text:span text:style-name="T10">ﯺﯻ</text:span><text:span text:style-name="T1"> </text:span><text:span text:style-name="T10">ﯼ</text:span><text:span text:style-name="T1"> </text:span><text:span text:style-name="T10">ﯽ</text:span><text:span text:style-name="T1"> </text:span><text:span text:style-name="T10">ﯾ</text:span><text:span text:style-name="T1"> </text:span><text:span text:style-name="T10">ﯿ</text:span><text:span text:style-name="T1"> </text:span><text:span text:style-name="T10">ﰀ</text:span><text:span text:style-name="T1"> </text:span><text:span text:style-name="T10">ﰁ</text:span></text:p>
      <text:p text:style-name="P3"><text:span text:style-name="T11">ﭑ</text:span><text:span text:style-name="T1"> </text:span><text:span text:style-name="T11">ﭒ</text:span><text:span text:style-name="T1"> </text:span><text:span text:style-name="T11">ﭓ</text:span><text:span text:style-name="T1"> </text:span><text:span text:style-name="T11">ﭔ</text:span><text:span text:style-name="T1"> </text:span><text:span text:style-name="T11">ﭕ</text:span><text:span text:style-name="T1"> </text:span><text:span text:style-name="T11">ﭖ</text:span><text:span text:style-name="T1"> </text:span><text:span text:style-name="T11">ﭗﭘ</text:span><text:span text:style-name="T1"> </text:span><text:span text:style-name="T11">ﭙ</text:span><text:span text:style-name="T1"> </text:span><text:span text:style-name="T11">ﭚ</text:span><text:span text:style-name="T1"> </text:span><text:span text:style-name="T11">ﭛ</text:span><text:span text:style-name="T1"> </text:span><text:span text:style-name="T11">ﭜ</text:span><text:span text:style-name="T1"> </text:span><text:span text:style-name="T11">ﭝ</text:span><text:span text:style-name="T1"> </text:span><text:span text:style-name="T11">ﭞ</text:span><text:span text:style-name="T1"> </text:span><text:span text:style-name="T11">ﭟ</text:span><text:span text:style-name="T1"> </text:span><text:span text:style-name="T11">ﭠ</text:span><text:span text:style-name="T1"> </text:span><text:span text:style-name="T11">ﭡ</text:span><text:span text:style-name="T1"> </text:span><text:span text:style-name="T11">ﭢ</text:span><text:span text:style-name="T1"> </text:span><text:span text:style-name="T11">ﭣ</text:span><text:span text:style-name="T1"> </text:span><text:span text:style-name="T11">ﭤ</text:span><text:span text:style-name="T1"> </text:span><text:span text:style-name="T11">ﭥ</text:span><text:span text:style-name="T1"> </text:span><text:span text:style-name="T11">ﭦ</text:span><text:span text:style-name="T1"> </text:span><text:span text:style-name="T11">ﭧ</text:span><text:span text:style-name="T1"> </text:span><text:span text:style-name="T11">ﭨ</text:span><text:span text:style-name="T1"> </text:span><text:span text:style-name="T11">ﭩﭪ</text:span><text:span text:style-name="T1"> </text:span><text:span text:style-name="T11">ﭫ</text:span><text:span text:style-name="T1"> </text:span><text:span text:style-name="T11">ﭬ</text:span><text:span text:style-name="T1"> </text:span><text:span text:style-name="T11">ﭭ</text:span><text:span text:style-name="T1"> </text:span><text:span text:style-name="T11">ﭮ</text:span><text:span text:style-name="T1"> </text:span><text:span text:style-name="T11">ﭯ</text:span><text:span text:style-name="T1"> </text:span><text:span text:style-name="T11">ﭰ</text:span><text:span text:style-name="T1"> </text:span><text:span text:style-name="T11">ﭱﭲ</text:span><text:span text:style-name="T1"> </text:span><text:span text:style-name="T11">ﭳ</text:span><text:span text:style-name="T1"> </text:span><text:span text:style-name="T11">ﭴ</text:span><text:span text:style-name="T1"> </text:span><text:span text:style-name="T11">ﭵ</text:span><text:span text:style-name="T1"> </text:span><text:span text:style-name="T11">ﭶ</text:span><text:span text:style-name="T1"> </text:span><text:span text:style-name="T11">ﭷ</text:span><text:span text:style-name="T1"> </text:span><text:span text:style-name="T11">ﭸ</text:span><text:span text:style-name="T1"> </text:span><text:span text:style-name="T11">ﭹ</text:span><text:span text:style-name="T1"> </text:span><text:span text:style-name="T11">ﭺ</text:span><text:span text:style-name="T1"> </text:span><text:span text:style-name="T11">ﭻﭼ</text:span><text:span text:style-name="T1"> </text:span><text:span text:style-name="T11">ﭽ</text:span><text:span text:style-name="T1"> </text:span><text:span text:style-name="T11">ﭾ</text:span><text:span text:style-name="T1"> </text:span><text:span text:style-name="T11">ﭿ</text:span><text:span text:style-name="T1"> </text:span><text:span text:style-name="T11">ﮀ</text:span><text:span text:style-name="T1"> </text:span><text:span text:style-name="T11">ﮁ</text:span><text:span text:style-name="T1"> </text:span><text:span text:style-name="T11">ﮂ</text:span><text:span text:style-name="T1"> </text:span><text:span text:style-name="T11">ﮃ</text:span><text:span text:style-name="T1"> </text:span><text:span text:style-name="T11">ﮄ</text:span><text:span text:style-name="T1"> </text:span><text:span text:style-name="T11">ﮅ</text:span><text:span text:style-name="T1"> </text:span><text:span text:style-name="T11">ﮆ</text:span><text:span text:style-name="T1"> </text:span><text:span text:style-name="T11">ﮇ</text:span><text:span text:style-name="T1"> </text:span><text:span text:style-name="T11">ﮈ</text:span><text:span text:style-name="T1"> </text:span><text:span text:style-name="T11">ﮉ</text:span><text:span text:style-name="T1"> </text:span><text:span text:style-name="T11">ﮊ</text:span><text:span text:style-name="T1"> </text:span><text:span text:style-name="T11">ﮋ</text:span><text:span text:style-name="T1"> </text:span><text:span text:style-name="T11">ﮌ</text:span><text:span text:style-name="T1"> </text:span><text:span text:style-name="T11">ﮍ</text:span><text:span text:style-name="T1"> </text:span><text:span text:style-name="T11">ﮎ</text:span><text:span text:style-name="T1"> </text:span><text:span text:style-name="T11">ﮏ</text:span><text:span text:style-name="T1"> </text:span><text:span text:style-name="T11">ﮐ</text:span><text:span text:style-name="T1"> </text:span><text:span text:style-name="T11">ﮑ</text:span><text:span text:style-name="T1"> </text:span><text:span text:style-name="T11">ﮒ</text:span><text:span text:style-name="T1"> </text:span><text:span text:style-name="T11">ﮓ</text:span><text:span text:style-name="T1"> </text:span><text:span text:style-name="T11">ﮔ</text:span><text:span text:style-name="T1"> </text:span><text:span text:style-name="T11">ﮕ</text:span><text:span text:style-name="T1"> </text:span><text:span text:style-name="T11">ﮖ</text:span><text:span text:style-name="T1"> </text:span><text:span text:style-name="T11">ﮗ</text:span><text:span text:style-name="T1"> </text:span><text:span text:style-name="T11">ﮘﮙ</text:span><text:span text:style-name="T1"> </text:span><text:span text:style-name="T11">ﮚ</text:span><text:span text:style-name="T1"> </text:span><text:span text:style-name="T11">ﮛ</text:span><text:span text:style-name="T1"> </text:span><text:span text:style-name="T11">ﮜ</text:span><text:span text:style-name="T1"> </text:span><text:span text:style-name="T11">ﮝ</text:span><text:span text:style-name="T1"> </text:span><text:span text:style-name="T11">ﮞ</text:span><text:span text:style-name="T1"> </text:span><text:span text:style-name="T11">ﮟ</text:span><text:span text:style-name="T1"> </text:span><text:span text:style-name="T11">ﮠ</text:span><text:span text:style-name="T1"> </text:span><text:span text:style-name="T11">ﮡ</text:span><text:span text:style-name="T1"> </text:span><text:span text:style-name="T11">ﮢ</text:span><text:span text:style-name="T1"> </text:span><text:span text:style-name="T11">ﮣﮤ</text:span><text:span text:style-name="T1"> </text:span><text:span text:style-name="T11">ﮥ</text:span><text:span text:style-name="T1"> </text:span><text:span text:style-name="T11">ﮦ</text:span><text:span text:style-name="T1"> </text:span><text:span text:style-name="T11">ﮧ</text:span><text:span text:style-name="T1"> </text:span><text:span text:style-name="T11">ﮨ</text:span><text:span text:style-name="T1"> </text:span><text:span text:style-name="T11">ﮩ</text:span><text:span text:style-name="T1"> </text:span><text:span text:style-name="T11">ﮪ</text:span><text:span text:style-name="T1"> </text:span><text:span text:style-name="T11">ﮫ</text:span><text:span text:style-name="T1"> </text:span><text:span text:style-name="T11">ﮬ</text:span><text:span text:style-name="T1"> </text:span><text:span text:style-name="T11">ﮭﮮ</text:span><text:span text:style-name="T1"> </text:span><text:span text:style-name="T11">ﮯ</text:span><text:span text:style-name="T1"> </text:span><text:span text:style-name="T11">ﮰ</text:span><text:span text:style-name="T1"> </text:span><text:span text:style-name="T11">ﮱ</text:span><text:span text:style-name="T1"> </text:span><text:span text:style-name="T11">ﯓ</text:span><text:span text:style-name="T1"> </text:span><text:span text:style-name="T11">ﯔ</text:span><text:span text:style-name="T1"> </text:span><text:span text:style-name="T11">ﯕ</text:span><text:span text:style-name="T1"> </text:span><text:span text:style-name="T11">ﯖ</text:span><text:span text:style-name="T1"> </text:span><text:span text:style-name="T11">ﯗ</text:span><text:span text:style-name="T1"> </text:span><text:span text:style-name="T11">ﯘ</text:span><text:span text:style-name="T1"> </text:span><text:span text:style-name="T11">ﯙ</text:span><text:span text:style-name="T1"> </text:span><text:span text:style-name="T11">ﯚ</text:span><text:span text:style-name="T1"> </text:span><text:span text:style-name="T11">ﯛ</text:span><text:span text:style-name="T1"> </text:span><text:span text:style-name="T11">ﯜ</text:span><text:span text:style-name="T1"> </text:span><text:span text:style-name="T11">ﯝ</text:span><text:span text:style-name="T1"> </text:span><text:span text:style-name="T11">ﯞ</text:span><text:span text:style-name="T1"> </text:span><text:span text:style-name="T11">ﯟ</text:span><text:span text:style-name="T1"> </text:span><text:span text:style-name="T11">ﯠ</text:span><text:span text:style-name="T1"> </text:span><text:span text:style-name="T11">ﯡ</text:span><text:span text:style-name="T1"> </text:span><text:span text:style-name="T11">ﯢ</text:span><text:span text:style-name="T1"> </text:span><text:span text:style-name="T11">ﯣ</text:span><text:span text:style-name="T1"> </text:span><text:span text:style-name="T11">ﯤ</text:span><text:span text:style-name="T1"> </text:span><text:span text:style-name="T11">ﯥ</text:span><text:span text:style-name="T1"> </text:span><text:span text:style-name="T11">ﯦ</text:span><text:span text:style-name="T1"> </text:span><text:span text:style-name="T11">ﯧ</text:span><text:span text:style-name="T1"> </text:span><text:span text:style-name="T11">ﯨ</text:span><text:span text:style-name="T1"> </text:span><text:span text:style-name="T11">ﯩ</text:span><text:span text:style-name="T1"> </text:span><text:span text:style-name="T11">ﯪ</text:span><text:span text:style-name="T1"> </text:span><text:span text:style-name="T11">ﯫ</text:span><text:span text:style-name="T1"> </text:span><text:span text:style-name="T11">ﯬ</text:span><text:span text:style-name="T1"> </text:span><text:span text:style-name="T11">ﯭ</text:span><text:span text:style-name="T1"> </text:span><text:span text:style-name="T11">ﯮ</text:span><text:span text:style-name="T1"> </text:span><text:span text:style-name="T11">ﯯ</text:span><text:span text:style-name="T1"> </text:span><text:span text:style-name="T11">ﯰ</text:span><text:span text:style-name="T1"> </text:span><text:span text:style-name="T11">ﯱ</text:span><text:span text:style-name="T1"> </text:span><text:span text:style-name="T11">ﯲﯳ</text:span><text:span text:style-name="T1"> </text:span><text:span text:style-name="T11">ﯴ</text:span><text:span text:style-name="T1"> </text:span><text:span text:style-name="T11">ﯵ</text:span><text:span text:style-name="T1"> </text:span><text:span text:style-name="T11">ﯶ</text:span><text:span text:style-name="T1"> </text:span><text:span text:style-name="T11">ﯷ</text:span></text:p>
      <text:p text:style-name="P4"><text:span text:style-name="T12">ﭑ</text:span><text:span text:style-name="T1"> </text:span><text:span text:style-name="T12">ﭒ</text:span><text:span text:style-name="T1"> </text:span><text:span text:style-name="T12">ﭓ</text:span><text:span text:style-name="T1"> </text:span><text:span text:style-name="T12">ﭔ</text:span><text:span text:style-name="T1"> </text:span><text:span text:style-name="T12">ﭕ</text:span><text:span text:style-name="T1"> </text:span><text:span text:style-name="T12">ﭖ</text:span><text:span text:style-name="T1"> </text:span><text:span text:style-name="T12">ﭗ</text:span><text:span text:style-name="T1"> </text:span><text:span text:style-name="T12">ﭘ</text:span><text:span text:style-name="T1"> </text:span><text:span text:style-name="T12">ﭙ</text:span><text:span text:style-name="T1"> </text:span><text:span text:style-name="T12">ﭚ</text:span><text:span text:style-name="T1"> </text:span><text:span text:style-name="T12">ﭛ</text:span><text:span text:style-name="T1"> </text:span><text:span text:style-name="T12">ﭜﭝ</text:span><text:span text:style-name="T1"> </text:span><text:span text:style-name="T12">ﭞ</text:span><text:span text:style-name="T1"> </text:span><text:span text:style-name="T12">ﭟ</text:span><text:span text:style-name="T1"> </text:span><text:span text:style-name="T12">ﭠﭡ</text:span><text:span text:style-name="T1"> </text:span><text:span text:style-name="T12">ﭢ</text:span><text:span text:style-name="T1"> </text:span><text:span text:style-name="T12">ﭣ</text:span><text:span text:style-name="T1"> </text:span><text:span text:style-name="T12">ﭤ</text:span><text:span text:style-name="T1"> </text:span><text:span text:style-name="T12">ﭥ</text:span><text:span text:style-name="T1"> </text:span><text:span text:style-name="T12">ﭦ</text:span><text:span text:style-name="T1"> </text:span><text:span text:style-name="T12">ﭧ</text:span><text:span text:style-name="T1"> </text:span><text:span text:style-name="T12">ﭨ</text:span><text:span text:style-name="T1"> </text:span><text:span text:style-name="T12">ﭩ</text:span><text:span text:style-name="T1"> </text:span><text:span text:style-name="T12">ﭪ</text:span><text:span text:style-name="T1"> </text:span><text:span text:style-name="T12">ﭫ</text:span><text:span text:style-name="T1"> </text:span><text:span text:style-name="T12">ﭬ</text:span><text:span text:style-name="T1"> </text:span><text:span text:style-name="T12">ﭭ</text:span><text:span text:style-name="T1"> </text:span><text:span text:style-name="T12">ﭮ</text:span><text:span text:style-name="T1"> </text:span><text:span text:style-name="T12">ﭯ</text:span><text:span text:style-name="T1"> </text:span><text:span text:style-name="T12">ﭰ</text:span><text:span text:style-name="T1"> </text:span><text:span text:style-name="T12">ﭱ</text:span><text:span text:style-name="T1"> </text:span><text:span text:style-name="T12">ﭲ</text:span><text:span text:style-name="T1"> </text:span><text:span text:style-name="T12">ﭳ</text:span><text:span text:style-name="T1"> </text:span><text:span text:style-name="T12">ﭴ</text:span><text:span text:style-name="T1"> </text:span><text:span text:style-name="T12">ﭵ</text:span><text:span text:style-name="T1"> </text:span><text:span text:style-name="T12">ﭶﭷ</text:span><text:span text:style-name="T1"> </text:span><text:span text:style-name="T12">ﭸ</text:span><text:span text:style-name="T1"> </text:span><text:span text:style-name="T12">ﭹ</text:span><text:span text:style-name="T1"> </text:span><text:span text:style-name="T12">ﭺ</text:span><text:span text:style-name="T1"> </text:span><text:span text:style-name="T12">ﭻ</text:span><text:span text:style-name="T1"> </text:span><text:span text:style-name="T12">ﭼ</text:span><text:span text:style-name="T1"> </text:span><text:span text:style-name="T12">ﭽ</text:span><text:span text:style-name="T1"> </text:span><text:span text:style-name="T12">ﭾ</text:span><text:span text:style-name="T1"> </text:span><text:span text:style-name="T12">ﭿ</text:span><text:span text:style-name="T1"> </text:span><text:span text:style-name="T12">ﮀ</text:span><text:span text:style-name="T1"> </text:span><text:span text:style-name="T12">ﮁ</text:span><text:span text:style-name="T1"> </text:span><text:span text:style-name="T12">ﮂ</text:span><text:span text:style-name="T1"> </text:span><text:span text:style-name="T12">ﮃ</text:span><text:span text:style-name="T1"> </text:span><text:span text:style-name="T12">ﮄ</text:span><text:span text:style-name="T1"> </text:span><text:span text:style-name="T12">ﮅ</text:span><text:span text:style-name="T1"> </text:span><text:span text:style-name="T12">ﮆ</text:span><text:span text:style-name="T1"> </text:span><text:span text:style-name="T12">ﮇ</text:span><text:span text:style-name="T1"> </text:span><text:span text:style-name="T12">ﮈ</text:span><text:span text:style-name="T1"> </text:span><text:span text:style-name="T12">ﮉ</text:span><text:span text:style-name="T1"> </text:span><text:span text:style-name="T12">ﮊ</text:span><text:span text:style-name="T1"> </text:span><text:span text:style-name="T12">ﮋ</text:span><text:span text:style-name="T1"> </text:span><text:span text:style-name="T12">ﮌ</text:span><text:span text:style-name="T1"> </text:span><text:span text:style-name="T12">ﮍ</text:span><text:span text:style-name="T1"> </text:span><text:span text:style-name="T12">ﮎ</text:span><text:span text:style-name="T1"> </text:span><text:span text:style-name="T12">ﮏ</text:span><text:span text:style-name="T1"> </text:span><text:span text:style-name="T12">ﮐ</text:span><text:span text:style-name="T1"> </text:span><text:span text:style-name="T12">ﮑ</text:span><text:span text:style-name="T1"> </text:span><text:span text:style-name="T12">ﮒ</text:span><text:span text:style-name="T1"> </text:span><text:span text:style-name="T12">ﮓ</text:span><text:span text:style-name="T1"> </text:span><text:span text:style-name="T12">ﮔ</text:span><text:span text:style-name="T1"> </text:span><text:span text:style-name="T12">ﮕﮖ</text:span><text:span text:style-name="T1"> </text:span><text:span text:style-name="T12">ﮗ</text:span><text:span text:style-name="T1"> </text:span><text:span text:style-name="T12">ﮘ</text:span><text:span text:style-name="T1"> </text:span><text:span text:style-name="T12">ﮙ</text:span><text:span text:style-name="T1"> </text:span><text:span text:style-name="T12">ﮚﮛ</text:span><text:span text:style-name="T1"> </text:span><text:span text:style-name="T12">ﮜ</text:span><text:span text:style-name="T1"> </text:span><text:span text:style-name="T12">ﮝ</text:span><text:span text:style-name="T1"> </text:span><text:span text:style-name="T12">ﮞ</text:span><text:span text:style-name="T1"> </text:span><text:span text:style-name="T12">ﮟ</text:span><text:span text:style-name="T1"> </text:span><text:span text:style-name="T12">ﮠ</text:span><text:span text:style-name="T1"> </text:span><text:span text:style-name="T12">ﮡ</text:span><text:span text:style-name="T1"> </text:span><text:span text:style-name="T12">ﮢ</text:span><text:span text:style-name="T1"> </text:span><text:span text:style-name="T12">ﮣ</text:span><text:span text:style-name="T1"> </text:span><text:span text:style-name="T12">ﮤ</text:span><text:span text:style-name="T1"> </text:span><text:span text:style-name="T12">ﮥ</text:span><text:span text:style-name="T1"> </text:span><text:span text:style-name="T12">ﮦ</text:span><text:span text:style-name="T1"> </text:span><text:span text:style-name="T12">ﮧ</text:span><text:span text:style-name="T1"> </text:span><text:span text:style-name="T12">ﮨ</text:span><text:span text:style-name="T1"> </text:span><text:span text:style-name="T12">ﮩ</text:span><text:span text:style-name="T1"> </text:span><text:span text:style-name="T12">ﮪ</text:span><text:span text:style-name="T1"> </text:span><text:span text:style-name="T12">ﮫ</text:span><text:span text:style-name="T1"> </text:span><text:span text:style-name="T12">ﮬ</text:span><text:span text:style-name="T1"> </text:span><text:span text:style-name="T12">ﮭ</text:span><text:span text:style-name="T1"> </text:span><text:span text:style-name="T12">ﮮ</text:span><text:span text:style-name="T1"> </text:span><text:span text:style-name="T12">ﮯ</text:span><text:span text:style-name="T1"> </text:span><text:span text:style-name="T12">ﮰ</text:span><text:span text:style-name="T1"> </text:span><text:span text:style-name="T12">ﮱ</text:span><text:span text:style-name="T1"> </text:span><text:span text:style-name="T12">ﯓﯔ</text:span><text:span text:style-name="T1"> </text:span><text:span text:style-name="T12">ﯕ</text:span><text:span text:style-name="T1"> </text:span><text:span text:style-name="T12">ﯖ</text:span><text:span text:style-name="T1"> </text:span><text:span text:style-name="T12">ﯗﯘ</text:span><text:span text:style-name="T1"> </text:span><text:span text:style-name="T12">ﯙ</text:span><text:span text:style-name="T1"> </text:span><text:span text:style-name="T12">ﯚ</text:span><text:span text:style-name="T1"> </text:span><text:span text:style-name="T12">ﯛ</text:span><text:span text:style-name="T1"> </text:span><text:span text:style-name="T12">ﯜ</text:span><text:span text:style-name="T1"> </text:span><text:span text:style-name="T12">ﯝ</text:span><text:span text:style-name="T1"> </text:span><text:span text:style-name="T12">ﯞ</text:span><text:span text:style-name="T1"> </text:span><text:span text:style-name="T12">ﯟ</text:span><text:span text:style-name="T1"> </text:span><text:span text:style-name="T12">ﯠ</text:span><text:span text:style-name="T1"> </text:span><text:span text:style-name="T12">ﯡ</text:span><text:span text:style-name="T1"> </text:span><text:span text:style-name="T12">ﯢ</text:span><text:span text:style-name="T1"> </text:span><text:span text:style-name="T12">ﯣ</text:span><text:span text:style-name="T1"> </text:span><text:span text:style-name="T12">ﯤ</text:span><text:span text:style-name="T1"> </text:span><text:span text:style-name="T12">ﯥ</text:span><text:span text:style-name="T1"> </text:span><text:span text:style-name="T12">ﯦ</text:span><text:span text:style-name="T1"> </text:span><text:span text:style-name="T12">ﯧﯨ</text:span><text:span text:style-name="T1"> </text:span><text:span text:style-name="T12">ﯩ</text:span><text:span text:style-name="T1"> </text:span><text:span text:style-name="T12">ﯪ</text:span><text:span text:style-name="T1"> </text:span><text:span text:style-name="T12">ﯫ</text:span><text:span text:style-name="T1"> </text:span><text:span text:style-name="T12">ﯬ</text:span><text:span text:style-name="T1"> </text:span><text:span text:style-name="T12">ﯭ</text:span><text:span text:style-name="T1"> </text:span><text:span text:style-name="T12">ﯮ</text:span><text:span text:style-name="T1"> </text:span><text:span text:style-name="T12">ﯯﯰ</text:span><text:span text:style-name="T1"> </text:span><text:span text:style-name="T12">ﯱ</text:span><text:span text:style-name="T1"> </text:span><text:span text:style-name="T12">ﯲ</text:span><text:span text:style-name="T1"> </text:span><text:span text:style-name="T12">ﯳ</text:span><text:span text:style-name="T1"> </text:span><text:span text:style-name="T12">ﯴ</text:span><text:span text:style-name="T1"> </text:span><text:span text:style-name="T12">ﯵ</text:span><text:span text:style-name="T1"> </text:span><text:span text:style-name="T12">ﯶ</text:span><text:span text:style-name="T1"> </text:span><text:span text:style-name="T12">ﯷ</text:span><text:span text:style-name="T1"> </text:span><text:span text:style-name="T12">ﯸ</text:span><text:span text:style-name="T1"> </text:span><text:span text:style-name="T12">ﯹ</text:span><text:span text:style-name="T1"> </text:span><text:span text:style-name="T12">ﯺ</text:span><text:span text:style-name="T1"> </text:span><text:span text:style-name="T12">ﯻ</text:span><text:span text:style-name="T1"> </text:span><text:span text:style-name="T12">ﯼ</text:span><text:span text:style-name="T1"> </text:span><text:span text:style-name="T12">ﯽ</text:span><text:span text:style-name="T1"> </text:span><text:span text:style-name="T12">ﯾﯿ</text:span><text:span text:style-name="T1"> </text:span><text:span text:style-name="T12">ﰀ</text:span><text:span text:style-name="T1"> </text:span><text:span text:style-name="T12">ﰁ</text:span><text:span text:style-name="T1"> </text:span><text:span text:style-name="T12">ﰂ</text:span><text:span text:style-name="T1"> </text:span><text:span text:style-name="T12">ﰃ</text:span></text:p>
      <text:p text:style-name="P5"><text:span text:style-name="T13">ﭑ</text:span><text:span text:style-name="T1"> </text:span><text:span text:style-name="T13">ﭒ</text:span><text:span text:style-name="T1"> </text:span><text:span text:style-name="T13">ﭓ</text:span><text:span text:style-name="T1"> </text:span><text:span text:style-name="T13">ﭔ</text:span><text:span text:style-name="T1"> </text:span><text:span text:style-name="T13">ﭕ</text:span><text:span text:style-name="T1"> </text:span><text:span text:style-name="T13">ﭖ</text:span><text:span text:style-name="T1"> </text:span><text:span text:style-name="T13">ﭗ</text:span><text:span text:style-name="T1"> </text:span><text:span text:style-name="T13">ﭘﭙ</text:span><text:span text:style-name="T1"> </text:span><text:span text:style-name="T13">ﭚ</text:span><text:span text:style-name="T1"> </text:span><text:span text:style-name="T13">ﭛ</text:span><text:span text:style-name="T1"> </text:span><text:span text:style-name="T13">ﭜ</text:span><text:span text:style-name="T1"> </text:span><text:span text:style-name="T13">ﭝ</text:span><text:span text:style-name="T1"> </text:span><text:span text:style-name="T13">ﭞ</text:span><text:span text:style-name="T1"> </text:span><text:span text:style-name="T13">ﭟ</text:span><text:span text:style-name="T1"> </text:span><text:span text:style-name="T13">ﭠ</text:span><text:span text:style-name="T1"> </text:span><text:span text:style-name="T13">ﭡ</text:span><text:span text:style-name="T1"> </text:span><text:span text:style-name="T13">ﭢ</text:span><text:span text:style-name="T1"> </text:span><text:span text:style-name="T13">ﭣ</text:span><text:span text:style-name="T1"> </text:span><text:span text:style-name="T13">ﭤﭥ</text:span><text:span text:style-name="T1"> </text:span><text:span text:style-name="T13">ﭦ</text:span><text:span text:style-name="T1"> </text:span><text:span text:style-name="T13">ﭧ</text:span><text:span text:style-name="T1"> </text:span><text:span text:style-name="T13">ﭨ</text:span><text:span text:style-name="T1"> </text:span><text:span text:style-name="T13">ﭩ</text:span><text:span text:style-name="T1"> </text:span><text:span text:style-name="T13">ﭪ</text:span><text:span text:style-name="T1"> </text:span><text:span text:style-name="T13">ﭫ</text:span><text:span text:style-name="T1"> </text:span><text:span text:style-name="T13">ﭬ</text:span><text:span text:style-name="T1"> </text:span><text:span text:style-name="T13">ﭭ</text:span><text:span text:style-name="T1"> </text:span><text:span text:style-name="T13">ﭮ</text:span><text:span text:style-name="T1"> </text:span><text:span text:style-name="T13">ﭯ</text:span><text:span text:style-name="T1"> </text:span><text:span text:style-name="T13">ﭰ</text:span><text:span text:style-name="T1"> </text:span><text:span text:style-name="T13">ﭱ</text:span><text:span text:style-name="T1"> </text:span><text:span text:style-name="T13">ﭲ</text:span><text:span text:style-name="T1"> </text:span><text:span text:style-name="T13">ﭳ</text:span><text:span text:style-name="T1"> </text:span><text:span text:style-name="T13">ﭴ</text:span><text:span text:style-name="T1"> </text:span><text:span text:style-name="T13">ﭵ</text:span><text:span text:style-name="T1"> </text:span><text:span text:style-name="T13">ﭶ</text:span><text:span text:style-name="T1"> </text:span><text:span text:style-name="T13">ﭷ</text:span><text:span text:style-name="T1"> </text:span><text:span text:style-name="T13">ﭸ</text:span><text:span text:style-name="T1"> </text:span><text:span text:style-name="T13">ﭹﭺ</text:span><text:span text:style-name="T1"> </text:span><text:span text:style-name="T13">ﭻ</text:span><text:span text:style-name="T1"> </text:span><text:span text:style-name="T13">ﭼ</text:span><text:span text:style-name="T1"> </text:span><text:span text:style-name="T13">ﭽ</text:span><text:span text:style-name="T1"> </text:span><text:span text:style-name="T13">ﭾ</text:span><text:span text:style-name="T1"> </text:span><text:span text:style-name="T13">ﭿ</text:span><text:span text:style-name="T1"> </text:span><text:span text:style-name="T13">ﮀ</text:span><text:span text:style-name="T1"> </text:span><text:span text:style-name="T13">ﮁ</text:span><text:span text:style-name="T1"> </text:span><text:span text:style-name="T13">ﮂ</text:span><text:span text:style-name="T1"> </text:span><text:span text:style-name="T13">ﮃ</text:span><text:span text:style-name="T1"> </text:span><text:span text:style-name="T13">ﮄ</text:span><text:span text:style-name="T1"> </text:span><text:span text:style-name="T13">ﮅ</text:span><text:span text:style-name="T1"> </text:span><text:span text:style-name="T13">ﮆ</text:span><text:span text:style-name="T1"> </text:span><text:span text:style-name="T13">ﮇ</text:span><text:span text:style-name="T1"> </text:span><text:span text:style-name="T13">ﮈ</text:span><text:span text:style-name="T1"> </text:span><text:span text:style-name="T13">ﮉ</text:span><text:span text:style-name="T1"> </text:span><text:span text:style-name="T13">ﮊ</text:span><text:span text:style-name="T1"> </text:span><text:span text:style-name="T13">ﮋ</text:span><text:span text:style-name="T1"> </text:span><text:span text:style-name="T13">ﮌ</text:span><text:span text:style-name="T1"> </text:span><text:span text:style-name="T13">ﮍ</text:span><text:span text:style-name="T1"> </text:span><text:span text:style-name="T13">ﮎ</text:span><text:span text:style-name="T1"> </text:span><text:span text:style-name="T13">ﮏ</text:span><text:span text:style-name="T1"> </text:span><text:span text:style-name="T13">ﮐ</text:span><text:span text:style-name="T1"> </text:span><text:span text:style-name="T13">ﮑ</text:span><text:span text:style-name="T1"> </text:span><text:span text:style-name="T13">ﮒﮓ</text:span><text:span text:style-name="T1"> </text:span><text:span text:style-name="T13">ﮔ</text:span><text:span text:style-name="T1"> </text:span><text:span text:style-name="T13">ﮕ</text:span><text:span text:style-name="T1"> </text:span><text:span text:style-name="T13">ﮖ</text:span><text:span text:style-name="T1"> </text:span><text:span text:style-name="T13">ﮗ</text:span><text:span text:style-name="T1"> </text:span><text:span text:style-name="T13">ﮘ</text:span><text:span text:style-name="T1"> </text:span><text:span text:style-name="T13">ﮙ</text:span><text:span text:style-name="T1"> </text:span><text:span text:style-name="T13">ﮚ</text:span><text:span text:style-name="T1"> </text:span><text:span text:style-name="T13">ﮛ</text:span><text:span text:style-name="T1"> </text:span><text:span text:style-name="T13">ﮜ</text:span><text:span text:style-name="T1"> </text:span><text:span text:style-name="T13">ﮝ</text:span><text:span text:style-name="T1"> </text:span><text:span text:style-name="T13">ﮞ</text:span><text:span text:style-name="T1"> </text:span><text:span text:style-name="T13">ﮟ</text:span><text:span text:style-name="T1"> </text:span><text:span text:style-name="T13">ﮠ</text:span><text:span text:style-name="T1"> </text:span><text:span text:style-name="T13">ﮡ</text:span><text:span text:style-name="T1"> </text:span><text:span text:style-name="T13">ﮢ</text:span><text:span text:style-name="T1"> </text:span><text:span text:style-name="T13">ﮣ</text:span><text:span text:style-name="T1"> </text:span><text:span text:style-name="T13">ﮤ</text:span><text:span text:style-name="T1"> </text:span><text:span text:style-name="T13">ﮥ</text:span><text:span text:style-name="T1"> </text:span><text:span text:style-name="T13">ﮦ</text:span><text:span text:style-name="T1"> </text:span><text:span text:style-name="T13">ﮧ</text:span><text:span text:style-name="T1"> </text:span><text:span text:style-name="T13">ﮨ</text:span><text:span text:style-name="T1"> </text:span><text:span text:style-name="T13">ﮩ</text:span><text:span text:style-name="T1"> </text:span><text:span text:style-name="T13">ﮪ</text:span><text:span text:style-name="T1"> </text:span><text:span text:style-name="T13">ﮫ</text:span><text:span text:style-name="T1"> </text:span><text:span text:style-name="T13">ﮬ</text:span><text:span text:style-name="T1"> </text:span><text:span text:style-name="T13">ﮭ</text:span><text:span text:style-name="T1"> </text:span><text:span text:style-name="T13">ﮮ</text:span><text:span text:style-name="T1"> </text:span><text:span text:style-name="T13">ﮯ</text:span><text:span text:style-name="T1"> </text:span><text:span text:style-name="T13">ﮰ</text:span><text:span text:style-name="T1"> </text:span><text:span text:style-name="T13">ﮱ</text:span><text:span text:style-name="T1"> </text:span><text:span text:style-name="T13">ﯓ</text:span><text:span text:style-name="T1"> </text:span><text:span text:style-name="T13">ﯔ</text:span><text:span text:style-name="T1"> </text:span><text:span text:style-name="T13">ﯕ</text:span><text:span text:style-name="T1"> </text:span><text:span text:style-name="T13">ﯖ</text:span><text:span text:style-name="T1"> </text:span><text:span text:style-name="T13">ﯗ</text:span><text:span text:style-name="T1"> </text:span><text:span text:style-name="T13">ﯘ</text:span><text:span text:style-name="T1"> </text:span><text:span text:style-name="T13">ﯙ</text:span><text:span text:style-name="T1"> </text:span><text:span text:style-name="T13">ﯚ</text:span><text:span text:style-name="T1"> </text:span><text:span text:style-name="T13">ﯛﯜ</text:span><text:span text:style-name="T1"> </text:span><text:span text:style-name="T13">ﯝ</text:span><text:span text:style-name="T1"> </text:span><text:span text:style-name="T13">ﯞ</text:span><text:span text:style-name="T1"> </text:span><text:span text:style-name="T13">ﯟ</text:span><text:span text:style-name="T1"> </text:span><text:span text:style-name="T13">ﯠ</text:span><text:span text:style-name="T1"> </text:span><text:span text:style-name="T13">ﯡ</text:span><text:span text:style-name="T1"> </text:span><text:span text:style-name="T13">ﯢﯣ</text:span><text:span text:style-name="T1"> </text:span><text:span text:style-name="T13">ﯤ</text:span><text:span text:style-name="T1"> </text:span><text:span text:style-name="T13">ﯥ</text:span><text:span text:style-name="T1"> </text:span><text:span text:style-name="T13">ﯦ</text:span><text:span text:style-name="T1"> </text:span><text:span text:style-name="T13">ﯧ</text:span><text:span text:style-name="T1"> </text:span><text:span text:style-name="T13">ﯨ</text:span><text:span text:style-name="T1"> </text:span><text:span text:style-name="T13">ﯩ</text:span><text:span text:style-name="T1"> </text:span><text:span text:style-name="T13">ﯪ</text:span><text:span text:style-name="T1"> </text:span><text:span text:style-name="T13">ﯫ</text:span><text:span text:style-name="T1"> </text:span><text:span text:style-name="T13">ﯬ</text:span><text:span text:style-name="T1"> </text:span><text:span text:style-name="T13">ﯭ</text:span><text:span text:style-name="T1"> </text:span><text:span text:style-name="T13">ﯮ</text:span><text:span text:style-name="T1"> </text:span><text:span text:style-name="T13">ﯯﯰ</text:span><text:span text:style-name="T1"> </text:span><text:span text:style-name="T13">ﯱ</text:span><text:span text:style-name="T1"> </text:span><text:span text:style-name="T13">ﯲ</text:span><text:span text:style-name="T1"> </text:span><text:span text:style-name="T13">ﯳ</text:span><text:span text:style-name="T1"> </text:span><text:span text:style-name="T13">ﯴ</text:span><text:span text:style-name="T1"> </text:span><text:span text:style-name="T13">ﯵ</text:span><text:span text:style-name="T1"> </text:span><text:span text:style-name="T13">ﯶ</text:span><text:span text:style-name="T1"> </text:span><text:span text:style-name="T13">ﯷ</text:span><text:span text:style-name="T1"> </text:span><text:span text:style-name="T13">ﯸ</text:span><text:span text:style-name="T1"> </text:span><text:span text:style-name="T13">ﯹ</text:span><text:span text:style-name="T1"> </text:span><text:span text:style-name="T13">ﯺ</text:span><text:span text:style-name="T1"> </text:span><text:span text:style-name="T13">ﯻ</text:span><text:span text:style-name="T1"> </text:span><text:span text:style-name="T13">ﯼ</text:span><text:span text:style-name="T1"> </text:span><text:span text:style-name="T13">ﯽ</text:span><text:span text:style-name="T1"> </text:span><text:span text:style-name="T13">ﯾ</text:span><text:span text:style-name="T1"> </text:span><text:span text:style-name="T13">ﯿ</text:span><text:span text:style-name="T1"> </text:span><text:span text:style-name="T13">ﰀ</text:span><text:span text:style-name="T1"> </text:span><text:span text:style-name="T13">ﰁ</text:span></text:p>
      <text:p text:style-name="P6"><text:span text:style-name="T43">!</text:span><text:span text:style-name="T14">ﭒ</text:span><text:span text:style-name="T1"> </text:span><text:span text:style-name="T14">ﭓ</text:span><text:span text:style-name="T1"> </text:span><text:span text:style-name="T14">ﭔ</text:span><text:span text:style-name="T1"> </text:span><text:span text:style-name="T14">ﭕ</text:span><text:span text:style-name="T1"> </text:span><text:span text:style-name="T14">ﭖ</text:span><text:span text:style-name="T1"> </text:span><text:span text:style-name="T14">ﭗ</text:span><text:span text:style-name="T1"> </text:span><text:span text:style-name="T14">ﭘ</text:span><text:span text:style-name="T1"> </text:span><text:span text:style-name="T14">ﭙ</text:span><text:span text:style-name="T1"> </text:span><text:span text:style-name="T14">ﭚ</text:span><text:span text:style-name="T1"> </text:span><text:span text:style-name="T14">ﭛ</text:span><text:span text:style-name="T1"> </text:span><text:span text:style-name="T14">ﭜ</text:span><text:span text:style-name="T1"> </text:span><text:span text:style-name="T14">ﭝ</text:span><text:span text:style-name="T1"> </text:span><text:span text:style-name="T14">ﭞ</text:span><text:span text:style-name="T1"> </text:span><text:span text:style-name="T14">ﭟ</text:span></text:p>
      <text:p text:style-name="P16"><text:span text:style-name="T14">ﭠ</text:span><text:span text:style-name="T1"> </text:span><text:span text:style-name="T14">ﭡ</text:span><text:span text:style-name="T1"> </text:span><text:span text:style-name="T14">ﭢ</text:span><text:span text:style-name="T1"> </text:span><text:span text:style-name="T14">ﭣ</text:span><text:span text:style-name="T1"> </text:span><text:span text:style-name="T14">ﭤ</text:span><text:span text:style-name="T1"> </text:span><text:span text:style-name="T14">ﭥ</text:span><text:span text:style-name="T1"> </text:span><text:span text:style-name="T14">ﭦ</text:span><text:span text:style-name="T1"> </text:span><text:span text:style-name="T14">ﭧﭨ</text:span><text:span text:style-name="T1"> </text:span><text:span text:style-name="T14">ﭩ</text:span><text:span text:style-name="T1"> </text:span><text:span text:style-name="T14">ﭪ</text:span><text:span text:style-name="T1"> </text:span><text:span text:style-name="T14">ﭫ</text:span><text:span text:style-name="T1"> </text:span><text:span text:style-name="T14">ﭬ</text:span><text:span text:style-name="T1"> </text:span><text:span text:style-name="T14">ﭭ</text:span><text:span text:style-name="T1"> </text:span><text:span text:style-name="T14">ﭮ</text:span><text:span text:style-name="T1"> </text:span><text:span text:style-name="T14">ﭯ</text:span><text:span text:style-name="T1"> </text:span><text:span text:style-name="T14">ﭰ</text:span><text:span text:style-name="T1"> </text:span><text:span text:style-name="T14">ﭱ</text:span><text:span text:style-name="T1"> </text:span><text:span text:style-name="T14">ﭲ</text:span><text:span text:style-name="T1"> </text:span><text:span text:style-name="T14">ﭳ</text:span><text:span text:style-name="T1"> </text:span><text:span text:style-name="T14">ﭴ</text:span><text:span text:style-name="T1"> </text:span><text:span text:style-name="T14">ﭵ</text:span><text:span text:style-name="T1"> </text:span><text:span text:style-name="T14">ﭶ</text:span><text:span text:style-name="T1"> </text:span><text:span text:style-name="T14">ﭷ</text:span><text:span text:style-name="T1"> </text:span><text:span text:style-name="T14">ﭸ</text:span><text:span text:style-name="T1"> </text:span><text:span text:style-name="T14">ﭹ</text:span><text:span text:style-name="T1"> </text:span><text:span text:style-name="T14">ﭺ</text:span><text:span text:style-name="T1"> </text:span><text:span text:style-name="T14">ﭻ</text:span><text:span text:style-name="T1"> </text:span><text:span text:style-name="T14">ﭼ</text:span><text:span text:style-name="T1"> </text:span><text:span text:style-name="T14">ﭽ</text:span><text:span text:style-name="T1"> </text:span><text:span text:style-name="T14">ﭾ</text:span><text:span text:style-name="T1"> </text:span><text:span text:style-name="T14">ﭿ</text:span><text:span text:style-name="T1"> </text:span><text:span text:style-name="T14">ﮀ</text:span><text:span text:style-name="T1"> </text:span><text:span text:style-name="T14">ﮁ</text:span><text:span text:style-name="T1"> </text:span><text:span text:style-name="T14">ﮂ</text:span><text:span text:style-name="T1"> </text:span><text:span text:style-name="T14">ﮃ</text:span><text:span text:style-name="T1"> </text:span><text:span text:style-name="T14">ﮄ</text:span><text:span text:style-name="T1"> </text:span><text:span text:style-name="T14">ﮅ</text:span><text:span text:style-name="T1"> </text:span><text:span text:style-name="T14">ﮆ</text:span><text:span text:style-name="T1"> </text:span><text:span text:style-name="T14">ﮇ</text:span><text:span text:style-name="T1"> </text:span><text:span text:style-name="T14">ﮈ</text:span><text:span text:style-name="T1"> </text:span><text:span text:style-name="T14">ﮉ</text:span><text:span text:style-name="T1"> </text:span><text:span text:style-name="T14">ﮊ</text:span><text:span text:style-name="T1"> </text:span><text:span text:style-name="T14">ﮋ</text:span><text:span text:style-name="T1"> </text:span><text:span text:style-name="T14">ﮌ</text:span><text:span text:style-name="T1"> </text:span><text:span text:style-name="T14">ﮍ</text:span><text:span text:style-name="T1"> </text:span><text:span text:style-name="T14">ﮎ</text:span><text:span text:style-name="T1"> </text:span><text:span text:style-name="T14">ﮏ</text:span><text:span text:style-name="T1"> </text:span><text:span text:style-name="T14">ﮐﮑ</text:span><text:span text:style-name="T1"> </text:span><text:span text:style-name="T14">ﮒ</text:span><text:span text:style-name="T1"> </text:span><text:span text:style-name="T14">ﮓ</text:span><text:span text:style-name="T1"> </text:span><text:span text:style-name="T14">ﮔ</text:span><text:span text:style-name="T1"> </text:span><text:span text:style-name="T14">ﮕ</text:span><text:span text:style-name="T1"> </text:span><text:span text:style-name="T14">ﮖ</text:span><text:span text:style-name="T1"> </text:span><text:span text:style-name="T14">ﮗ</text:span><text:span text:style-name="T1"> </text:span><text:span text:style-name="T14">ﮘ</text:span><text:span text:style-name="T1"> </text:span><text:span text:style-name="T14">ﮙ</text:span><text:span text:style-name="T1"> </text:span><text:span text:style-name="T14">ﮚ</text:span><text:span text:style-name="T1"> </text:span><text:span text:style-name="T14">ﮛ</text:span><text:span text:style-name="T1"> </text:span><text:span text:style-name="T14">ﮜ</text:span><text:span text:style-name="T1"> </text:span><text:span text:style-name="T14">ﮝ</text:span><text:span text:style-name="T1"> </text:span><text:span text:style-name="T14">ﮞ</text:span><text:span text:style-name="T1"> </text:span><text:span text:style-name="T14">ﮟ</text:span><text:span text:style-name="T1"> </text:span><text:span text:style-name="T14">ﮠ</text:span><text:span text:style-name="T1"> </text:span><text:span text:style-name="T14">ﮡ</text:span><text:span text:style-name="T1"> </text:span><text:span text:style-name="T14">ﮢ</text:span><text:span text:style-name="T1"> </text:span><text:span text:style-name="T14">ﮣ</text:span><text:span text:style-name="T1"> </text:span><text:span text:style-name="T14">ﮤ</text:span><text:span text:style-name="T1"> </text:span><text:span text:style-name="T14">ﮥ</text:span><text:span text:style-name="T1"> </text:span><text:span text:style-name="T14">ﮦ</text:span><text:span text:style-name="T1"> </text:span><text:span text:style-name="T14">ﮧ</text:span><text:span text:style-name="T1"> </text:span><text:span text:style-name="T14">ﮨ</text:span><text:span text:style-name="T1"> </text:span><text:span text:style-name="T14">ﮩ</text:span><text:span text:style-name="T1"> </text:span><text:span text:style-name="T14">ﮪ</text:span><text:span text:style-name="T1"> </text:span><text:span text:style-name="T14">ﮫ</text:span><text:span text:style-name="T1"> </text:span><text:span text:style-name="T14">ﮬ</text:span><text:span text:style-name="T1"> </text:span><text:span text:style-name="T14">ﮭ</text:span><text:span text:style-name="T1"> </text:span><text:span text:style-name="T14">ﮮ</text:span><text:span text:style-name="T1"> </text:span><text:span text:style-name="T14">ﮯ</text:span><text:span text:style-name="T1"> </text:span><text:span text:style-name="T14">ﮰ</text:span><text:span text:style-name="T1"> </text:span><text:span text:style-name="T14">ﮱ</text:span><text:span text:style-name="T1"> </text:span><text:span text:style-name="T14">ﯓ</text:span><text:span text:style-name="T1"> </text:span><text:span text:style-name="T14">ﯔ</text:span><text:span text:style-name="T1"> </text:span><text:span text:style-name="T14">ﯕ</text:span><text:span text:style-name="T1"> </text:span><text:span text:style-name="T14">ﯖ</text:span><text:span text:style-name="T1"> </text:span><text:span text:style-name="T14">ﯗ</text:span><text:span text:style-name="T1"> </text:span><text:span text:style-name="T14">ﯘ</text:span><text:span text:style-name="T1"> </text:span><text:span text:style-name="T14">ﯙ</text:span><text:span text:style-name="T1"> </text:span><text:span text:style-name="T14">ﯚ</text:span><text:span text:style-name="T1"> </text:span><text:span text:style-name="T14">ﯛ</text:span><text:span text:style-name="T1"> </text:span><text:span text:style-name="T14">ﯜ</text:span><text:span text:style-name="T1"> </text:span><text:span text:style-name="T14">ﯝﯞ</text:span><text:span text:style-name="T1"> </text:span><text:span text:style-name="T14">ﯟ</text:span><text:span text:style-name="T1"> </text:span><text:span text:style-name="T14">ﯠ</text:span><text:span text:style-name="T1"> </text:span><text:span text:style-name="T14">ﯡ</text:span><text:span text:style-name="T1"> </text:span><text:span text:style-name="T14">ﯢ</text:span><text:span text:style-name="T1"> </text:span><text:span text:style-name="T14">ﯣ</text:span><text:span text:style-name="T1"> </text:span><text:span text:style-name="T14">ﯤ</text:span><text:span text:style-name="T1"> </text:span><text:span text:style-name="T14">ﯥ</text:span><text:span text:style-name="T1"> </text:span><text:span text:style-name="T14">ﯦ</text:span><text:span text:style-name="T1"> </text:span><text:span text:style-name="T14">ﯧ</text:span><text:span text:style-name="T1"> </text:span><text:span text:style-name="T14">ﯨ</text:span><text:span text:style-name="T1"> </text:span><text:span text:style-name="T14">ﯩ</text:span><text:span text:style-name="T1"> </text:span><text:span text:style-name="T14">ﯪﯫ</text:span><text:span text:style-name="T1"> </text:span><text:span text:style-name="T14">ﯬ</text:span><text:span text:style-name="T1"> </text:span><text:span text:style-name="T14">ﯭ</text:span><text:span text:style-name="T1"> </text:span><text:span text:style-name="T14">ﯮ</text:span><text:span text:style-name="T1"> </text:span><text:span text:style-name="T14">ﯯ</text:span><text:span text:style-name="T1"> </text:span><text:span text:style-name="T14">ﯰ</text:span></text:p>
      <text:p text:style-name="P7"><text:span text:style-name="T16">ﭑ</text:span><text:span text:style-name="T1"> </text:span><text:span text:style-name="T16">ﭒ</text:span><text:span text:style-name="T1"> </text:span><text:span text:style-name="T16">ﭓ</text:span><text:span text:style-name="T1"> </text:span><text:span text:style-name="T16">ﭔ</text:span><text:span text:style-name="T1"> </text:span><text:span text:style-name="T16">ﭕ</text:span><text:span text:style-name="T1"> </text:span><text:span text:style-name="T16">ﭖ</text:span><text:span text:style-name="T1"> </text:span><text:span text:style-name="T16">ﭗ</text:span><text:span text:style-name="T1"> </text:span><text:span text:style-name="T16">ﭘ</text:span><text:span text:style-name="T1"> </text:span><text:span text:style-name="T16">ﭙ</text:span><text:span text:style-name="T1"> </text:span><text:span text:style-name="T16">ﭚ</text:span><text:span text:style-name="T1"> </text:span><text:span text:style-name="T16">ﭛ</text:span><text:span text:style-name="T1"> </text:span><text:span text:style-name="T16">ﭜ</text:span><text:span text:style-name="T1"> </text:span><text:span text:style-name="T16">ﭝ</text:span><text:span text:style-name="T1"> </text:span><text:span text:style-name="T16">ﭞ</text:span><text:span text:style-name="T1"> </text:span><text:span text:style-name="T16">ﭟ</text:span><text:span text:style-name="T1"> </text:span><text:span text:style-name="T16">ﭠ</text:span><text:span text:style-name="T1"> </text:span><text:span text:style-name="T16">ﭡ</text:span><text:span text:style-name="T1"> </text:span><text:span text:style-name="T16">ﭢ</text:span><text:span text:style-name="T1"> </text:span><text:span text:style-name="T16">ﭣ</text:span><text:span text:style-name="T1"> </text:span><text:span text:style-name="T16">ﭤ</text:span><text:span text:style-name="T1"> </text:span><text:span text:style-name="T16">ﭥ</text:span><text:span text:style-name="T1"> </text:span><text:span text:style-name="T16">ﭦ</text:span><text:span text:style-name="T1"> </text:span><text:span text:style-name="T16">ﭧ</text:span><text:span text:style-name="T1"> </text:span><text:span text:style-name="T16">ﭨ</text:span><text:span text:style-name="T1"> </text:span><text:span text:style-name="T16">ﭩ</text:span><text:span text:style-name="T1"> </text:span><text:span text:style-name="T16">ﭪ</text:span><text:span text:style-name="T1"> </text:span><text:span text:style-name="T16">ﭫ</text:span><text:span text:style-name="T1"> </text:span><text:span text:style-name="T16">ﭬ</text:span><text:span text:style-name="T1"> </text:span><text:span text:style-name="T16">ﭭ</text:span><text:span text:style-name="T1"> </text:span><text:span text:style-name="T16">ﭮ</text:span><text:span text:style-name="T1"> </text:span><text:span text:style-name="T16">ﭯ</text:span><text:span text:style-name="T1"> </text:span><text:span text:style-name="T16">ﭰ</text:span><text:span text:style-name="T1"> </text:span><text:span text:style-name="T16">ﭱ</text:span><text:span text:style-name="T1"> </text:span><text:span text:style-name="T16">ﭲ</text:span><text:span text:style-name="T1"> </text:span><text:span text:style-name="T16">ﭳ</text:span><text:span text:style-name="T1"> </text:span><text:span text:style-name="T16">ﭴ</text:span><text:span text:style-name="T1"> </text:span><text:span text:style-name="T16">ﭵ</text:span><text:span text:style-name="T1"> </text:span><text:span text:style-name="T16">ﭶ</text:span><text:span text:style-name="T1"> </text:span><text:span text:style-name="T16">ﭷ</text:span><text:span text:style-name="T1"> </text:span><text:span text:style-name="T16">ﭸ</text:span><text:span text:style-name="T1"> </text:span><text:span text:style-name="T16">ﭹ</text:span><text:span text:style-name="T1"> </text:span><text:span text:style-name="T16">ﭺ</text:span><text:span text:style-name="T1"> </text:span><text:span text:style-name="T16">ﭻﭼ</text:span><text:span text:style-name="T1"> </text:span><text:span text:style-name="T16">ﭽ</text:span><text:span text:style-name="T1"> </text:span><text:span text:style-name="T16">ﭾ</text:span><text:span text:style-name="T1"> </text:span><text:span text:style-name="T16">ﭿ</text:span><text:span text:style-name="T1"> </text:span><text:span text:style-name="T16">ﮀ</text:span><text:span text:style-name="T1"> </text:span><text:span text:style-name="T16">ﮁ</text:span><text:span text:style-name="T1"> </text:span><text:span text:style-name="T16">ﮂ</text:span><text:span text:style-name="T1"> </text:span><text:span text:style-name="T16">ﮃﮄ</text:span><text:span text:style-name="T1"> </text:span><text:span text:style-name="T16">ﮅ</text:span><text:span text:style-name="T1"> </text:span><text:span text:style-name="T16">ﮆ</text:span><text:span text:style-name="T1"> </text:span><text:span text:style-name="T16">ﮇ</text:span><text:span text:style-name="T1"> </text:span><text:span text:style-name="T16">ﮈ</text:span><text:span text:style-name="T1"> </text:span><text:span text:style-name="T16">ﮉ</text:span><text:span text:style-name="T1"> </text:span><text:span text:style-name="T16">ﮊ</text:span><text:span text:style-name="T1"> </text:span><text:span text:style-name="T16">ﮋ</text:span><text:span text:style-name="T1"> </text:span><text:span text:style-name="T16">ﮌﮍ</text:span><text:span text:style-name="T1"> </text:span><text:span text:style-name="T16">ﮎ</text:span><text:span text:style-name="T1"> </text:span><text:span text:style-name="T16">ﮏ</text:span><text:span text:style-name="T1"> </text:span><text:span text:style-name="T16">ﮐ</text:span><text:span text:style-name="T1"> </text:span><text:span text:style-name="T16">ﮑ</text:span><text:span text:style-name="T1"> </text:span><text:span text:style-name="T16">ﮒ</text:span><text:span text:style-name="T1"> </text:span><text:span text:style-name="T16">ﮓ</text:span><text:span text:style-name="T1"> </text:span><text:span text:style-name="T16">ﮔ</text:span><text:span text:style-name="T1"> </text:span><text:span text:style-name="T16">ﮕ</text:span><text:span text:style-name="T1"> </text:span><text:span text:style-name="T16">ﮖ</text:span><text:span text:style-name="T1"> </text:span><text:span text:style-name="T16">ﮗ</text:span><text:span text:style-name="T1"> </text:span><text:span text:style-name="T16">ﮘ</text:span><text:span text:style-name="T1"> </text:span><text:span text:style-name="T16">ﮙ</text:span><text:span text:style-name="T1"> </text:span><text:span text:style-name="T16">ﮚ</text:span><text:span text:style-name="T1"> </text:span><text:span text:style-name="T16">ﮛﮜ</text:span><text:span text:style-name="T1"> </text:span><text:span text:style-name="T16">ﮝ</text:span><text:span text:style-name="T1"> </text:span><text:span text:style-name="T16">ﮞ</text:span><text:span text:style-name="T1"> </text:span><text:span text:style-name="T16">ﮟ</text:span><text:span text:style-name="T1"> </text:span><text:span text:style-name="T16">ﮠ</text:span><text:span text:style-name="T1"> </text:span><text:span text:style-name="T16">ﮡ</text:span><text:span text:style-name="T1"> </text:span><text:span text:style-name="T16">ﮢ</text:span><text:span text:style-name="T1"> </text:span><text:span text:style-name="T16">ﮣ</text:span><text:span text:style-name="T1"> </text:span><text:span text:style-name="T16">ﮤ</text:span><text:span text:style-name="T1"> </text:span><text:span text:style-name="T16">ﮥ</text:span><text:span text:style-name="T1"> </text:span><text:span text:style-name="T16">ﮦ</text:span><text:span text:style-name="T1"> </text:span><text:span text:style-name="T16">ﮧ</text:span><text:span text:style-name="T1"> </text:span><text:span text:style-name="T16">ﮨﮩ</text:span><text:span text:style-name="T1"> </text:span><text:span text:style-name="T16">ﮪ</text:span><text:span text:style-name="T1"> </text:span><text:span text:style-name="T16">ﮫ</text:span><text:span text:style-name="T1"> </text:span><text:span text:style-name="T16">ﮬ</text:span><text:span text:style-name="T1"> </text:span><text:span text:style-name="T16">ﮭ</text:span><text:span text:style-name="T1"> </text:span><text:span text:style-name="T16">ﮮ</text:span><text:span text:style-name="T1"> </text:span><text:span text:style-name="T16">ﮯ</text:span><text:span text:style-name="T1"> </text:span><text:span text:style-name="T16">ﮰ</text:span><text:span text:style-name="T1"> </text:span><text:span text:style-name="T16">ﮱ</text:span><text:span text:style-name="T1"> </text:span><text:span text:style-name="T16">ﯓ</text:span><text:span text:style-name="T1"> </text:span><text:span text:style-name="T16">ﯔ</text:span><text:span text:style-name="T1"> </text:span><text:span text:style-name="T16">ﯕ</text:span><text:span text:style-name="T1"> </text:span><text:span text:style-name="T16">ﯖ</text:span><text:span text:style-name="T1"> </text:span><text:span text:style-name="T16">ﯗ</text:span><text:span text:style-name="T1"> </text:span><text:span text:style-name="T16">ﯘ</text:span><text:span text:style-name="T1"> </text:span><text:span text:style-name="T16">ﯙ</text:span><text:span text:style-name="T1"> </text:span><text:span text:style-name="T16">ﯚ</text:span><text:span text:style-name="T1"> </text:span><text:span text:style-name="T16">ﯛ</text:span><text:span text:style-name="T1"> </text:span><text:span text:style-name="T16">ﯜ</text:span><text:span text:style-name="T1"> </text:span><text:span text:style-name="T16">ﯝ</text:span><text:span text:style-name="T1"> </text:span><text:span text:style-name="T16">ﯞ</text:span><text:span text:style-name="T1"> </text:span><text:span text:style-name="T16">ﯟﯠ</text:span><text:span text:style-name="T1"> </text:span><text:span text:style-name="T16">ﯡ</text:span><text:span text:style-name="T1"> </text:span><text:span text:style-name="T16">ﯢ</text:span><text:span text:style-name="T1"> </text:span><text:span text:style-name="T16">ﯣ</text:span><text:span text:style-name="T1"> </text:span><text:span text:style-name="T16">ﯤ</text:span><text:span text:style-name="T1"> </text:span><text:span text:style-name="T16">ﯥ</text:span><text:span text:style-name="T1"> </text:span><text:span text:style-name="T16">ﯦ</text:span><text:span text:style-name="T1"> </text:span><text:span text:style-name="T16">ﯧ</text:span><text:span text:style-name="T1"> </text:span><text:span text:style-name="T16">ﯨ</text:span><text:span text:style-name="T1"> </text:span><text:span text:style-name="T16">ﯩ</text:span><text:span text:style-name="T1"> </text:span><text:span text:style-name="T16">ﯪ</text:span><text:span text:style-name="T1"> </text:span><text:span text:style-name="T16">ﯫ</text:span><text:span text:style-name="T1"> </text:span><text:span text:style-name="T16">ﯬ</text:span><text:span text:style-name="T1"> </text:span><text:span text:style-name="T16">ﯭ</text:span><text:span text:style-name="T1"> </text:span><text:span text:style-name="T16">ﯮ</text:span><text:span text:style-name="T1"> </text:span><text:span text:style-name="T16">ﯯ</text:span><text:span text:style-name="T1"> </text:span><text:span text:style-name="T16">ﯰ</text:span><text:span text:style-name="T1"> </text:span><text:span text:style-name="T16">ﯱ</text:span><text:span text:style-name="T1"> </text:span><text:span text:style-name="T16">ﯲ</text:span><text:span text:style-name="T1"> </text:span><text:span text:style-name="T16">ﯳ</text:span><text:span text:style-name="T1"> </text:span><text:span text:style-name="T16">ﯴ</text:span><text:span text:style-name="T1"> </text:span><text:span text:style-name="T16">ﯵ</text:span><text:span text:style-name="T1"> </text:span><text:span text:style-name="T16">ﯶ</text:span><text:span text:style-name="T1"> </text:span><text:span text:style-name="T16">ﯷ</text:span><text:span text:style-name="T1"> </text:span><text:span text:style-name="T16">ﯸ</text:span><text:span text:style-name="T1"> </text:span><text:span text:style-name="T16">ﯹ</text:span><text:span text:style-name="T1"> </text:span><text:span text:style-name="T16">ﯺ</text:span><text:span text:style-name="T1"> </text:span><text:span text:style-name="T16">ﯻ</text:span><text:span text:style-name="T1"> </text:span><text:span text:style-name="T16">ﯼ</text:span><text:span text:style-name="T1"> </text:span><text:span text:style-name="T16">ﯽ</text:span><text:span text:style-name="T1"> </text:span><text:span text:style-name="T16">ﯾ</text:span><text:span text:style-name="T1"> </text:span><text:span text:style-name="T16">ﯿﰀ</text:span><text:span text:style-name="T1"> </text:span><text:span text:style-name="T16">ﰁ</text:span><text:span text:style-name="T1"> </text:span><text:span text:style-name="T16">ﰂ</text:span><text:span text:style-name="T1"> </text:span><text:span text:style-name="T16">ﰃ</text:span><text:span text:style-name="T1"> </text:span><text:span text:style-name="T16">ﰄ</text:span></text:p>
      <text:p text:style-name="P8"><text:span text:style-name="T17">ﭑ</text:span><text:span text:style-name="T1"> </text:span><text:span text:style-name="T17">ﭒ</text:span><text:span text:style-name="T1"> </text:span><text:span text:style-name="T17">ﭓ</text:span><text:span text:style-name="T1"> </text:span><text:span text:style-name="T17">ﭔ</text:span><text:span text:style-name="T1"> </text:span><text:span text:style-name="T17">ﭕ</text:span><text:span text:style-name="T1"> </text:span><text:span text:style-name="T17">ﭖ</text:span><text:span text:style-name="T1"> </text:span><text:span text:style-name="T17">ﭗ</text:span><text:span text:style-name="T1"> </text:span><text:span text:style-name="T17">ﭘ</text:span><text:span text:style-name="T1"> </text:span><text:span text:style-name="T17">ﭙ</text:span><text:span text:style-name="T1"> </text:span><text:span text:style-name="T17">ﭚ</text:span><text:span text:style-name="T1"> </text:span><text:span text:style-name="T17">ﭛ</text:span><text:span text:style-name="T1"> </text:span><text:span text:style-name="T17">ﭜ</text:span><text:span text:style-name="T1"> </text:span><text:span text:style-name="T17">ﭝ</text:span><text:span text:style-name="T1"> </text:span><text:span text:style-name="T17">ﭞ</text:span><text:span text:style-name="T1"> </text:span><text:span text:style-name="T17">ﭟ</text:span><text:span text:style-name="T1"> </text:span><text:span text:style-name="T17">ﭠﭡ</text:span><text:span text:style-name="T1"> </text:span><text:span text:style-name="T17">ﭢ</text:span><text:span text:style-name="T1"> </text:span><text:span text:style-name="T17">ﭣ</text:span><text:span text:style-name="T1"> </text:span><text:span text:style-name="T17">ﭤ</text:span><text:span text:style-name="T1"> </text:span><text:span text:style-name="T17">ﭥ</text:span><text:span text:style-name="T1"> </text:span><text:span text:style-name="T17">ﭦ</text:span></text:p>
      <text:p text:style-name="P17"><text:span text:style-name="T17">ﭧ</text:span><text:span text:style-name="T1"> </text:span><text:span text:style-name="T17">ﭨ</text:span><text:span text:style-name="T1"> </text:span><text:span text:style-name="T17">ﭩ</text:span><text:span text:style-name="T1"> </text:span><text:span text:style-name="T17">ﭪ</text:span><text:span text:style-name="T1"> </text:span><text:span text:style-name="T17">ﭫ</text:span><text:span text:style-name="T1"> </text:span><text:span text:style-name="T17">ﭬ</text:span><text:span text:style-name="T1"> </text:span><text:span text:style-name="T17">ﭭ</text:span><text:span text:style-name="T1"> </text:span><text:span text:style-name="T17">ﭮ</text:span><text:span text:style-name="T1"> </text:span><text:span text:style-name="T17">ﭯ</text:span><text:span text:style-name="T1"> </text:span><text:span text:style-name="T17">ﭰ</text:span><text:span text:style-name="T1"> </text:span><text:span text:style-name="T17">ﭱ</text:span><text:span text:style-name="T1"> </text:span><text:span text:style-name="T17">ﭲ</text:span><text:span text:style-name="T1"> </text:span><text:span text:style-name="T17">ﭳﭴ</text:span><text:span text:style-name="T1"> </text:span><text:span text:style-name="T17">ﭵ</text:span><text:span text:style-name="T1"> </text:span><text:span text:style-name="T17">ﭶﭷ</text:span><text:span text:style-name="T1"> </text:span><text:span text:style-name="T17">ﭸ</text:span><text:span text:style-name="T1"> </text:span><text:span text:style-name="T17">ﭹ</text:span><text:span text:style-name="T1"> </text:span><text:span text:style-name="T17">ﭺ</text:span><text:span text:style-name="T1"> </text:span><text:span text:style-name="T17">ﭻ</text:span><text:span text:style-name="T1"> </text:span><text:span text:style-name="T17">ﭼ</text:span><text:span text:style-name="T1"> </text:span><text:span text:style-name="T17">ﭽ</text:span><text:span text:style-name="T1"> </text:span><text:span text:style-name="T17">ﭾ</text:span><text:span text:style-name="T1"> </text:span><text:span text:style-name="T17">ﭿ</text:span><text:span text:style-name="T1"> </text:span><text:span text:style-name="T17">ﮀ</text:span><text:span text:style-name="T1"> </text:span><text:span text:style-name="T17">ﮁ</text:span><text:span text:style-name="T1"> </text:span><text:span text:style-name="T17">ﮂﮃ</text:span><text:span text:style-name="T1"> </text:span><text:span text:style-name="T17">ﮄ</text:span><text:span text:style-name="T1"> </text:span><text:span text:style-name="T17">ﮅ</text:span><text:span text:style-name="T1"> </text:span><text:span text:style-name="T17">ﮆ</text:span><text:span text:style-name="T1"> </text:span><text:span text:style-name="T17">ﮇ</text:span><text:span text:style-name="T1"> </text:span><text:span text:style-name="T17">ﮈ</text:span><text:span text:style-name="T1"> </text:span><text:span text:style-name="T17">ﮉ</text:span><text:span text:style-name="T1"> </text:span><text:span text:style-name="T17">ﮊ</text:span><text:span text:style-name="T1"> </text:span><text:span text:style-name="T17">ﮋ</text:span><text:span text:style-name="T1"> </text:span><text:span text:style-name="T17">ﮌ</text:span><text:span text:style-name="T1"> </text:span><text:span text:style-name="T17">ﮍ</text:span><text:span text:style-name="T1"> </text:span><text:span text:style-name="T17">ﮎ</text:span></text:p>
      <text:p text:style-name="P17"><text:span text:style-name="T17">ﮏ</text:span><text:span text:style-name="T1"> </text:span><text:span text:style-name="T17">ﮐﮑ</text:span><text:span text:style-name="T1"> </text:span><text:span text:style-name="T17">ﮒ</text:span><text:span text:style-name="T1"> </text:span><text:span text:style-name="T17">ﮓ</text:span><text:span text:style-name="T1"> </text:span><text:span text:style-name="T17">ﮔ</text:span><text:span text:style-name="T1"> </text:span><text:span text:style-name="T17">ﮕ</text:span><text:span text:style-name="T1"> </text:span><text:span text:style-name="T17">ﮖ</text:span><text:span text:style-name="T1"> </text:span><text:span text:style-name="T17">ﮗ</text:span><text:span text:style-name="T1"> </text:span><text:span text:style-name="T17">ﮘ</text:span><text:span text:style-name="T1"> </text:span><text:span text:style-name="T17">ﮙﮚ</text:span><text:span text:style-name="T1"> </text:span><text:span text:style-name="T17">ﮛ</text:span><text:span text:style-name="T1"> </text:span><text:span text:style-name="T17">ﮜ</text:span><text:span text:style-name="T1"> </text:span><text:span text:style-name="T17">ﮝ</text:span><text:span text:style-name="T1"> </text:span><text:span text:style-name="T17">ﮞﮟ</text:span><text:span text:style-name="T1"> </text:span><text:span text:style-name="T17">ﮠ</text:span><text:span text:style-name="T1"> </text:span><text:span text:style-name="T17">ﮡ</text:span><text:span text:style-name="T1"> </text:span><text:span text:style-name="T17">ﮢﮣ</text:span><text:span text:style-name="T1"> </text:span><text:span text:style-name="T17">ﮤ</text:span><text:span text:style-name="T1"> </text:span><text:span text:style-name="T17">ﮥ</text:span><text:span text:style-name="T1"> </text:span><text:span text:style-name="T17">ﮦ</text:span><text:span text:style-name="T1"> </text:span><text:span text:style-name="T17">ﮧ</text:span><text:span text:style-name="T1"> </text:span><text:span text:style-name="T17">ﮨ</text:span><text:span text:style-name="T1"> </text:span><text:span text:style-name="T17">ﮩ</text:span><text:span text:style-name="T1"> </text:span><text:span text:style-name="T17">ﮪ</text:span><text:span text:style-name="T1"> </text:span><text:span text:style-name="T17">ﮫ</text:span><text:span text:style-name="T1"> </text:span><text:span text:style-name="T17">ﮬ</text:span><text:span text:style-name="T1"> </text:span><text:span text:style-name="T17">ﮭ</text:span><text:span text:style-name="T1"> </text:span><text:span text:style-name="T17">ﮮ</text:span><text:span text:style-name="T1"> </text:span><text:span text:style-name="T17">ﮯ</text:span><text:span text:style-name="T1"> </text:span><text:span text:style-name="T17">ﮰ</text:span><text:span text:style-name="T1"> </text:span><text:span text:style-name="T17">ﮱ</text:span><text:span text:style-name="T1"> </text:span><text:span text:style-name="T17">ﯓ</text:span><text:span text:style-name="T1"> </text:span><text:span text:style-name="T17">ﯔ</text:span><text:span text:style-name="T1"> </text:span><text:span text:style-name="T17">ﯕ</text:span><text:span text:style-name="T1"> </text:span><text:span text:style-name="T17">ﯖ</text:span><text:span text:style-name="T1"> </text:span><text:span text:style-name="T17">ﯗ</text:span><text:span text:style-name="T1"> </text:span><text:span text:style-name="T17">ﯘ</text:span><text:span text:style-name="T1"> </text:span><text:span text:style-name="T17">ﯙ</text:span><text:span text:style-name="T1"> </text:span><text:span text:style-name="T17">ﯚ</text:span><text:span text:style-name="T1"> </text:span><text:span text:style-name="T17">ﯛ</text:span><text:span text:style-name="T1"> </text:span><text:span text:style-name="T17">ﯜ</text:span><text:span text:style-name="T1"> </text:span><text:span text:style-name="T17">ﯝ</text:span><text:span text:style-name="T1"> </text:span><text:span text:style-name="T17">ﯞ</text:span><text:span text:style-name="T1"> </text:span><text:span text:style-name="T17">ﯟ</text:span><text:span text:style-name="T1"> </text:span><text:span text:style-name="T17">ﯠﯡ</text:span><text:span text:style-name="T1"> </text:span><text:span text:style-name="T17">ﯢ</text:span><text:span text:style-name="T1"> </text:span><text:span text:style-name="T17">ﯣ</text:span><text:span text:style-name="T1"> </text:span><text:span text:style-name="T17">ﯤ</text:span><text:span text:style-name="T1"> </text:span><text:span text:style-name="T17">ﯥ</text:span><text:span text:style-name="T1"> </text:span><text:span text:style-name="T17">ﯦ</text:span></text:p>
      <text:p text:style-name="P9"><text:span text:style-name="T18">ﭑ</text:span><text:span text:style-name="T1"> </text:span><text:span text:style-name="T18">ﭒ</text:span><text:span text:style-name="T1"> </text:span><text:span text:style-name="T18">ﭓ</text:span><text:span text:style-name="T1"> </text:span><text:span text:style-name="T18">ﭔ</text:span><text:span text:style-name="T1"> </text:span><text:span text:style-name="T18">ﭕ</text:span><text:span text:style-name="T1"> </text:span><text:span text:style-name="T18">ﭖ</text:span><text:span text:style-name="T1"> </text:span><text:span text:style-name="T18">ﭗ</text:span><text:span text:style-name="T1"> </text:span><text:span text:style-name="T18">ﭘ</text:span><text:span text:style-name="T1"> </text:span><text:span text:style-name="T18">ﭙ</text:span><text:span text:style-name="T1"> </text:span><text:span text:style-name="T18">ﭚ</text:span><text:span text:style-name="T1"> </text:span><text:span text:style-name="T18">ﭛﭜ</text:span><text:span text:style-name="T1"> </text:span><text:span text:style-name="T18">ﭝ</text:span><text:span text:style-name="T1"> </text:span><text:span text:style-name="T18">ﭞ</text:span><text:span text:style-name="T1"> </text:span><text:span text:style-name="T18">ﭟ</text:span><text:span text:style-name="T1"> </text:span><text:span text:style-name="T18">ﭠ</text:span><text:span text:style-name="T1"> </text:span><text:span text:style-name="T18">ﭡ</text:span><text:span text:style-name="T1"> </text:span><text:span text:style-name="T18">ﭢ</text:span><text:span text:style-name="T1"> </text:span><text:span text:style-name="T18">ﭣ</text:span><text:span text:style-name="T1"> </text:span><text:span text:style-name="T18">ﭤ</text:span><text:span text:style-name="T1"> </text:span><text:span text:style-name="T18">ﭥ</text:span><text:span text:style-name="T1"> </text:span><text:span text:style-name="T18">ﭦﭧ</text:span><text:span text:style-name="T1"> </text:span><text:span text:style-name="T18">ﭨ</text:span><text:span text:style-name="T1"> </text:span><text:span text:style-name="T18">ﭩ</text:span><text:span text:style-name="T1"> </text:span><text:span text:style-name="T18">ﭪ</text:span><text:span text:style-name="T1"> </text:span><text:span text:style-name="T18">ﭫ</text:span><text:span text:style-name="T1"> </text:span><text:span text:style-name="T18">ﭬ</text:span><text:span text:style-name="T1"> </text:span><text:span text:style-name="T18">ﭭ</text:span><text:span text:style-name="T1"> </text:span><text:span text:style-name="T18">ﭮﭯ</text:span><text:span text:style-name="T1"> </text:span><text:span text:style-name="T18">ﭰ</text:span><text:span text:style-name="T1"> </text:span><text:span text:style-name="T18">ﭱ</text:span><text:span text:style-name="T1"> </text:span><text:span text:style-name="T18">ﭲ</text:span><text:span text:style-name="T1"> </text:span><text:span text:style-name="T18">ﭳ</text:span><text:span text:style-name="T1"> </text:span><text:span text:style-name="T18">ﭴﭵ</text:span><text:span text:style-name="T1"> </text:span><text:span text:style-name="T18">ﭶ</text:span><text:span text:style-name="T1"> </text:span><text:span text:style-name="T18">ﭷ</text:span><text:span text:style-name="T1"> </text:span><text:span text:style-name="T18">ﭸ</text:span><text:span text:style-name="T1"> </text:span><text:span text:style-name="T18">ﭹ</text:span><text:span text:style-name="T1"> </text:span><text:span text:style-name="T18">ﭺ</text:span><text:span text:style-name="T1"> </text:span><text:span text:style-name="T18">ﭻ</text:span><text:span text:style-name="T1"> </text:span><text:span text:style-name="T18">ﭼﭽ</text:span><text:span text:style-name="T1"> </text:span><text:span text:style-name="T18">ﭾ</text:span><text:span text:style-name="T1"> </text:span><text:span text:style-name="T18">ﭿ</text:span><text:span text:style-name="T1"> </text:span><text:span text:style-name="T18">ﮀ</text:span><text:span text:style-name="T1"> </text:span><text:span text:style-name="T18">ﮁ</text:span><text:span text:style-name="T1"> </text:span><text:span text:style-name="T18">ﮂ</text:span><text:span text:style-name="T1"> </text:span><text:span text:style-name="T18">ﮃ</text:span><text:span text:style-name="T1"> </text:span><text:span text:style-name="T18">ﮄ</text:span><text:span text:style-name="T1"> </text:span><text:span text:style-name="T18">ﮅ</text:span><text:span text:style-name="T1"> </text:span><text:span text:style-name="T18">ﮆ</text:span><text:span text:style-name="T1"> </text:span><text:span text:style-name="T18">ﮇﮈ</text:span><text:span text:style-name="T1"> </text:span><text:span text:style-name="T18">ﮉ</text:span><text:span text:style-name="T1"> </text:span><text:span text:style-name="T18">ﮊ</text:span><text:span text:style-name="T1"> </text:span><text:span text:style-name="T18">ﮋ</text:span><text:span text:style-name="T1"> </text:span><text:span text:style-name="T18">ﮌ</text:span><text:span text:style-name="T1"> </text:span><text:span text:style-name="T18">ﮍ</text:span><text:span text:style-name="T1"> </text:span><text:span text:style-name="T18">ﮎ</text:span><text:span text:style-name="T1"> </text:span><text:span text:style-name="T18">ﮏ</text:span><text:span text:style-name="T1"> </text:span><text:span text:style-name="T18">ﮐ</text:span><text:span text:style-name="T1"> </text:span><text:span text:style-name="T18">ﮑ</text:span><text:span text:style-name="T1"> </text:span><text:span text:style-name="T18">ﮒ</text:span><text:span text:style-name="T1"> </text:span><text:span text:style-name="T18">ﮓ</text:span><text:span text:style-name="T1"> </text:span><text:span text:style-name="T18">ﮔﮕ</text:span><text:span text:style-name="T1"> </text:span><text:span text:style-name="T18">ﮖ</text:span><text:span text:style-name="T1"> </text:span><text:span text:style-name="T18">ﮗ</text:span><text:span text:style-name="T1"> </text:span><text:span text:style-name="T18">ﮘ</text:span><text:span text:style-name="T1"> </text:span><text:span text:style-name="T18">ﮙ</text:span><text:span text:style-name="T1"> </text:span><text:span text:style-name="T18">ﮚ</text:span><text:span text:style-name="T1"> </text:span><text:span text:style-name="T18">ﮛ</text:span><text:span text:style-name="T1"> </text:span><text:span text:style-name="T18">ﮜ</text:span><text:span text:style-name="T1"> </text:span><text:span text:style-name="T18">ﮝ</text:span><text:span text:style-name="T1"> </text:span><text:span text:style-name="T18">ﮞﮟ</text:span><text:span text:style-name="T1"> </text:span><text:span text:style-name="T18">ﮠ</text:span><text:span text:style-name="T1"> </text:span><text:span text:style-name="T18">ﮡ</text:span><text:span text:style-name="T1"> </text:span><text:span text:style-name="T18">ﮢ</text:span><text:span text:style-name="T1"> </text:span><text:span text:style-name="T18">ﮣ</text:span><text:span text:style-name="T1"> </text:span><text:span text:style-name="T18">ﮤ</text:span><text:span text:style-name="T1"> </text:span><text:span text:style-name="T18">ﮥ</text:span><text:span text:style-name="T1"> </text:span><text:span text:style-name="T18">ﮦ</text:span><text:span text:style-name="T1"> </text:span><text:span text:style-name="T18">ﮧ</text:span><text:span text:style-name="T1"> </text:span><text:span text:style-name="T18">ﮨ</text:span><text:span text:style-name="T1"> </text:span><text:span text:style-name="T18">ﮩ</text:span><text:span text:style-name="T1"> </text:span><text:span text:style-name="T18">ﮪ</text:span><text:span text:style-name="T1"> </text:span><text:span text:style-name="T18">ﮫ</text:span><text:span text:style-name="T1"> </text:span><text:span text:style-name="T18">ﮬ</text:span><text:span text:style-name="T1"> </text:span><text:span text:style-name="T18">ﮭ</text:span><text:span text:style-name="T1"> </text:span><text:span text:style-name="T18">ﮮ</text:span><text:span text:style-name="T1"> </text:span><text:span text:style-name="T18">ﮯ</text:span></text:p>
      <text:p text:style-name="P18"><text:span text:style-name="T18">ﮰ</text:span><text:span text:style-name="T1"> </text:span><text:span text:style-name="T18">ﮱﯓ</text:span><text:span text:style-name="T1"> </text:span><text:span text:style-name="T18">ﯔ</text:span><text:span text:style-name="T1"> </text:span><text:span text:style-name="T18">ﯕ</text:span><text:span text:style-name="T1"> </text:span><text:span text:style-name="T18">ﯖ</text:span><text:span text:style-name="T1"> </text:span><text:span text:style-name="T18">ﯗﯘ</text:span><text:span text:style-name="T1"> </text:span><text:span text:style-name="T18">ﯙ</text:span><text:span text:style-name="T1"> </text:span><text:span text:style-name="T18">ﯚ</text:span><text:span text:style-name="T1"> </text:span><text:span text:style-name="T18">ﯛ</text:span><text:span text:style-name="T1"> </text:span><text:span text:style-name="T18">ﯜ</text:span><text:span text:style-name="T1"> </text:span><text:span text:style-name="T18">ﯝ</text:span><text:span text:style-name="T1"> </text:span><text:span text:style-name="T18">ﯞ</text:span><text:span text:style-name="T1"> </text:span><text:span text:style-name="T18">ﯟ</text:span><text:span text:style-name="T1"> </text:span><text:span text:style-name="T18">ﯠ</text:span><text:span text:style-name="T1"> </text:span><text:span text:style-name="T18">ﯡ</text:span><text:span text:style-name="T1"> </text:span><text:span text:style-name="T18">ﯢ</text:span><text:span text:style-name="T1"> </text:span><text:span text:style-name="T18">ﯣ</text:span><text:span text:style-name="T1"> </text:span><text:span text:style-name="T18">ﯤ</text:span><text:span text:style-name="T1"> </text:span><text:span text:style-name="T18">ﯥ</text:span><text:span text:style-name="T1"> </text:span><text:span text:style-name="T18">ﯦ</text:span><text:span text:style-name="T1"> </text:span><text:span text:style-name="T18">ﯧ</text:span><text:span text:style-name="T1"> </text:span><text:span text:style-name="T18">ﯨ</text:span><text:span text:style-name="T1"> </text:span><text:span text:style-name="T18">ﯩ</text:span><text:span text:style-name="T1"> </text:span><text:span text:style-name="T18">ﯪ</text:span><text:span text:style-name="T1"> </text:span><text:span text:style-name="T18">ﯫ</text:span><text:span text:style-name="T1"> </text:span><text:span text:style-name="T18">ﯬ</text:span><text:span text:style-name="T1"> </text:span><text:span text:style-name="T18">ﯭ</text:span><text:span text:style-name="T1"> </text:span><text:span text:style-name="T18">ﯮ</text:span><text:span text:style-name="T1"> </text:span><text:span text:style-name="T18">ﯯ</text:span><text:span text:style-name="T1"> </text:span><text:span text:style-name="T18">ﯰ</text:span><text:span text:style-name="T1"> </text:span><text:span text:style-name="T18">ﯱ</text:span><text:span text:style-name="T1"> </text:span><text:span text:style-name="T18">ﯲ</text:span><text:span text:style-name="T1"> </text:span><text:span text:style-name="T18">ﯳ</text:span><text:span text:style-name="T1"> </text:span><text:span text:style-name="T18">ﯴ</text:span><text:span text:style-name="T1"> </text:span><text:span text:style-name="T18">ﯵ</text:span><text:span text:style-name="T1"> </text:span><text:span text:style-name="T18">ﯶ</text:span><text:span text:style-name="T1"> </text:span><text:span text:style-name="T18">ﯷ</text:span><text:span text:style-name="T1"> </text:span><text:span text:style-name="T18">ﯸ</text:span><text:span text:style-name="T1"> </text:span><text:span text:style-name="T18">ﯹ</text:span><text:span text:style-name="T1"> </text:span><text:span text:style-name="T18">ﯺﯻ</text:span><text:span text:style-name="T1"> </text:span><text:span text:style-name="T18">ﯼ</text:span><text:span text:style-name="T1"> </text:span><text:span text:style-name="T18">ﯽ</text:span><text:span text:style-name="T1"> </text:span><text:span text:style-name="T18">ﯾﯿ</text:span><text:span text:style-name="T1"> </text:span><text:span text:style-name="T18">ﰀ</text:span><text:span text:style-name="T1"> </text:span><text:span text:style-name="T18">ﰁ</text:span><text:span text:style-name="T1"> </text:span><text:span text:style-name="T18">ﰂ</text:span><text:span text:style-name="T1"> </text:span><text:span text:style-name="T18">ﰃ</text:span><text:span text:style-name="T1"> </text:span><text:span text:style-name="T18">ﰄ</text:span><text:span text:style-name="T1"> </text:span><text:span text:style-name="T18">ﰅ</text:span><text:span text:style-name="T1"> </text:span><text:span text:style-name="T18">ﰆ</text:span><text:span text:style-name="T1"> </text:span><text:span text:style-name="T18">ﰇ</text:span><text:span text:style-name="T1"> </text:span><text:span text:style-name="T18">ﰈ</text:span><text:span text:style-name="T1"> </text:span><text:span text:style-name="T18">ﰉ</text:span><text:span text:style-name="T1"> </text:span><text:span text:style-name="T18">ﰊ</text:span><text:span text:style-name="T1"> </text:span><text:span text:style-name="T18">ﰋ</text:span><text:span text:style-name="T1"> </text:span><text:span text:style-name="T18">ﰌ</text:span><text:span text:style-name="T1"> </text:span><text:span text:style-name="T18">ﰍ</text:span><text:span text:style-name="T1"> </text:span><text:span text:style-name="T18">ﰎ</text:span><text:span text:style-name="T1"> </text:span><text:span text:style-name="T18">ﰏ</text:span><text:span text:style-name="T1"> </text:span><text:span text:style-name="T18">ﰐ</text:span><text:span text:style-name="T1"> </text:span><text:span text:style-name="T18">ﰑ</text:span><text:span text:style-name="T1"> </text:span><text:span text:style-name="T18">ﰒ</text:span><text:span text:style-name="T1"> </text:span><text:span text:style-name="T18">ﰓ</text:span></text:p>
      <text:p text:style-name="P10"><text:span text:style-name="T19">ﭑ</text:span><text:span text:style-name="T1"> </text:span><text:span text:style-name="T19">ﭒ</text:span><text:span text:style-name="T1"> </text:span><text:span text:style-name="T19">ﭓ</text:span><text:span text:style-name="T1"> </text:span><text:span text:style-name="T19">ﭔ</text:span><text:span text:style-name="T1"> </text:span><text:span text:style-name="T19">ﭕ</text:span><text:span text:style-name="T1"> </text:span><text:span text:style-name="T19">ﭖ</text:span><text:span text:style-name="T1"> </text:span><text:span text:style-name="T19">ﭗ</text:span><text:span text:style-name="T1"> </text:span><text:span text:style-name="T19">ﭘ</text:span><text:span text:style-name="T1"> </text:span><text:span text:style-name="T19">ﭙ</text:span><text:span text:style-name="T1"> </text:span><text:span text:style-name="T19">ﭚ</text:span><text:span text:style-name="T1"> </text:span><text:span text:style-name="T19">ﭛ</text:span><text:span text:style-name="T1"> </text:span><text:span text:style-name="T19">ﭜ</text:span><text:span text:style-name="T1"> </text:span><text:span text:style-name="T19">ﭝ</text:span><text:span text:style-name="T1"> </text:span><text:span text:style-name="T19">ﭞﭟ</text:span><text:span text:style-name="T1"> </text:span><text:span text:style-name="T19">ﭠ</text:span><text:span text:style-name="T1"> </text:span><text:span text:style-name="T19">ﭡ</text:span><text:span text:style-name="T1"> </text:span><text:span text:style-name="T19">ﭢ</text:span><text:span text:style-name="T1"> </text:span><text:span text:style-name="T19">ﭣ</text:span><text:span text:style-name="T1"> </text:span><text:span text:style-name="T19">ﭤ</text:span><text:span text:style-name="T1"> </text:span><text:span text:style-name="T19">ﭥ</text:span><text:span text:style-name="T1"> </text:span><text:span text:style-name="T19">ﭦ</text:span><text:span text:style-name="T1"> </text:span><text:span text:style-name="T19">ﭧﭨ</text:span><text:span text:style-name="T1"> </text:span><text:span text:style-name="T19">ﭩ</text:span><text:span text:style-name="T1"> </text:span><text:span text:style-name="T19">ﭪ</text:span><text:span text:style-name="T1"> </text:span><text:span text:style-name="T19">ﭫ</text:span><text:span text:style-name="T1"> </text:span><text:span text:style-name="T19">ﭬ</text:span><text:span text:style-name="T1"> </text:span><text:span text:style-name="T19">ﭭ</text:span><text:span text:style-name="T1"> </text:span><text:span text:style-name="T19">ﭮ</text:span><text:span text:style-name="T1"> </text:span><text:span text:style-name="T19">ﭯﭰ</text:span><text:span text:style-name="T1"> </text:span><text:span text:style-name="T19">ﭱ</text:span><text:span text:style-name="T1"> </text:span><text:span text:style-name="T19">ﭲ</text:span><text:span text:style-name="T1"> </text:span><text:span text:style-name="T19">ﭳ</text:span><text:span text:style-name="T1"> </text:span><text:span text:style-name="T19">ﭴ</text:span><text:span text:style-name="T1"> </text:span><text:span text:style-name="T19">ﭵﭶ</text:span><text:span text:style-name="T1"> </text:span><text:span text:style-name="T19">ﭷ</text:span><text:span text:style-name="T1"> </text:span><text:span text:style-name="T19">ﭸ</text:span><text:span text:style-name="T1"> </text:span><text:span text:style-name="T19">ﭹ</text:span><text:span text:style-name="T1"> </text:span><text:span text:style-name="T19">ﭺ</text:span><text:span text:style-name="T1"> </text:span><text:span text:style-name="T19">ﭻ</text:span><text:span text:style-name="T1"> </text:span><text:span text:style-name="T19">ﭼ</text:span><text:span text:style-name="T1"> </text:span><text:span text:style-name="T19">ﭽ</text:span><text:span text:style-name="T1"> </text:span><text:span text:style-name="T19">ﭾ</text:span><text:span text:style-name="T1"> </text:span><text:span text:style-name="T19">ﭿ</text:span><text:span text:style-name="T1"> </text:span><text:span text:style-name="T19">ﮀ</text:span><text:span text:style-name="T1"> </text:span><text:span text:style-name="T19">ﮁﮂ</text:span><text:span text:style-name="T1"> </text:span><text:span text:style-name="T19">ﮃ</text:span><text:span text:style-name="T1"> </text:span><text:span text:style-name="T19">ﮄ</text:span><text:span text:style-name="T1"> </text:span><text:span text:style-name="T19">ﮅ</text:span><text:span text:style-name="T1"> </text:span><text:span text:style-name="T19">ﮆ</text:span><text:span text:style-name="T1"> </text:span><text:span text:style-name="T19">ﮇ</text:span><text:span text:style-name="T1"> </text:span><text:span text:style-name="T19">ﮈ</text:span><text:span text:style-name="T1"> </text:span><text:span text:style-name="T19">ﮉ</text:span><text:span text:style-name="T1"> </text:span><text:span text:style-name="T19">ﮊﮋ</text:span><text:span text:style-name="T1"> </text:span><text:span text:style-name="T19">ﮌ</text:span><text:span text:style-name="T1"> </text:span><text:span text:style-name="T19">ﮍ</text:span><text:span text:style-name="T1"> </text:span><text:span text:style-name="T19">ﮎ</text:span><text:span text:style-name="T1"> </text:span><text:span text:style-name="T19">ﮏ</text:span><text:span text:style-name="T1"> </text:span><text:span text:style-name="T19">ﮐ</text:span><text:span text:style-name="T1"> </text:span><text:span text:style-name="T19">ﮑ</text:span><text:span text:style-name="T1"> </text:span><text:span text:style-name="T19">ﮒ</text:span><text:span text:style-name="T1"> </text:span><text:span text:style-name="T19">ﮓ</text:span><text:span text:style-name="T1"> </text:span><text:span text:style-name="T19">ﮔ</text:span><text:span text:style-name="T1"> </text:span><text:span text:style-name="T19">ﮕﮖ</text:span><text:span text:style-name="T1"> </text:span><text:span text:style-name="T19">ﮗ</text:span><text:span text:style-name="T1"> </text:span><text:span text:style-name="T19">ﮘ</text:span><text:span text:style-name="T1"> </text:span><text:span text:style-name="T19">ﮙ</text:span><text:span text:style-name="T1"> </text:span><text:span text:style-name="T19">ﮚ</text:span><text:span text:style-name="T1"> </text:span><text:span text:style-name="T19">ﮛ</text:span><text:span text:style-name="T1"> </text:span><text:span text:style-name="T19">ﮜ</text:span><text:span text:style-name="T1"> </text:span><text:span text:style-name="T19">ﮝﮞ</text:span><text:span text:style-name="T1"> </text:span><text:span text:style-name="T19">ﮟ</text:span><text:span text:style-name="T1"> </text:span><text:span text:style-name="T19">ﮠ</text:span><text:span text:style-name="T1"> </text:span><text:span text:style-name="T19">ﮡ</text:span><text:span text:style-name="T1"> </text:span><text:span text:style-name="T19">ﮢ</text:span><text:span text:style-name="T1"> </text:span><text:span text:style-name="T19">ﮣ</text:span><text:span text:style-name="T1"> </text:span><text:span text:style-name="T19">ﮤ</text:span><text:span text:style-name="T1"> </text:span><text:span text:style-name="T19">ﮥ</text:span><text:span text:style-name="T1"> </text:span><text:span text:style-name="T19">ﮦ</text:span><text:span text:style-name="T1"> </text:span><text:span text:style-name="T19">ﮧ</text:span><text:span text:style-name="T1"> </text:span><text:span text:style-name="T19">ﮨ</text:span><text:span text:style-name="T1"> </text:span><text:span text:style-name="T19">ﮩ</text:span><text:span text:style-name="T1"> </text:span><text:span text:style-name="T19">ﮪ</text:span><text:span text:style-name="T1"> </text:span><text:span text:style-name="T19">ﮫ</text:span><text:span text:style-name="T1"> </text:span><text:span text:style-name="T19">ﮬ</text:span><text:span text:style-name="T1"> </text:span><text:span text:style-name="T19">ﮭ</text:span><text:span text:style-name="T1"> </text:span><text:span text:style-name="T19">ﮮ</text:span><text:span text:style-name="T1"> </text:span><text:span text:style-name="T19">ﮯ</text:span><text:span text:style-name="T1"> </text:span><text:span text:style-name="T19">ﮰ</text:span><text:span text:style-name="T1"> </text:span><text:span text:style-name="T19">ﮱ</text:span><text:span text:style-name="T1"> </text:span><text:span text:style-name="T19">ﯓ</text:span><text:span text:style-name="T1"> </text:span><text:span text:style-name="T19">ﯔﯕ</text:span><text:span text:style-name="T1"> </text:span><text:span text:style-name="T19">ﯖ</text:span><text:span text:style-name="T1"> </text:span><text:span text:style-name="T19">ﯗ</text:span><text:span text:style-name="T1"> </text:span><text:span text:style-name="T19">ﯘ</text:span><text:span text:style-name="T1"> </text:span><text:span text:style-name="T19">ﯙ</text:span><text:span text:style-name="T1"> </text:span><text:span text:style-name="T19">ﯚ</text:span><text:span text:style-name="T1"> </text:span><text:span text:style-name="T19">ﯛ</text:span><text:span text:style-name="T1"> </text:span><text:span text:style-name="T19">ﯜﯝ</text:span><text:span text:style-name="T1"> </text:span><text:span text:style-name="T19">ﯞ</text:span><text:span text:style-name="T1"> </text:span><text:span text:style-name="T19">ﯟ</text:span><text:span text:style-name="T1"> </text:span><text:span text:style-name="T19">ﯠ</text:span><text:span text:style-name="T1"> </text:span><text:span text:style-name="T19">ﯡ</text:span><text:span text:style-name="T1"> </text:span><text:span text:style-name="T19">ﯢ</text:span><text:span text:style-name="T1"> </text:span><text:span text:style-name="T19">ﯣ</text:span><text:span text:style-name="T1"> </text:span><text:span text:style-name="T19">ﯤ</text:span><text:span text:style-name="T1"> </text:span><text:span text:style-name="T19">ﯥ</text:span><text:span text:style-name="T1"> </text:span><text:span text:style-name="T19">ﯦ</text:span><text:span text:style-name="T1"> </text:span><text:span text:style-name="T19">ﯧ</text:span><text:span text:style-name="T1"> </text:span><text:span text:style-name="T19">ﯨ</text:span><text:span text:style-name="T1"> </text:span><text:span text:style-name="T19">ﯩ</text:span><text:span text:style-name="T1"> </text:span><text:span text:style-name="T19">ﯪ</text:span><text:span text:style-name="T1"> </text:span><text:span text:style-name="T19">ﯫ</text:span><text:span text:style-name="T1"> </text:span><text:span text:style-name="T19">ﯬ</text:span><text:span text:style-name="T1"> </text:span><text:span text:style-name="T19">ﯭ</text:span><text:span text:style-name="T1"> </text:span><text:span text:style-name="T19">ﯮ</text:span><text:span text:style-name="T1"> </text:span><text:span text:style-name="T19">ﯯ</text:span><text:span text:style-name="T1"> </text:span><text:span text:style-name="T19">ﯰ</text:span><text:span text:style-name="T1"> </text:span><text:span text:style-name="T19">ﯱ</text:span><text:span text:style-name="T1"> </text:span><text:span text:style-name="T19">ﯲ</text:span><text:span text:style-name="T1"> </text:span><text:span text:style-name="T19">ﯳ</text:span><text:span text:style-name="T1"> </text:span><text:span text:style-name="T19">ﯴ</text:span><text:span text:style-name="T1"> </text:span><text:span text:style-name="T19">ﯵ</text:span><text:span text:style-name="T1"> </text:span><text:span text:style-name="T19">ﯶ</text:span><text:span text:style-name="T1"> </text:span><text:span text:style-name="T19">ﯷ</text:span><text:span text:style-name="T1"> </text:span><text:span text:style-name="T19">ﯸ</text:span><text:span text:style-name="T1"> </text:span><text:span text:style-name="T19">ﯹ</text:span><text:span text:style-name="T1"> </text:span><text:span text:style-name="T19">ﯺ</text:span><text:span text:style-name="T1"> </text:span><text:span text:style-name="T19">ﯻ</text:span><text:span text:style-name="T1"> </text:span><text:span text:style-name="T19">ﯼ</text:span><text:span text:style-name="T1"> </text:span><text:span text:style-name="T19">ﯽ</text:span><text:span text:style-name="T1"> </text:span><text:span text:style-name="T19">ﯾ</text:span><text:span text:style-name="T1"> </text:span><text:span text:style-name="T19">ﯿ</text:span><text:span text:style-name="T1"> </text:span><text:span text:style-name="T19">ﰀ</text:span><text:span text:style-name="T1"> </text:span><text:span text:style-name="T19">ﰁ</text:span><text:span text:style-name="T1"> </text:span><text:span text:style-name="T19">ﰂ</text:span><text:span text:style-name="T1"> </text:span><text:span text:style-name="T19">ﰃ</text:span><text:span text:style-name="T1"> </text:span><text:span text:style-name="T19">ﰄ</text:span><text:span text:style-name="T1"> </text:span><text:span text:style-name="T19">ﰅﰆ</text:span><text:span text:style-name="T1"> </text:span><text:span text:style-name="T19">ﰇ</text:span><text:span text:style-name="T1"> </text:span><text:span text:style-name="T19">ﰈ</text:span><text:span text:style-name="T1"> </text:span><text:span text:style-name="T19">ﰉ</text:span><text:span text:style-name="T1"> </text:span><text:span text:style-name="T19">ﰊ</text:span><text:span text:style-name="T1"> </text:span><text:span text:style-name="T19">ﰋﰌ</text:span><text:span text:style-name="T1"> </text:span><text:span text:style-name="T19">ﰍ</text:span><text:span text:style-name="T1"> </text:span><text:span text:style-name="T19">ﰎ</text:span><text:span text:style-name="T1"> </text:span><text:span text:style-name="T19">ﰏ</text:span><text:span text:style-name="T1"> </text:span><text:span text:style-name="T19">ﰐ</text:span><text:span text:style-name="T1"> </text:span><text:span text:style-name="T19">ﰑ</text:span><text:span text:style-name="T1"> </text:span><text:span text:style-name="T19">ﰒ</text:span><text:span text:style-name="T1"> </text:span><text:span text:style-name="T19">ﰓ</text:span></text:p>
      <text:p text:style-name="P11"><text:span text:style-name="T20">ﭑ</text:span><text:span text:style-name="T1"> </text:span><text:span text:style-name="T20">ﭒ</text:span><text:span text:style-name="T1"> </text:span><text:span text:style-name="T20">ﭓ</text:span><text:span text:style-name="T1"> </text:span><text:span text:style-name="T20">ﭔ</text:span><text:span text:style-name="T1"> </text:span><text:span text:style-name="T20">ﭕ</text:span><text:span text:style-name="T1"> </text:span><text:span text:style-name="T20">ﭖ</text:span><text:span text:style-name="T1"> </text:span><text:span text:style-name="T20">ﭗ</text:span><text:span text:style-name="T1"> </text:span><text:span text:style-name="T20">ﭘ</text:span><text:span text:style-name="T1"> </text:span><text:span text:style-name="T20">ﭙ</text:span><text:span text:style-name="T1"> </text:span><text:span text:style-name="T20">ﭚ</text:span><text:span text:style-name="T1"> </text:span><text:span text:style-name="T20">ﭛ</text:span><text:span text:style-name="T1"> </text:span><text:span text:style-name="T20">ﭜ</text:span><text:span text:style-name="T1"> </text:span><text:span text:style-name="T20">ﭝﭞ</text:span><text:span text:style-name="T1"> </text:span><text:span text:style-name="T20">ﭟ</text:span><text:span text:style-name="T1"> </text:span><text:span text:style-name="T20">ﭠ</text:span><text:span text:style-name="T1"> </text:span><text:span text:style-name="T20">ﭡ</text:span><text:span text:style-name="T1"> </text:span><text:span text:style-name="T20">ﭢ</text:span><text:span text:style-name="T1"> </text:span><text:span text:style-name="T20">ﭣ</text:span><text:span text:style-name="T1"> </text:span><text:span text:style-name="T20">ﭤ</text:span><text:span text:style-name="T1"> </text:span><text:span text:style-name="T20">ﭥ</text:span><text:span text:style-name="T1"> </text:span><text:span text:style-name="T20">ﭦ</text:span><text:span text:style-name="T1"> </text:span><text:span text:style-name="T20">ﭧﭨ</text:span><text:span text:style-name="T1"> </text:span><text:span text:style-name="T20">ﭩ</text:span><text:span text:style-name="T1"> </text:span><text:span text:style-name="T20">ﭪ</text:span><text:span text:style-name="T1"> </text:span><text:span text:style-name="T20">ﭫ</text:span><text:span text:style-name="T1"> </text:span><text:span text:style-name="T20">ﭬ</text:span><text:span text:style-name="T1"> </text:span><text:span text:style-name="T20">ﭭﭮ</text:span><text:span text:style-name="T1"> </text:span><text:span text:style-name="T20">ﭯ</text:span><text:span text:style-name="T1"> </text:span><text:span text:style-name="T20">ﭰ</text:span><text:span text:style-name="T1"> </text:span><text:span text:style-name="T20">ﭱ</text:span><text:span text:style-name="T1"> </text:span><text:span text:style-name="T20">ﭲ</text:span><text:span text:style-name="T1"> </text:span><text:span text:style-name="T20">ﭳ</text:span><text:span text:style-name="T1"> </text:span><text:span text:style-name="T20">ﭴﭵ</text:span><text:span text:style-name="T1"> </text:span><text:span text:style-name="T20">ﭶ</text:span><text:span text:style-name="T1"> </text:span><text:span text:style-name="T20">ﭷ</text:span><text:span text:style-name="T1"> </text:span><text:span text:style-name="T20">ﭸ</text:span><text:span text:style-name="T1"> </text:span><text:span text:style-name="T20">ﭹ</text:span><text:span text:style-name="T1"> </text:span><text:span text:style-name="T20">ﭺ</text:span><text:span text:style-name="T1"> </text:span><text:span text:style-name="T20">ﭻﭼ</text:span><text:span text:style-name="T1"> </text:span><text:span text:style-name="T20">ﭽ</text:span><text:span text:style-name="T1"> </text:span><text:span text:style-name="T20">ﭾ</text:span><text:span text:style-name="T1"> </text:span><text:span text:style-name="T20">ﭿ</text:span><text:span text:style-name="T1"> </text:span><text:span text:style-name="T20">ﮀ</text:span><text:span text:style-name="T1"> </text:span><text:span text:style-name="T20">ﮁ</text:span><text:span text:style-name="T1"> </text:span><text:span text:style-name="T20">ﮂ</text:span><text:span text:style-name="T1"> </text:span><text:span text:style-name="T20">ﮃ</text:span><text:span text:style-name="T1"> </text:span><text:span text:style-name="T20">ﮄ</text:span><text:span text:style-name="T1"> </text:span><text:span text:style-name="T20">ﮅ</text:span><text:span text:style-name="T1"> </text:span><text:span text:style-name="T20">ﮆ</text:span><text:span text:style-name="T1"> </text:span><text:span text:style-name="T20">ﮇ</text:span><text:span text:style-name="T1"> </text:span><text:span text:style-name="T20">ﮈ</text:span><text:span text:style-name="T1"> </text:span><text:span text:style-name="T20">ﮉﮊ</text:span><text:span text:style-name="T1"> </text:span><text:span text:style-name="T20">ﮋ</text:span><text:span text:style-name="T1"> </text:span><text:span text:style-name="T20">ﮌ</text:span><text:span text:style-name="T1"> </text:span><text:span text:style-name="T20">ﮍ</text:span><text:span text:style-name="T1"> </text:span><text:span text:style-name="T20">ﮎ</text:span><text:span text:style-name="T1"> </text:span><text:span text:style-name="T20">ﮏ</text:span><text:span text:style-name="T1"> </text:span><text:span text:style-name="T20">ﮐ</text:span><text:span text:style-name="T1"> </text:span><text:span text:style-name="T20">ﮑ</text:span><text:span text:style-name="T1"> </text:span><text:span text:style-name="T20">ﮒ</text:span><text:span text:style-name="T1"> </text:span><text:span text:style-name="T20">ﮓ</text:span><text:span text:style-name="T1"> </text:span><text:span text:style-name="T20">ﮔ</text:span><text:span text:style-name="T1"> </text:span><text:span text:style-name="T20">ﮕ</text:span><text:span text:style-name="T1"> </text:span><text:span text:style-name="T20">ﮖ</text:span><text:span text:style-name="T1"> </text:span><text:span text:style-name="T20">ﮗ</text:span><text:span text:style-name="T1"> </text:span><text:span text:style-name="T20">ﮘ</text:span><text:span text:style-name="T1"> </text:span><text:span text:style-name="T20">ﮙ</text:span><text:span text:style-name="T1"> </text:span><text:span text:style-name="T20">ﮚ</text:span><text:span text:style-name="T1"> </text:span><text:span text:style-name="T20">ﮛﮜ</text:span><text:span text:style-name="T1"> </text:span><text:span text:style-name="T20">ﮝ</text:span><text:span text:style-name="T1"> </text:span><text:span text:style-name="T20">ﮞ</text:span><text:span text:style-name="T1"> </text:span><text:span text:style-name="T20">ﮟ</text:span><text:span text:style-name="T1"> </text:span><text:span text:style-name="T20">ﮠ</text:span><text:span text:style-name="T1"> </text:span><text:span text:style-name="T20">ﮡ</text:span><text:span text:style-name="T1"> </text:span><text:span text:style-name="T20">ﮢ</text:span><text:span text:style-name="T1"> </text:span><text:span text:style-name="T20">ﮣ</text:span><text:span text:style-name="T1"> </text:span><text:span text:style-name="T20">ﮤ</text:span><text:span text:style-name="T1"> </text:span><text:span text:style-name="T20">ﮥ</text:span><text:span text:style-name="T1"> </text:span><text:span text:style-name="T20">ﮦ</text:span><text:span text:style-name="T1"> </text:span><text:span text:style-name="T20">ﮧ</text:span><text:span text:style-name="T1"> </text:span><text:span text:style-name="T20">ﮨ</text:span><text:span text:style-name="T1"> </text:span><text:span text:style-name="T20">ﮩ</text:span><text:span text:style-name="T1"> </text:span><text:span text:style-name="T20">ﮪ</text:span><text:span text:style-name="T1"> </text:span><text:span text:style-name="T20">ﮫ</text:span><text:span text:style-name="T1"> </text:span><text:span text:style-name="T20">ﮬ</text:span><text:span text:style-name="T1"> </text:span><text:span text:style-name="T20">ﮭ</text:span></text:p>
      <text:p text:style-name="P19"><text:span text:style-name="T20">ﮮ</text:span><text:span text:style-name="T1"> </text:span><text:span text:style-name="T20">ﮯ</text:span><text:span text:style-name="T1"> </text:span><text:span text:style-name="T20">ﮰ</text:span><text:span text:style-name="T1"> </text:span><text:span text:style-name="T20">ﮱ</text:span><text:span text:style-name="T1"> </text:span><text:span text:style-name="T20">ﯓ</text:span><text:span text:style-name="T1"> </text:span><text:span text:style-name="T20">ﯔ</text:span><text:span text:style-name="T1"> </text:span><text:span text:style-name="T20">ﯕ</text:span><text:span text:style-name="T1"> </text:span><text:span text:style-name="T20">ﯖ</text:span><text:span text:style-name="T1"> </text:span><text:span text:style-name="T20">ﯗ</text:span><text:span text:style-name="T1"> </text:span><text:span text:style-name="T20">ﯘ</text:span><text:span text:style-name="T1"> </text:span><text:span text:style-name="T20">ﯙ</text:span><text:span text:style-name="T1"> </text:span><text:span text:style-name="T20">ﯚ</text:span><text:span text:style-name="T1"> </text:span><text:span text:style-name="T20">ﯛ</text:span><text:span text:style-name="T1"> </text:span><text:span text:style-name="T20">ﯜ</text:span><text:span text:style-name="T1"> </text:span><text:span text:style-name="T20">ﯝ</text:span><text:span text:style-name="T1"> </text:span><text:span text:style-name="T20">ﯞ</text:span><text:span text:style-name="T1"> </text:span><text:span text:style-name="T20">ﯟ</text:span><text:span text:style-name="T1"> </text:span><text:span text:style-name="T20">ﯠ</text:span><text:span text:style-name="T1"> </text:span><text:span text:style-name="T20">ﯡ</text:span><text:span text:style-name="T1"> </text:span><text:span text:style-name="T20">ﯢ</text:span><text:span text:style-name="T1"> </text:span><text:span text:style-name="T20">ﯣ</text:span><text:span text:style-name="T1"> </text:span><text:span text:style-name="T20">ﯤ</text:span><text:span text:style-name="T1"> </text:span><text:span text:style-name="T20">ﯥ</text:span><text:span text:style-name="T1"> </text:span><text:span text:style-name="T20">ﯦ</text:span><text:span text:style-name="T1"> </text:span><text:span text:style-name="T20">ﯧ</text:span><text:span text:style-name="T1"> </text:span><text:span text:style-name="T20">ﯨ</text:span><text:span text:style-name="T1"> </text:span><text:span text:style-name="T20">ﯩ</text:span><text:span text:style-name="T1"> </text:span><text:span text:style-name="T20">ﯪ</text:span><text:span text:style-name="T1"> </text:span><text:span text:style-name="T20">ﯫ</text:span><text:span text:style-name="T1"> </text:span><text:span text:style-name="T20">ﯬ</text:span><text:span text:style-name="T1"> </text:span><text:span text:style-name="T20">ﯭﯮ</text:span><text:span text:style-name="T1"> </text:span><text:span text:style-name="T20">ﯯ</text:span><text:span text:style-name="T1"> </text:span><text:span text:style-name="T20">ﯰ</text:span><text:span text:style-name="T1"> </text:span><text:span text:style-name="T20">ﯱ</text:span><text:span text:style-name="T1"> </text:span><text:span text:style-name="T20">ﯲ</text:span><text:span text:style-name="T1"> </text:span><text:span text:style-name="T20">ﯳ</text:span><text:span text:style-name="T1"> </text:span><text:span text:style-name="T20">ﯴ</text:span><text:span text:style-name="T1"> </text:span><text:span text:style-name="T20">ﯵ</text:span><text:span text:style-name="T1"> </text:span><text:span text:style-name="T20">ﯶ</text:span><text:span text:style-name="T1"> </text:span><text:span text:style-name="T20">ﯷ</text:span><text:span text:style-name="T1"> </text:span><text:span text:style-name="T20">ﯸ</text:span><text:span text:style-name="T1"> </text:span><text:span text:style-name="T20">ﯹ</text:span><text:span text:style-name="T1"> </text:span><text:span text:style-name="T20">ﯺ</text:span><text:span text:style-name="T1"> </text:span><text:span text:style-name="T20">ﯻ</text:span><text:span text:style-name="T1"> </text:span><text:span text:style-name="T20">ﯼ</text:span><text:span text:style-name="T1"> </text:span><text:span text:style-name="T20">ﯽ</text:span><text:span text:style-name="T1"> </text:span><text:span text:style-name="T20">ﯾ</text:span><text:span text:style-name="T1"> </text:span><text:span text:style-name="T20">ﯿ</text:span><text:span text:style-name="T1"> </text:span><text:span text:style-name="T20">ﰀ</text:span><text:span text:style-name="T1"> </text:span><text:span text:style-name="T20">ﰁ</text:span><text:span text:style-name="T1"> </text:span><text:span text:style-name="T20">ﰂ</text:span><text:span text:style-name="T1"> </text:span><text:span text:style-name="T20">ﰃ</text:span><text:span text:style-name="T1"> </text:span><text:span text:style-name="T20">ﰄ</text:span><text:span text:style-name="T1"> </text:span><text:span text:style-name="T20">ﰅ</text:span><text:span text:style-name="T1"> </text:span><text:span text:style-name="T20">ﰆ</text:span><text:span text:style-name="T1"> </text:span><text:span text:style-name="T20">ﰇ</text:span></text:p>
      <text:p text:style-name="P12"><text:span text:style-name="T21">ﭑ</text:span><text:span text:style-name="T1"> </text:span><text:span text:style-name="T21">ﭒ</text:span><text:span text:style-name="T1"> </text:span><text:span text:style-name="T21">ﭓ</text:span><text:span text:style-name="T1"> </text:span><text:span text:style-name="T21">ﭔ</text:span><text:span text:style-name="T1"> </text:span><text:span text:style-name="T21">ﭕ</text:span><text:span text:style-name="T1"> </text:span><text:span text:style-name="T21">ﭖ</text:span><text:span text:style-name="T1"> </text:span><text:span text:style-name="T21">ﭗ</text:span><text:span text:style-name="T1"> </text:span><text:span text:style-name="T21">ﭘ</text:span><text:span text:style-name="T1"> </text:span><text:span text:style-name="T21">ﭙ</text:span><text:span text:style-name="T1"> </text:span><text:span text:style-name="T21">ﭚ</text:span><text:span text:style-name="T1"> </text:span><text:span text:style-name="T21">ﭛﭜ</text:span><text:span text:style-name="T1"> </text:span><text:span text:style-name="T21">ﭝ</text:span><text:span text:style-name="T1"> </text:span><text:span text:style-name="T21">ﭞ</text:span><text:span text:style-name="T1"> </text:span><text:span text:style-name="T21">ﭟ</text:span><text:span text:style-name="T1"> </text:span><text:span text:style-name="T21">ﭠ</text:span><text:span text:style-name="T1"> </text:span><text:span text:style-name="T21">ﭡ</text:span><text:span text:style-name="T1"> </text:span><text:span text:style-name="T21">ﭢ</text:span><text:span text:style-name="T1"> </text:span><text:span text:style-name="T21">ﭣ</text:span><text:span text:style-name="T1"> </text:span><text:span text:style-name="T21">ﭤ</text:span><text:span text:style-name="T1"> </text:span><text:span text:style-name="T21">ﭥ</text:span><text:span text:style-name="T1"> </text:span><text:span text:style-name="T21">ﭦ</text:span><text:span text:style-name="T1"> </text:span><text:span text:style-name="T21">ﭧ</text:span><text:span text:style-name="T1"> </text:span><text:span text:style-name="T21">ﭨ</text:span><text:span text:style-name="T1"> </text:span><text:span text:style-name="T21">ﭩ</text:span><text:span text:style-name="T1"> </text:span><text:span text:style-name="T21">ﭪ</text:span><text:span text:style-name="T1"> </text:span><text:span text:style-name="T21">ﭫ</text:span><text:span text:style-name="T1"> </text:span><text:span text:style-name="T21">ﭬ</text:span><text:span text:style-name="T1"> </text:span><text:span text:style-name="T21">ﭭ</text:span><text:span text:style-name="T1"> </text:span><text:span text:style-name="T21">ﭮ</text:span><text:span text:style-name="T1"> </text:span><text:span text:style-name="T21">ﭯ</text:span><text:span text:style-name="T1"> </text:span><text:span text:style-name="T21">ﭰ</text:span><text:span text:style-name="T1"> </text:span><text:span text:style-name="T21">ﭱ</text:span><text:span text:style-name="T1"> </text:span><text:span text:style-name="T21">ﭲ</text:span><text:span text:style-name="T1"> </text:span><text:span text:style-name="T21">ﭳﭴ</text:span><text:span text:style-name="T1"> </text:span><text:span text:style-name="T21">ﭵ</text:span><text:span text:style-name="T1"> </text:span><text:span text:style-name="T21">ﭶ</text:span><text:span text:style-name="T1"> </text:span><text:span text:style-name="T21">ﭷ</text:span><text:span text:style-name="T1"> </text:span><text:span text:style-name="T21">ﭸ</text:span><text:span text:style-name="T1"> </text:span><text:span text:style-name="T21">ﭹﭺ</text:span><text:span text:style-name="T1"> </text:span><text:span text:style-name="T21">ﭻ</text:span><text:span text:style-name="T1"> </text:span><text:span text:style-name="T21">ﭼ</text:span><text:span text:style-name="T1"> </text:span><text:span text:style-name="T21">ﭽ</text:span><text:span text:style-name="T1"> </text:span><text:span text:style-name="T21">ﭾ</text:span><text:span text:style-name="T1"> </text:span><text:span text:style-name="T21">ﭿ</text:span><text:span text:style-name="T1"> </text:span><text:span text:style-name="T21">ﮀ</text:span><text:span text:style-name="T1"> </text:span><text:span text:style-name="T21">ﮁ</text:span><text:span text:style-name="T1"> </text:span><text:span text:style-name="T21">ﮂﮃ</text:span><text:span text:style-name="T1"> </text:span><text:span text:style-name="T21">ﮄ</text:span><text:span text:style-name="T1"> </text:span><text:span text:style-name="T21">ﮅ</text:span><text:span text:style-name="T1"> </text:span><text:span text:style-name="T21">ﮆ</text:span><text:span text:style-name="T1"> </text:span><text:span text:style-name="T21">ﮇ</text:span><text:span text:style-name="T1"> </text:span><text:span text:style-name="T21">ﮈ</text:span><text:span text:style-name="T1"> </text:span><text:span text:style-name="T21">ﮉ</text:span><text:span text:style-name="T1"> </text:span><text:span text:style-name="T21">ﮊ</text:span><text:span text:style-name="T1"> </text:span><text:span text:style-name="T21">ﮋ</text:span><text:span text:style-name="T1"> </text:span><text:span text:style-name="T21">ﮌ</text:span><text:span text:style-name="T1"> </text:span><text:span text:style-name="T21">ﮍ</text:span><text:span text:style-name="T1"> </text:span><text:span text:style-name="T21">ﮎ</text:span><text:span text:style-name="T1"> </text:span><text:span text:style-name="T21">ﮏ</text:span><text:span text:style-name="T1"> </text:span><text:span text:style-name="T21">ﮐ</text:span><text:span text:style-name="T1"> </text:span><text:span text:style-name="T21">ﮑ</text:span><text:span text:style-name="T1"> </text:span><text:span text:style-name="T21">ﮒ</text:span><text:span text:style-name="T1"> </text:span><text:span text:style-name="T21">ﮓ</text:span><text:span text:style-name="T1"> </text:span><text:span text:style-name="T21">ﮔ</text:span><text:span text:style-name="T1"> </text:span><text:span text:style-name="T21">ﮕ</text:span><text:span text:style-name="T1"> </text:span><text:span text:style-name="T21">ﮖ</text:span><text:span text:style-name="T1"> </text:span><text:span text:style-name="T21">ﮗ</text:span><text:span text:style-name="T1"> </text:span><text:span text:style-name="T21">ﮘ</text:span><text:span text:style-name="T1"> </text:span><text:span text:style-name="T21">ﮙ</text:span><text:span text:style-name="T1"> </text:span><text:span text:style-name="T21">ﮚ</text:span><text:span text:style-name="T1"> </text:span><text:span text:style-name="T21">ﮛ</text:span><text:span text:style-name="T1"> </text:span><text:span text:style-name="T21">ﮜ</text:span><text:span text:style-name="T1"> </text:span><text:span text:style-name="T21">ﮝﮞ</text:span><text:span text:style-name="T1"> </text:span><text:span text:style-name="T21">ﮟ</text:span><text:span text:style-name="T1"> </text:span><text:span text:style-name="T21">ﮠ</text:span><text:span text:style-name="T1"> </text:span><text:span text:style-name="T21">ﮡ</text:span><text:span text:style-name="T1"> </text:span><text:span text:style-name="T21">ﮢ</text:span><text:span text:style-name="T1"> </text:span><text:span text:style-name="T21">ﮣﮤ</text:span><text:span text:style-name="T1"> </text:span><text:span text:style-name="T21">ﮥ</text:span><text:span text:style-name="T1"> </text:span><text:span text:style-name="T21">ﮦ</text:span><text:span text:style-name="T1"> </text:span><text:span text:style-name="T21">ﮧ</text:span><text:span text:style-name="T1"> </text:span><text:span text:style-name="T21">ﮨ</text:span><text:span text:style-name="T1"> </text:span><text:span text:style-name="T21">ﮩ</text:span><text:span text:style-name="T1"> </text:span><text:span text:style-name="T21">ﮪ</text:span><text:span text:style-name="T1"> </text:span><text:span text:style-name="T21">ﮫ</text:span><text:span text:style-name="T1"> </text:span><text:span text:style-name="T21">ﮬ</text:span><text:span text:style-name="T1"> </text:span><text:span text:style-name="T21">ﮭ</text:span><text:span text:style-name="T1"> </text:span><text:span text:style-name="T21">ﮮ</text:span><text:span text:style-name="T1"> </text:span><text:span text:style-name="T21">ﮯ</text:span><text:span text:style-name="T1"> </text:span><text:span text:style-name="T21">ﮰ</text:span><text:span text:style-name="T1"> </text:span><text:span text:style-name="T21">ﮱ</text:span><text:span text:style-name="T1"> </text:span><text:span text:style-name="T21">ﯓ</text:span><text:span text:style-name="T1"> </text:span><text:span text:style-name="T21">ﯔ</text:span><text:span text:style-name="T1"> </text:span><text:span text:style-name="T21">ﯕ</text:span><text:span text:style-name="T1"> </text:span><text:span text:style-name="T21">ﯖ</text:span><text:span text:style-name="T1"> </text:span><text:span text:style-name="T21">ﯗﯘ</text:span><text:span text:style-name="T1"> </text:span><text:span text:style-name="T21">ﯙ</text:span><text:span text:style-name="T1"> </text:span><text:span text:style-name="T21">ﯚ</text:span><text:span text:style-name="T1"> </text:span><text:span text:style-name="T21">ﯛ</text:span><text:span text:style-name="T1"> </text:span><text:span text:style-name="T21">ﯜ</text:span><text:span text:style-name="T1"> </text:span><text:span text:style-name="T21">ﯝ</text:span><text:span text:style-name="T1"> </text:span><text:span text:style-name="T21">ﯞ</text:span><text:span text:style-name="T1"> </text:span><text:span text:style-name="T21">ﯟ</text:span><text:span text:style-name="T1"> </text:span><text:span text:style-name="T21">ﯠ</text:span><text:span text:style-name="T1"> </text:span><text:span text:style-name="T21">ﯡ</text:span><text:span text:style-name="T1"> </text:span><text:span text:style-name="T21">ﯢ</text:span><text:span text:style-name="T1"> </text:span><text:span text:style-name="T21">ﯣ</text:span><text:span text:style-name="T1"> </text:span><text:span text:style-name="T21">ﯤ</text:span><text:span text:style-name="T1"> </text:span><text:span text:style-name="T21">ﯥﯦ</text:span><text:span text:style-name="T1"> </text:span><text:span text:style-name="T21">ﯧ</text:span><text:span text:style-name="T1"> </text:span><text:span text:style-name="T21">ﯨ</text:span><text:span text:style-name="T1"> </text:span><text:span text:style-name="T21">ﯩﯪ</text:span><text:span text:style-name="T1"> </text:span><text:span text:style-name="T21">ﯫ</text:span><text:span text:style-name="T1"> </text:span><text:span text:style-name="T21">ﯬ</text:span><text:span text:style-name="T1"> </text:span><text:span text:style-name="T21">ﯭ</text:span><text:span text:style-name="T1"> </text:span><text:span text:style-name="T21">ﯮ</text:span><text:span text:style-name="T1"> </text:span><text:span text:style-name="T21">ﯯ</text:span><text:span text:style-name="T1"> </text:span><text:span text:style-name="T21">ﯰ</text:span><text:span text:style-name="T1"> </text:span><text:span text:style-name="T21">ﯱ</text:span><text:span text:style-name="T1"> </text:span><text:span text:style-name="T21">ﯲ</text:span><text:span text:style-name="T1"> </text:span><text:span text:style-name="T21">ﯳ</text:span><text:span text:style-name="T1"> </text:span><text:span text:style-name="T21">ﯴ</text:span><text:span text:style-name="T1"> </text:span><text:span text:style-name="T21">ﯵ</text:span><text:span text:style-name="T1"> </text:span><text:span text:style-name="T21">ﯶ</text:span><text:span text:style-name="T1"> </text:span><text:span text:style-name="T21">ﯷ</text:span><text:span text:style-name="T1"> </text:span><text:span text:style-name="T21">ﯸ</text:span><text:span text:style-name="T1"> </text:span><text:span text:style-name="T21">ﯹ</text:span><text:span text:style-name="T1"> </text:span><text:span text:style-name="T21">ﯺ</text:span><text:span text:style-name="T1"> </text:span><text:span text:style-name="T21">ﯻ</text:span><text:span text:style-name="T1"> </text:span><text:span text:style-name="T21">ﯼ</text:span><text:span text:style-name="T1"> </text:span><text:span text:style-name="T21">ﯽﯾ</text:span></text:p>
      <text:p text:style-name="P20"><text:span text:style-name="T21">ﯿ</text:span><text:span text:style-name="T1"> </text:span><text:span text:style-name="T21">ﰀ</text:span><text:span text:style-name="T1"> </text:span><text:span text:style-name="T21">ﰁ</text:span><text:span text:style-name="T1"> </text:span><text:span text:style-name="T21">ﰂﰃ</text:span><text:span text:style-name="T1"> </text:span><text:span text:style-name="T21">ﰄ</text:span><text:span text:style-name="T1"> </text:span><text:span text:style-name="T21">ﰅ</text:span><text:span text:style-name="T1"> </text:span><text:span text:style-name="T21">ﰆ</text:span><text:span text:style-name="T1"> </text:span><text:span text:style-name="T21">ﰇ</text:span><text:span text:style-name="T1"> </text:span><text:span text:style-name="T21">ﰈ</text:span><text:span text:style-name="T1"> </text:span><text:span text:style-name="T21">ﰉﰊ</text:span><text:span text:style-name="T1"> </text:span><text:span text:style-name="T21">ﰋ</text:span><text:span text:style-name="T1"> </text:span><text:span text:style-name="T21">ﰌ</text:span><text:span text:style-name="T1"> </text:span><text:span text:style-name="T21">ﰍ</text:span><text:span text:style-name="T1"> </text:span><text:span text:style-name="T21">ﰎﰏ</text:span><text:span text:style-name="T1"> </text:span><text:span text:style-name="T21">ﰐ</text:span><text:span text:style-name="T1"> </text:span><text:span text:style-name="T21">ﰑ</text:span><text:span text:style-name="T1"> </text:span><text:span text:style-name="T21">ﰒ</text:span><text:span text:style-name="T1"> </text:span><text:span text:style-name="T21">ﰓ</text:span><text:span text:style-name="T1"> </text:span><text:span text:style-name="T21">ﰔ</text:span></text:p>
      <text:p text:style-name="P13"><text:span text:style-name="T22">ﭑ</text:span><text:span text:style-name="T1"> </text:span><text:span text:style-name="T22">ﭒ</text:span><text:span text:style-name="T1"> </text:span><text:span text:style-name="T22">ﭓ</text:span><text:span text:style-name="T1"> </text:span><text:span text:style-name="T22">ﭔ</text:span><text:span text:style-name="T1"> </text:span><text:span text:style-name="T22">ﭕ</text:span><text:span text:style-name="T1"> </text:span><text:span text:style-name="T22">ﭖ</text:span><text:span text:style-name="T1"> </text:span><text:span text:style-name="T22">ﭗ</text:span><text:span text:style-name="T1"> </text:span><text:span text:style-name="T22">ﭘ</text:span><text:span text:style-name="T1"> </text:span><text:span text:style-name="T22">ﭙ</text:span><text:span text:style-name="T1"> </text:span><text:span text:style-name="T22">ﭚ</text:span><text:span text:style-name="T1"> </text:span><text:span text:style-name="T22">ﭛﭜ</text:span><text:span text:style-name="T1"> </text:span><text:span text:style-name="T22">ﭝ</text:span><text:span text:style-name="T1"> </text:span><text:span text:style-name="T22">ﭞ</text:span><text:span text:style-name="T1"> </text:span><text:span text:style-name="T22">ﭟ</text:span><text:span text:style-name="T1"> </text:span><text:span text:style-name="T22">ﭠ</text:span><text:span text:style-name="T1"> </text:span><text:span text:style-name="T22">ﭡ</text:span><text:span text:style-name="T1"> </text:span><text:span text:style-name="T22">ﭢ</text:span><text:span text:style-name="T1"> </text:span><text:span text:style-name="T22">ﭣ</text:span><text:span text:style-name="T1"> </text:span><text:span text:style-name="T22">ﭤ</text:span><text:span text:style-name="T1"> </text:span><text:span text:style-name="T22">ﭥ</text:span><text:span text:style-name="T1"> </text:span><text:span text:style-name="T22">ﭦ</text:span><text:span text:style-name="T1"> </text:span><text:span text:style-name="T22">ﭧ</text:span><text:span text:style-name="T1"> </text:span><text:span text:style-name="T22">ﭨ</text:span><text:span text:style-name="T1"> </text:span><text:span text:style-name="T22">ﭩ</text:span><text:span text:style-name="T1"> </text:span><text:span text:style-name="T22">ﭪ</text:span><text:span text:style-name="T1"> </text:span><text:span text:style-name="T22">ﭫ</text:span><text:span text:style-name="T1"> </text:span><text:span text:style-name="T22">ﭬ</text:span><text:span text:style-name="T1"> </text:span><text:span text:style-name="T22">ﭭ</text:span><text:span text:style-name="T1"> </text:span><text:span text:style-name="T22">ﭮ</text:span><text:span text:style-name="T1"> </text:span><text:span text:style-name="T22">ﭯ</text:span><text:span text:style-name="T1"> </text:span><text:span text:style-name="T22">ﭰ</text:span><text:span text:style-name="T1"> </text:span><text:span text:style-name="T22">ﭱ</text:span><text:span text:style-name="T1"> </text:span><text:span text:style-name="T22">ﭲ</text:span><text:span text:style-name="T1"> </text:span><text:span text:style-name="T22">ﭳ</text:span><text:span text:style-name="T1"> </text:span><text:span text:style-name="T22">ﭴ</text:span><text:span text:style-name="T1"> </text:span><text:span text:style-name="T22">ﭵ</text:span><text:span text:style-name="T1"> </text:span><text:span text:style-name="T22">ﭶ</text:span><text:span text:style-name="T1"> </text:span><text:span text:style-name="T22">ﭷ</text:span><text:span text:style-name="T1"> </text:span><text:span text:style-name="T22">ﭸ</text:span><text:span text:style-name="T1"> </text:span><text:span text:style-name="T22">ﭹ</text:span><text:span text:style-name="T1"> </text:span><text:span text:style-name="T22">ﭺ</text:span><text:span text:style-name="T1"> </text:span><text:span text:style-name="T22">ﭻ</text:span><text:span text:style-name="T1"> </text:span><text:span text:style-name="T22">ﭼ</text:span><text:span text:style-name="T1"> </text:span><text:span text:style-name="T22">ﭽ</text:span><text:span text:style-name="T1"> </text:span><text:span text:style-name="T22">ﭾ</text:span><text:span text:style-name="T1"> </text:span><text:span text:style-name="T22">ﭿ</text:span><text:span text:style-name="T1"> </text:span><text:span text:style-name="T22">ﮀﮁ</text:span><text:span text:style-name="T1"> </text:span><text:span text:style-name="T22">ﮂ</text:span><text:span text:style-name="T1"> </text:span><text:span text:style-name="T22">ﮃ</text:span><text:span text:style-name="T1"> </text:span><text:span text:style-name="T22">ﮄ</text:span><text:span text:style-name="T1"> </text:span><text:span text:style-name="T22">ﮅ</text:span><text:span text:style-name="T1"> </text:span><text:span text:style-name="T22">ﮆ</text:span><text:span text:style-name="T1"> </text:span><text:span text:style-name="T22">ﮇ</text:span><text:span text:style-name="T1"> </text:span><text:span text:style-name="T22">ﮈ</text:span><text:span text:style-name="T1"> </text:span><text:span text:style-name="T22">ﮉ</text:span><text:span text:style-name="T1"> </text:span><text:span text:style-name="T22">ﮊ</text:span><text:span text:style-name="T1"> </text:span><text:span text:style-name="T22">ﮋ</text:span><text:span text:style-name="T1"> </text:span><text:span text:style-name="T22">ﮌ</text:span><text:span text:style-name="T1"> </text:span><text:span text:style-name="T22">ﮍ</text:span><text:span text:style-name="T1"> </text:span><text:span text:style-name="T22">ﮎ</text:span><text:span text:style-name="T1"> </text:span><text:span text:style-name="T22">ﮏ</text:span></text:p>
      <text:p text:style-name="P21"><text:span text:style-name="T22">ﮐ</text:span><text:span text:style-name="T1"> </text:span><text:span text:style-name="T22">ﮑ</text:span><text:span text:style-name="T1"> </text:span><text:span text:style-name="T22">ﮒ</text:span><text:span text:style-name="T1"> </text:span><text:span text:style-name="T22">ﮓ</text:span><text:span text:style-name="T1"> </text:span><text:span text:style-name="T22">ﮔ</text:span><text:span text:style-name="T1"> </text:span><text:span text:style-name="T22">ﮕ</text:span><text:span text:style-name="T1"> </text:span><text:span text:style-name="T22">ﮖ</text:span><text:span text:style-name="T1"> </text:span><text:span text:style-name="T22">ﮗ</text:span><text:span text:style-name="T1"> </text:span><text:span text:style-name="T22">ﮘ</text:span><text:span text:style-name="T1"> </text:span><text:span text:style-name="T22">ﮙ</text:span><text:span text:style-name="T1"> </text:span><text:span text:style-name="T22">ﮚ</text:span><text:span text:style-name="T1"> </text:span><text:span text:style-name="T22">ﮛ</text:span><text:span text:style-name="T1"> </text:span><text:span text:style-name="T22">ﮜ</text:span><text:span text:style-name="T1"> </text:span><text:span text:style-name="T22">ﮝ</text:span><text:span text:style-name="T1"> </text:span><text:span text:style-name="T22">ﮞ</text:span><text:span text:style-name="T1"> </text:span><text:span text:style-name="T22">ﮟ</text:span><text:span text:style-name="T1"> </text:span><text:span text:style-name="T22">ﮠ</text:span><text:span text:style-name="T1"> </text:span><text:span text:style-name="T22">ﮡﮢ</text:span><text:span text:style-name="T1"> </text:span><text:span text:style-name="T22">ﮣ</text:span><text:span text:style-name="T1"> </text:span><text:span text:style-name="T22">ﮤ</text:span><text:span text:style-name="T1"> </text:span><text:span text:style-name="T22">ﮥ</text:span><text:span text:style-name="T1"> </text:span><text:span text:style-name="T22">ﮦ</text:span><text:span text:style-name="T1"> </text:span><text:span text:style-name="T22">ﮧﮨ</text:span><text:span text:style-name="T1"> </text:span><text:span text:style-name="T22">ﮩ</text:span><text:span text:style-name="T1"> </text:span><text:span text:style-name="T22">ﮪ</text:span><text:span text:style-name="T1"> </text:span><text:span text:style-name="T22">ﮫ</text:span><text:span text:style-name="T1"> </text:span><text:span text:style-name="T22">ﮬ</text:span><text:span text:style-name="T1"> </text:span><text:span text:style-name="T22">ﮭ</text:span><text:span text:style-name="T1"> </text:span><text:span text:style-name="T22">ﮮ</text:span><text:span text:style-name="T1"> </text:span><text:span text:style-name="T22">ﮯ</text:span><text:span text:style-name="T1"> </text:span><text:span text:style-name="T22">ﮰﮱ</text:span><text:span text:style-name="T1"> </text:span><text:span text:style-name="T22">ﯓ</text:span><text:span text:style-name="T1"> </text:span><text:span text:style-name="T22">ﯔ</text:span><text:span text:style-name="T1"> </text:span><text:span text:style-name="T22">ﯕ</text:span><text:span text:style-name="T1"> </text:span><text:span text:style-name="T22">ﯖ</text:span><text:span text:style-name="T1"> </text:span><text:span text:style-name="T22">ﯗ</text:span><text:span text:style-name="T1"> </text:span><text:span text:style-name="T22">ﯘ</text:span><text:span text:style-name="T1"> </text:span><text:span text:style-name="T22">ﯙ</text:span><text:span text:style-name="T1"> </text:span><text:span text:style-name="T22">ﯚ</text:span><text:span text:style-name="T1"> </text:span><text:span text:style-name="T22">ﯛ</text:span><text:span text:style-name="T1"> </text:span><text:span text:style-name="T22">ﯜ</text:span><text:span text:style-name="T1"> </text:span><text:span text:style-name="T22">ﯝ</text:span><text:span text:style-name="T1"> </text:span><text:span text:style-name="T22">ﯞ</text:span><text:span text:style-name="T1"> </text:span><text:span text:style-name="T22">ﯟ</text:span><text:span text:style-name="T1"> </text:span><text:span text:style-name="T22">ﯠ</text:span><text:span text:style-name="T1"> </text:span><text:span text:style-name="T22">ﯡ</text:span><text:span text:style-name="T1"> </text:span><text:span text:style-name="T22">ﯢ</text:span><text:span text:style-name="T1"> </text:span><text:span text:style-name="T22">ﯣ</text:span><text:span text:style-name="T1"> </text:span><text:span text:style-name="T22">ﯤ</text:span><text:span text:style-name="T1"> </text:span><text:span text:style-name="T22">ﯥ</text:span><text:span text:style-name="T1"> </text:span><text:span text:style-name="T22">ﯦ</text:span><text:span text:style-name="T1"> </text:span><text:span text:style-name="T22">ﯧ</text:span><text:span text:style-name="T1"> </text:span><text:span text:style-name="T22">ﯨ</text:span><text:span text:style-name="T1"> </text:span><text:span text:style-name="T22">ﯩ</text:span><text:span text:style-name="T1"> </text:span><text:span text:style-name="T22">ﯪﯫ</text:span><text:span text:style-name="T1"> </text:span><text:span text:style-name="T22">ﯬ</text:span><text:span text:style-name="T1"> </text:span><text:span text:style-name="T22">ﯭ</text:span><text:span text:style-name="T1"> </text:span><text:span text:style-name="T22">ﯮ</text:span><text:span text:style-name="T1"> </text:span><text:span text:style-name="T22">ﯯ</text:span><text:span text:style-name="T1"> </text:span><text:span text:style-name="T22">ﯰ</text:span><text:span text:style-name="T1"> </text:span><text:span text:style-name="T22">ﯱ</text:span><text:span text:style-name="T1"> </text:span><text:span text:style-name="T22">ﯲ</text:span><text:span text:style-name="T1"> </text:span><text:span text:style-name="T22">ﯳ</text:span><text:span text:style-name="T1"> </text:span><text:span text:style-name="T22">ﯴ</text:span></text:p>
      <text:p text:style-name="P14"><text:span text:style-name="T23">ﭑ</text:span><text:span text:style-name="T1"> </text:span><text:span text:style-name="T23">ﭒ</text:span><text:span text:style-name="T1"> </text:span><text:span text:style-name="T23">ﭓ</text:span><text:span text:style-name="T1"> </text:span><text:span text:style-name="T23">ﭔ</text:span><text:span text:style-name="T1"> </text:span><text:span text:style-name="T23">ﭕ</text:span><text:span text:style-name="T1"> </text:span><text:span text:style-name="T23">ﭖ</text:span><text:span text:style-name="T1"> </text:span><text:span text:style-name="T23">ﭗ</text:span><text:span text:style-name="T1"> </text:span><text:span text:style-name="T23">ﭘ</text:span><text:span text:style-name="T1"> </text:span><text:span text:style-name="T23">ﭙ</text:span><text:span text:style-name="T1"> </text:span><text:span text:style-name="T23">ﭚ</text:span><text:span text:style-name="T1"> </text:span><text:span text:style-name="T23">ﭛ</text:span><text:span text:style-name="T1"> </text:span><text:span text:style-name="T23">ﭜ</text:span><text:span text:style-name="T1"> </text:span><text:span text:style-name="T23">ﭝ</text:span><text:span text:style-name="T1"> </text:span><text:span text:style-name="T23">ﭞ</text:span><text:span text:style-name="T1"> </text:span><text:span text:style-name="T23">ﭟ</text:span><text:span text:style-name="T1"> </text:span><text:span text:style-name="T23">ﭠ</text:span><text:span text:style-name="T1"> </text:span><text:span text:style-name="T23">ﭡ</text:span><text:span text:style-name="T1"> </text:span><text:span text:style-name="T23">ﭢﭣ</text:span><text:span text:style-name="T1"> </text:span><text:span text:style-name="T23">ﭤ</text:span><text:span text:style-name="T1"> </text:span><text:span text:style-name="T23">ﭥ</text:span><text:span text:style-name="T1"> </text:span><text:span text:style-name="T23">ﭦ</text:span><text:span text:style-name="T1"> </text:span><text:span text:style-name="T23">ﭧ</text:span><text:span text:style-name="T1"> </text:span><text:span text:style-name="T23">ﭨ</text:span><text:span text:style-name="T1"> </text:span><text:span text:style-name="T23">ﭩ</text:span><text:span text:style-name="T1"> </text:span><text:span text:style-name="T23">ﭪ</text:span><text:span text:style-name="T1"> </text:span><text:span text:style-name="T23">ﭫ</text:span><text:span text:style-name="T1"> </text:span><text:span text:style-name="T23">ﭬ</text:span><text:span text:style-name="T1"> </text:span><text:span text:style-name="T23">ﭭ</text:span><text:span text:style-name="T1"> </text:span><text:span text:style-name="T23">ﭮ</text:span><text:span text:style-name="T1"> </text:span><text:span text:style-name="T23">ﭯ</text:span><text:span text:style-name="T1"> </text:span><text:span text:style-name="T23">ﭰ</text:span><text:span text:style-name="T1"> </text:span><text:span text:style-name="T23">ﭱ</text:span><text:span text:style-name="T1"> </text:span><text:span text:style-name="T23">ﭲ</text:span><text:span text:style-name="T1"> </text:span><text:span text:style-name="T23">ﭳ</text:span><text:span text:style-name="T1"> </text:span><text:span text:style-name="T23">ﭴ</text:span><text:span text:style-name="T1"> </text:span><text:span text:style-name="T23">ﭵ</text:span><text:span text:style-name="T1"> </text:span><text:span text:style-name="T23">ﭶ</text:span><text:span text:style-name="T1"> </text:span><text:span text:style-name="T23">ﭷ</text:span><text:span text:style-name="T1"> </text:span><text:span text:style-name="T23">ﭸﭹ</text:span><text:span text:style-name="T1"> </text:span><text:span text:style-name="T23">ﭺ</text:span><text:span text:style-name="T1"> </text:span><text:span text:style-name="T23">ﭻ</text:span><text:span text:style-name="T1"> </text:span><text:span text:style-name="T23">ﭼ</text:span><text:span text:style-name="T1"> </text:span><text:span text:style-name="T23">ﭽ</text:span><text:span text:style-name="T1"> </text:span><text:span text:style-name="T23">ﭾ</text:span><text:span text:style-name="T1"> </text:span><text:span text:style-name="T23">ﭿ</text:span><text:span text:style-name="T1"> </text:span><text:span text:style-name="T23">ﮀ</text:span><text:span text:style-name="T1"> </text:span><text:span text:style-name="T23">ﮁﮂ</text:span><text:span text:style-name="T1"> </text:span><text:span text:style-name="T23">ﮃ</text:span><text:span text:style-name="T1"> </text:span><text:span text:style-name="T23">ﮄ</text:span><text:span text:style-name="T1"> </text:span><text:span text:style-name="T23">ﮅ</text:span><text:span text:style-name="T1"> </text:span><text:span text:style-name="T23">ﮆ</text:span><text:span text:style-name="T1"> </text:span><text:span text:style-name="T23">ﮇ</text:span><text:span text:style-name="T1"> </text:span><text:span text:style-name="T23">ﮈ</text:span><text:span text:style-name="T1"> </text:span><text:span text:style-name="T23">ﮉ</text:span><text:span text:style-name="T1"> </text:span><text:span text:style-name="T23">ﮊ</text:span><text:span text:style-name="T1"> </text:span><text:span text:style-name="T23">ﮋ</text:span><text:span text:style-name="T1"> </text:span><text:span text:style-name="T23">ﮌ</text:span><text:span text:style-name="T1"> </text:span><text:span text:style-name="T23">ﮍ</text:span><text:span text:style-name="T1"> </text:span><text:span text:style-name="T23">ﮎ</text:span><text:span text:style-name="T1"> </text:span><text:span text:style-name="T23">ﮏ</text:span><text:span text:style-name="T1"> </text:span><text:span text:style-name="T23">ﮐ</text:span><text:span text:style-name="T1"> </text:span><text:span text:style-name="T23">ﮑ</text:span><text:span text:style-name="T1"> </text:span><text:span text:style-name="T23">ﮒ</text:span><text:span text:style-name="T1"> </text:span><text:span text:style-name="T23">ﮓ</text:span><text:span text:style-name="T1"> </text:span><text:span text:style-name="T23">ﮔ</text:span><text:span text:style-name="T1"> </text:span><text:span text:style-name="T23">ﮕ</text:span><text:span text:style-name="T1"> </text:span><text:span text:style-name="T23">ﮖ</text:span><text:span text:style-name="T1"> </text:span><text:span text:style-name="T23">ﮗ</text:span><text:span text:style-name="T1"> </text:span><text:span text:style-name="T23">ﮘ</text:span><text:span text:style-name="T1"> </text:span><text:span text:style-name="T23">ﮙ</text:span><text:span text:style-name="T1"> </text:span><text:span text:style-name="T23">ﮚ</text:span><text:span text:style-name="T1"> </text:span><text:span text:style-name="T23">ﮛ</text:span><text:span text:style-name="T1"> </text:span><text:span text:style-name="T23">ﮜ</text:span><text:span text:style-name="T1"> </text:span><text:span text:style-name="T23">ﮝ</text:span><text:span text:style-name="T1"> </text:span><text:span text:style-name="T23">ﮞ</text:span><text:span text:style-name="T1"> </text:span><text:span text:style-name="T23">ﮟ</text:span><text:span text:style-name="T1"> </text:span><text:span text:style-name="T23">ﮠ</text:span><text:span text:style-name="T1"> </text:span><text:span text:style-name="T23">ﮡ</text:span><text:span text:style-name="T1"> </text:span><text:span text:style-name="T23">ﮢ</text:span><text:span text:style-name="T1"> </text:span><text:span text:style-name="T23">ﮣ</text:span><text:span text:style-name="T1"> </text:span><text:span text:style-name="T23">ﮤ</text:span><text:span text:style-name="T1"> </text:span><text:span text:style-name="T23">ﮥ</text:span><text:span text:style-name="T1"> </text:span><text:span text:style-name="T23">ﮦ</text:span><text:span text:style-name="T1"> </text:span><text:span text:style-name="T23">ﮧ</text:span><text:span text:style-name="T1"> </text:span><text:span text:style-name="T23">ﮨ</text:span><text:span text:style-name="T1"> </text:span><text:span text:style-name="T23">ﮩ</text:span><text:span text:style-name="T1"> </text:span><text:span text:style-name="T23">ﮪ</text:span><text:span text:style-name="T1"> </text:span><text:span text:style-name="T23">ﮫ</text:span><text:span text:style-name="T1"> </text:span><text:span text:style-name="T23">ﮬ</text:span><text:span text:style-name="T1"> </text:span><text:span text:style-name="T23">ﮭ</text:span><text:span text:style-name="T1"> </text:span><text:span text:style-name="T23">ﮮ</text:span><text:span text:style-name="T1"> </text:span><text:span text:style-name="T23">ﮯ</text:span><text:span text:style-name="T1"> </text:span><text:span text:style-name="T23">ﮰ</text:span><text:span text:style-name="T1"> </text:span><text:span text:style-name="T23">ﮱﯓ</text:span><text:span text:style-name="T1"> </text:span><text:span text:style-name="T23">ﯔ</text:span><text:span text:style-name="T1"> </text:span><text:span text:style-name="T23">ﯕ</text:span><text:span text:style-name="T1"> </text:span><text:span text:style-name="T23">ﯖ</text:span><text:span text:style-name="T1"> </text:span><text:span text:style-name="T23">ﯗ</text:span><text:span text:style-name="T1"> </text:span><text:span text:style-name="T23">ﯘ</text:span><text:span text:style-name="T1"> </text:span><text:span text:style-name="T23">ﯙ</text:span><text:span text:style-name="T1"> </text:span><text:span text:style-name="T23">ﯚ</text:span><text:span text:style-name="T1"> </text:span><text:span text:style-name="T23">ﯛ</text:span><text:span text:style-name="T1"> </text:span><text:span text:style-name="T23">ﯜ</text:span><text:span text:style-name="T1"> </text:span><text:span text:style-name="T23">ﯝ</text:span><text:span text:style-name="T1"> </text:span><text:span text:style-name="T23">ﯞ</text:span><text:span text:style-name="T1"> </text:span><text:span text:style-name="T23">ﯟ</text:span><text:span text:style-name="T1"> </text:span><text:span text:style-name="T23">ﯠ</text:span><text:span text:style-name="T1"> </text:span><text:span text:style-name="T23">ﯡ</text:span><text:span text:style-name="T1"> </text:span><text:span text:style-name="T23">ﯢﯣ</text:span><text:span text:style-name="T1"> </text:span><text:span text:style-name="T23">ﯤ</text:span><text:span text:style-name="T1"> </text:span><text:span text:style-name="T23">ﯥ</text:span><text:span text:style-name="T1"> </text:span><text:span text:style-name="T23">ﯦ</text:span><text:span text:style-name="T1"> </text:span><text:span text:style-name="T23">ﯧ</text:span><text:span text:style-name="T1"> </text:span><text:span text:style-name="T23">ﯨ</text:span><text:span text:style-name="T1"> </text:span><text:span text:style-name="T23">ﯩ</text:span><text:span text:style-name="T1"> </text:span><text:span text:style-name="T23">ﯪ</text:span><text:span text:style-name="T1"> </text:span><text:span text:style-name="T23">ﯫ</text:span><text:span text:style-name="T1"> </text:span><text:span text:style-name="T23">ﯬ</text:span><text:span text:style-name="T1"> </text:span><text:span text:style-name="T23">ﯭ</text:span><text:span text:style-name="T1"> </text:span><text:span text:style-name="T23">ﯮ</text:span><text:span text:style-name="T1"> </text:span><text:span text:style-name="T23">ﯯ</text:span><text:span text:style-name="T1"> </text:span><text:span text:style-name="T23">ﯰ</text:span><text:span text:style-name="T1"> </text:span><text:span text:style-name="T23">ﯱ</text:span><text:span text:style-name="T1"> </text:span><text:span text:style-name="T23">ﯲ</text:span><text:span text:style-name="T1"> </text:span><text:span text:style-name="T23">ﯳ</text:span><text:span text:style-name="T1"> </text:span><text:span text:style-name="T23">ﯴ</text:span><text:span text:style-name="T1"> </text:span><text:span text:style-name="T23">ﯵ</text:span><text:span text:style-name="T1"> </text:span><text:span text:style-name="T23">ﯶ</text:span><text:span text:style-name="T1"> </text:span><text:span text:style-name="T23">ﯷ</text:span><text:span text:style-name="T1"> </text:span><text:span text:style-name="T23">ﯸﯹ</text:span><text:span text:style-name="T1"> </text:span><text:span text:style-name="T23">ﯺ</text:span><text:span text:style-name="T1"> </text:span><text:span text:style-name="T23">ﯻ</text:span><text:span text:style-name="T1"> </text:span><text:span text:style-name="T23">ﯼ</text:span><text:span text:style-name="T1"> </text:span><text:span text:style-name="T23">ﯽ</text:span><text:span text:style-name="T1"> </text:span><text:span text:style-name="T23">ﯾ</text:span></text:p>
      <text:p text:style-name="P15"><text:span text:style-name="T24">ﭑ</text:span><text:span text:style-name="T1"> </text:span><text:span text:style-name="T24">ﭒ</text:span><text:span text:style-name="T1"> </text:span><text:span text:style-name="T24">ﭓ</text:span><text:span text:style-name="T1"> </text:span><text:span text:style-name="T24">ﭔ</text:span><text:span text:style-name="T1"> </text:span><text:span text:style-name="T24">ﭕ</text:span><text:span text:style-name="T1"> </text:span><text:span text:style-name="T24">ﭖ</text:span><text:span text:style-name="T1"> </text:span><text:span text:style-name="T24">ﭗ</text:span><text:span text:style-name="T1"> </text:span><text:span text:style-name="T24">ﭘ</text:span><text:span text:style-name="T1"> </text:span><text:span text:style-name="T24">ﭙ</text:span><text:span text:style-name="T1"> </text:span><text:span text:style-name="T24">ﭚ</text:span><text:span text:style-name="T1"> </text:span><text:span text:style-name="T24">ﭛ</text:span><text:span text:style-name="T1"> </text:span><text:span text:style-name="T24">ﭜ</text:span><text:span text:style-name="T1"> </text:span><text:span text:style-name="T24">ﭝﭞ</text:span><text:span text:style-name="T1"> </text:span><text:span text:style-name="T24">ﭟ</text:span><text:span text:style-name="T1"> </text:span><text:span text:style-name="T24">ﭠ</text:span><text:span text:style-name="T1"> </text:span><text:span text:style-name="T24">ﭡﭢ</text:span><text:span text:style-name="T1"> </text:span><text:span text:style-name="T24">ﭣ</text:span><text:span text:style-name="T1"> </text:span><text:span text:style-name="T24">ﭤ</text:span><text:span text:style-name="T1"> </text:span><text:span text:style-name="T24">ﭥ</text:span><text:span text:style-name="T1"> </text:span><text:span text:style-name="T24">ﭦ</text:span><text:span text:style-name="T1"> </text:span><text:span text:style-name="T24">ﭧ</text:span><text:span text:style-name="T1"> </text:span><text:span text:style-name="T24">ﭨ</text:span><text:span text:style-name="T1"> </text:span><text:span text:style-name="T24">ﭩ</text:span><text:span text:style-name="T1"> </text:span><text:span text:style-name="T24">ﭪ</text:span><text:span text:style-name="T1"> </text:span><text:span text:style-name="T24">ﭫ</text:span><text:span text:style-name="T1"> </text:span><text:span text:style-name="T24">ﭬ</text:span><text:span text:style-name="T1"> </text:span><text:span text:style-name="T24">ﭭ</text:span><text:span text:style-name="T1"> </text:span><text:span text:style-name="T24">ﭮ</text:span><text:span text:style-name="T1"> </text:span><text:span text:style-name="T24">ﭯ</text:span><text:span text:style-name="T1"> </text:span><text:span text:style-name="T24">ﭰ</text:span><text:span text:style-name="T1"> </text:span><text:span text:style-name="T24">ﭱ</text:span><text:span text:style-name="T1"> </text:span><text:span text:style-name="T24">ﭲ</text:span><text:span text:style-name="T1"> </text:span><text:span text:style-name="T24">ﭳ</text:span><text:span text:style-name="T1"> </text:span><text:span text:style-name="T24">ﭴ</text:span><text:span text:style-name="T1"> </text:span><text:span text:style-name="T24">ﭵ</text:span><text:span text:style-name="T1"> </text:span><text:span text:style-name="T24">ﭶ</text:span><text:span text:style-name="T1"> </text:span><text:span text:style-name="T24">ﭷ</text:span><text:span text:style-name="T1"> </text:span><text:span text:style-name="T24">ﭸ</text:span><text:span text:style-name="T1"> </text:span><text:span text:style-name="T24">ﭹﭺ</text:span><text:span text:style-name="T1"> </text:span><text:span text:style-name="T24">ﭻ</text:span><text:span text:style-name="T1"> </text:span><text:span text:style-name="T24">ﭼ</text:span><text:span text:style-name="T1"> </text:span><text:span text:style-name="T24">ﭽ</text:span><text:span text:style-name="T1"> </text:span><text:span text:style-name="T24">ﭾ</text:span><text:span text:style-name="T1"> </text:span><text:span text:style-name="T24">ﭿ</text:span></text:p>
      <text:p text:style-name="P23"><text:span text:style-name="T24">ﮀ</text:span><text:span text:style-name="T1"> </text:span><text:span text:style-name="T24">ﮁ</text:span><text:span text:style-name="T1"> </text:span><text:span text:style-name="T24">ﮂ</text:span><text:span text:style-name="T1"> </text:span><text:span text:style-name="T24">ﮃ</text:span><text:span text:style-name="T1"> </text:span><text:span text:style-name="T24">ﮄ</text:span><text:span text:style-name="T1"> </text:span><text:span text:style-name="T24">ﮅ</text:span><text:span text:style-name="T1"> </text:span><text:span text:style-name="T24">ﮆ</text:span><text:span text:style-name="T1"> </text:span><text:span text:style-name="T24">ﮇ</text:span><text:span text:style-name="T1"> </text:span><text:span text:style-name="T24">ﮈ</text:span><text:span text:style-name="T1"> </text:span><text:span text:style-name="T24">ﮉ</text:span><text:span text:style-name="T1"> </text:span><text:span text:style-name="T24">ﮊ</text:span><text:span text:style-name="T1"> </text:span><text:span text:style-name="T24">ﮋ</text:span><text:span text:style-name="T1"> </text:span><text:span text:style-name="T24">ﮌﮍ</text:span><text:span text:style-name="T1"> </text:span><text:span text:style-name="T24">ﮎ</text:span><text:span text:style-name="T1"> </text:span><text:span text:style-name="T24">ﮏ</text:span><text:span text:style-name="T1"> </text:span><text:span text:style-name="T24">ﮐ</text:span><text:span text:style-name="T1"> </text:span><text:span text:style-name="T24">ﮑ</text:span><text:span text:style-name="T1"> </text:span><text:span text:style-name="T24">ﮒ</text:span><text:span text:style-name="T1"> </text:span><text:span text:style-name="T24">ﮓ</text:span><text:span text:style-name="T1"> </text:span><text:span text:style-name="T24">ﮔ</text:span><text:span text:style-name="T1"> </text:span><text:span text:style-name="T24">ﮕ</text:span><text:span text:style-name="T1"> </text:span><text:span text:style-name="T24">ﮖ</text:span><text:span text:style-name="T1"> </text:span><text:span text:style-name="T24">ﮗ</text:span><text:span text:style-name="T1"> </text:span><text:span text:style-name="T24">ﮘ</text:span><text:span text:style-name="T1"> </text:span><text:span text:style-name="T24">ﮙ</text:span><text:span text:style-name="T1"> </text:span><text:span text:style-name="T24">ﮚ</text:span><text:span text:style-name="T1"> </text:span><text:span text:style-name="T24">ﮛ</text:span><text:span text:style-name="T1"> </text:span><text:span text:style-name="T24">ﮜ</text:span><text:span text:style-name="T1"> </text:span><text:span text:style-name="T24">ﮝ</text:span><text:span text:style-name="T1"> </text:span><text:span text:style-name="T24">ﮞ</text:span><text:span text:style-name="T1"> </text:span><text:span text:style-name="T24">ﮟ</text:span><text:span text:style-name="T1"> </text:span><text:span text:style-name="T24">ﮠﮡ</text:span><text:span text:style-name="T1"> </text:span><text:span text:style-name="T24">ﮢ</text:span><text:span text:style-name="T1"> </text:span><text:span text:style-name="T24">ﮣ</text:span><text:span text:style-name="T1"> </text:span><text:span text:style-name="T24">ﮤ</text:span><text:span text:style-name="T1"> </text:span><text:span text:style-name="T24">ﮥ</text:span><text:span text:style-name="T1"> </text:span><text:span text:style-name="T24">ﮦ</text:span><text:span text:style-name="T1"> </text:span><text:span text:style-name="T24">ﮧ</text:span><text:span text:style-name="T1"> </text:span><text:span text:style-name="T24">ﮨ</text:span><text:span text:style-name="T1"> </text:span><text:span text:style-name="T24">ﮩ</text:span><text:span text:style-name="T1"> </text:span><text:span text:style-name="T24">ﮪ</text:span><text:span text:style-name="T1"> </text:span><text:span text:style-name="T24">ﮫ</text:span><text:span text:style-name="T1"> </text:span><text:span text:style-name="T24">ﮬ</text:span><text:span text:style-name="T1"> </text:span><text:span text:style-name="T24">ﮭ</text:span><text:span text:style-name="T1"> </text:span><text:span text:style-name="T24">ﮮ</text:span><text:span text:style-name="T1"> </text:span><text:span text:style-name="T24">ﮯ</text:span><text:span text:style-name="T1"> </text:span><text:span text:style-name="T24">ﮰ</text:span><text:span text:style-name="T1"> </text:span><text:span text:style-name="T24">ﮱ</text:span><text:span text:style-name="T1"> </text:span><text:span text:style-name="T24">ﯓ</text:span><text:span text:style-name="T1"> </text:span><text:span text:style-name="T24">ﯔ</text:span><text:span text:style-name="T1"> </text:span><text:span text:style-name="T24">ﯕ</text:span><text:span text:style-name="T1"> </text:span><text:span text:style-name="T24">ﯖ</text:span><text:span text:style-name="T1"> </text:span><text:span text:style-name="T24">ﯗ</text:span><text:span text:style-name="T1"> </text:span><text:span text:style-name="T24">ﯘ</text:span><text:span text:style-name="T1"> </text:span><text:span text:style-name="T24">ﯙ</text:span><text:span text:style-name="T1"> </text:span><text:span text:style-name="T24">ﯚ</text:span><text:span text:style-name="T1"> </text:span><text:span text:style-name="T24">ﯛ</text:span><text:span text:style-name="T1"> </text:span><text:span text:style-name="T24">ﯜ</text:span><text:span text:style-name="T1"> </text:span><text:span text:style-name="T24">ﯝﯞ</text:span><text:span text:style-name="T1"> </text:span><text:span text:style-name="T24">ﯟ</text:span><text:span text:style-name="T1"> </text:span><text:span text:style-name="T24">ﯠ</text:span><text:span text:style-name="T1"> </text:span><text:span text:style-name="T24">ﯡ</text:span><text:span text:style-name="T1"> </text:span><text:span text:style-name="T24">ﯢ</text:span><text:span text:style-name="T1"> </text:span><text:span text:style-name="T24">ﯣﯤ</text:span><text:span text:style-name="T1"> </text:span><text:span text:style-name="T24">ﯥ</text:span><text:span text:style-name="T1"> </text:span><text:span text:style-name="T24">ﯦ</text:span><text:span text:style-name="T1"> </text:span><text:span text:style-name="T24">ﯧ</text:span><text:span text:style-name="T1"> </text:span><text:span text:style-name="T24">ﯨ</text:span><text:span text:style-name="T1"> </text:span><text:span text:style-name="T24">ﯩ</text:span><text:span text:style-name="T1"> </text:span><text:span text:style-name="T24">ﯪ</text:span><text:span text:style-name="T1"> </text:span><text:span text:style-name="T24">ﯫ</text:span><text:span text:style-name="T1"> </text:span><text:span text:style-name="T24">ﯬ</text:span><text:span text:style-name="T1"> </text:span><text:span text:style-name="T24">ﯭ</text:span><text:span text:style-name="T1"> </text:span><text:span text:style-name="T24">ﯮ</text:span><text:span text:style-name="T1"> </text:span><text:span text:style-name="T24">ﯯ</text:span><text:span text:style-name="T1"> </text:span><text:span text:style-name="T24">ﯰ</text:span><text:span text:style-name="T1"> </text:span><text:span text:style-name="T24">ﯱ</text:span><text:span text:style-name="T1"> </text:span><text:span text:style-name="T24">ﯲ</text:span><text:span text:style-name="T1"> </text:span><text:span text:style-name="T24">ﯳ</text:span><text:span text:style-name="T1"> </text:span><text:span text:style-name="T24">ﯴ</text:span></text:p>
      <text:p text:style-name="P24"><text:span text:style-name="T25">ﮌ <text:s/>ﮐ</text:span></text:p>
      <text:p text:style-name="P29"><text:span text:style-name="T28">ﭤ</text:span><text:span text:style-name="T41">ﭥﭦ</text:span></text:p>
      <text:p text:style-name="P25"><text:span text:style-name="T26">ﭑ</text:span><text:span text:style-name="T1"> </text:span><text:span text:style-name="T26">ﭒ</text:span><text:span text:style-name="T1"> </text:span><text:span text:style-name="T26">ﭓ</text:span><text:span text:style-name="T1"> </text:span><text:span text:style-name="T26">ﭔ</text:span><text:span text:style-name="T1"> </text:span><text:span text:style-name="T26">ﭕ</text:span><text:span text:style-name="T1"> </text:span><text:span text:style-name="T26">ﭖ</text:span><text:span text:style-name="T1"> </text:span><text:span text:style-name="T26">ﭗ</text:span><text:span text:style-name="T1"> </text:span><text:span text:style-name="T26">ﭘ</text:span><text:span text:style-name="T1"> </text:span><text:span text:style-name="T26">ﭙ</text:span><text:span text:style-name="T1"> </text:span><text:span text:style-name="T26">ﭚ</text:span><text:span text:style-name="T1"> </text:span><text:span text:style-name="T26">ﭛ</text:span><text:span text:style-name="T1"> </text:span><text:span text:style-name="T26">ﭜ</text:span><text:span text:style-name="T1"> </text:span><text:span text:style-name="T26">ﭝ</text:span><text:span text:style-name="T1"> </text:span><text:span text:style-name="T26">ﭞ</text:span><text:span text:style-name="T1"> </text:span><text:span text:style-name="T26">ﭟ</text:span><text:span text:style-name="T1"> </text:span><text:span text:style-name="T26">ﭠ</text:span><text:span text:style-name="T1"> </text:span><text:span text:style-name="T26">ﭡﭢ</text:span><text:span text:style-name="T1"> </text:span><text:span text:style-name="T26">ﭣ</text:span><text:span text:style-name="T1"> </text:span><text:span text:style-name="T26">ﭤ</text:span><text:span text:style-name="T1"> </text:span><text:span text:style-name="T26">ﭥ</text:span><text:span text:style-name="T1"> </text:span><text:span text:style-name="T26">ﭦ</text:span><text:span text:style-name="T1"> </text:span><text:span text:style-name="T26">ﭧ</text:span><text:span text:style-name="T1"> </text:span><text:span text:style-name="T26">ﭨﭩ</text:span><text:span text:style-name="T1"> </text:span><text:span text:style-name="T26">ﭪ</text:span><text:span text:style-name="T1"> </text:span><text:span text:style-name="T26">ﭫ</text:span><text:span text:style-name="T1"> </text:span><text:span text:style-name="T26">ﭬ</text:span><text:span text:style-name="T1"> </text:span><text:span text:style-name="T26">ﭭ</text:span><text:span text:style-name="T1"> </text:span><text:span text:style-name="T26">ﭮ</text:span><text:span text:style-name="T1"> </text:span><text:span text:style-name="T26">ﭯ</text:span><text:span text:style-name="T1"> </text:span><text:span text:style-name="T26">ﭰ</text:span><text:span text:style-name="T1"> </text:span><text:span text:style-name="T26">ﭱ</text:span><text:span text:style-name="T1"> </text:span><text:span text:style-name="T26">ﭲﭳ</text:span><text:span text:style-name="T1"> </text:span><text:span text:style-name="T26">ﭴ</text:span><text:span text:style-name="T1"> </text:span><text:span text:style-name="T26">ﭵ</text:span><text:span text:style-name="T1"> </text:span><text:span text:style-name="T26">ﭶ</text:span><text:span text:style-name="T1"> </text:span><text:span text:style-name="T26">ﭷﭸ</text:span><text:span text:style-name="T1"> </text:span><text:span text:style-name="T26">ﭹ</text:span><text:span text:style-name="T1"> </text:span><text:span text:style-name="T26">ﭺ</text:span><text:span text:style-name="T1"> </text:span><text:span text:style-name="T26">ﭻ</text:span><text:span text:style-name="T1"> </text:span><text:span text:style-name="T26">ﭼ</text:span><text:span text:style-name="T1"> </text:span><text:span text:style-name="T26">ﭽﭾ</text:span><text:span text:style-name="T1"> </text:span><text:span text:style-name="T26">ﭿ</text:span><text:span text:style-name="T1"> </text:span><text:span text:style-name="T26">ﮀ</text:span><text:span text:style-name="T1"> </text:span><text:span text:style-name="T26">ﮁ</text:span><text:span text:style-name="T1"> </text:span><text:span text:style-name="T26">ﮂ</text:span><text:span text:style-name="T1"> </text:span><text:span text:style-name="T26">ﮃ</text:span><text:span text:style-name="T1"> </text:span><text:span text:style-name="T26">ﮄ</text:span><text:span text:style-name="T1"> </text:span><text:span text:style-name="T26">ﮅ</text:span><text:span text:style-name="T1"> </text:span><text:span text:style-name="T26">ﮆ</text:span><text:span text:style-name="T1"> </text:span><text:span text:style-name="T26">ﮇ</text:span><text:span text:style-name="T1"> </text:span><text:span text:style-name="T26">ﮈ</text:span><text:span text:style-name="T1"> </text:span><text:span text:style-name="T26">ﮉ</text:span><text:span text:style-name="T1"> </text:span><text:span text:style-name="T26">ﮊ</text:span></text:p>
      <text:p text:style-name="P25"><text:span text:style-name="T26">ﮋ</text:span><text:span text:style-name="T1"> </text:span><text:span text:style-name="T26">ﮌ</text:span><text:span text:style-name="T1"> </text:span><text:span text:style-name="T26">ﮍ</text:span><text:span text:style-name="T1"> </text:span><text:span text:style-name="T26">ﮎ</text:span><text:span text:style-name="T1"> </text:span><text:span text:style-name="T26">ﮏ</text:span><text:span text:style-name="T1"> </text:span><text:span text:style-name="T26">ﮐ</text:span><text:span text:style-name="T1"> </text:span><text:span text:style-name="T26">ﮑ</text:span><text:span text:style-name="T1"> </text:span><text:span text:style-name="T26">ﮒﮓ</text:span><text:span text:style-name="T1"> </text:span><text:span text:style-name="T26">ﮔ</text:span><text:span text:style-name="T1"> </text:span><text:span text:style-name="T26">ﮕ</text:span><text:span text:style-name="T1"> </text:span><text:span text:style-name="T26">ﮖ</text:span><text:span text:style-name="T1"> </text:span><text:span text:style-name="T26">ﮗ</text:span><text:span text:style-name="T1"> </text:span><text:span text:style-name="T26">ﮘ</text:span><text:span text:style-name="T1"> </text:span><text:span text:style-name="T26">ﮙ</text:span><text:span text:style-name="T1"> </text:span><text:span text:style-name="T26">ﮚ</text:span><text:span text:style-name="T1"> </text:span><text:span text:style-name="T26">ﮛ</text:span><text:span text:style-name="T1"> </text:span><text:span text:style-name="T26">ﮜﮝ</text:span><text:span text:style-name="T1"> </text:span><text:span text:style-name="T26">ﮞ</text:span><text:span text:style-name="T1"> </text:span><text:span text:style-name="T26">ﮟ</text:span><text:span text:style-name="T1"> </text:span><text:span text:style-name="T26">ﮠ</text:span><text:span text:style-name="T1"> </text:span><text:span text:style-name="T26">ﮡ</text:span><text:span text:style-name="T1"> </text:span><text:span text:style-name="T26">ﮢ</text:span><text:span text:style-name="T1"> </text:span><text:span text:style-name="T26">ﮣ</text:span><text:span text:style-name="T1"> </text:span><text:span text:style-name="T26">ﮤ</text:span><text:span text:style-name="T1"> </text:span><text:span text:style-name="T26">ﮥ</text:span><text:span text:style-name="T1"> </text:span><text:span text:style-name="T26">ﮦﮧ</text:span><text:span text:style-name="T1"> </text:span><text:span text:style-name="T26">ﮨ</text:span><text:span text:style-name="T1"> </text:span><text:span text:style-name="T26">ﮩ</text:span><text:span text:style-name="T1"> </text:span><text:span text:style-name="T26">ﮪ</text:span><text:span text:style-name="T1"> </text:span><text:span text:style-name="T26">ﮫ</text:span><text:span text:style-name="T1"> </text:span><text:span text:style-name="T26">ﮬ</text:span><text:span text:style-name="T1"> </text:span><text:span text:style-name="T26">ﮭ</text:span><text:span text:style-name="T1"> </text:span><text:span text:style-name="T26">ﮮ</text:span><text:span text:style-name="T1"> </text:span><text:span text:style-name="T26">ﮯ</text:span><text:span text:style-name="T1"> </text:span><text:span text:style-name="T26">ﮰ</text:span><text:span text:style-name="T1"> </text:span><text:span text:style-name="T26">ﮱ</text:span><text:span text:style-name="T1"> </text:span><text:span text:style-name="T26">ﯓ</text:span><text:span text:style-name="T1"> </text:span><text:span text:style-name="T26">ﯔ</text:span><text:span text:style-name="T1"> </text:span><text:span text:style-name="T26">ﯕ</text:span><text:span text:style-name="T1"> </text:span><text:span text:style-name="T26">ﯖ</text:span><text:span text:style-name="T1"> </text:span><text:span text:style-name="T26">ﯗ</text:span><text:span text:style-name="T1"> </text:span><text:span text:style-name="T26">ﯘ</text:span><text:span text:style-name="T1"> </text:span><text:span text:style-name="T26">ﯙ</text:span><text:span text:style-name="T1"> </text:span><text:span text:style-name="T26">ﯚ</text:span><text:span text:style-name="T1"> </text:span><text:span text:style-name="T26">ﯛ</text:span><text:span text:style-name="T1"> </text:span><text:span text:style-name="T26">ﯜ</text:span><text:span text:style-name="T1"> </text:span><text:span text:style-name="T26">ﯝ</text:span><text:span text:style-name="T1"> </text:span><text:span text:style-name="T26">ﯞ</text:span><text:span text:style-name="T1"> </text:span><text:span text:style-name="T26">ﯟ</text:span><text:span text:style-name="T1"> </text:span><text:span text:style-name="T26">ﯠ</text:span><text:span text:style-name="T1"> </text:span><text:span text:style-name="T26">ﯡ</text:span><text:span text:style-name="T1"> </text:span><text:span text:style-name="T26">ﯢ</text:span><text:span text:style-name="T1"> </text:span><text:span text:style-name="T26">ﯣ</text:span><text:span text:style-name="T1"> </text:span><text:span text:style-name="T26">ﯤ</text:span><text:span text:style-name="T1"> </text:span><text:span text:style-name="T26">ﯥ</text:span><text:span text:style-name="T1"> </text:span><text:span text:style-name="T26">ﯦ</text:span><text:span text:style-name="T1"> </text:span><text:span text:style-name="T26">ﯧ</text:span><text:span text:style-name="T1"> </text:span><text:span text:style-name="T26">ﯨ</text:span><text:span text:style-name="T1"> </text:span><text:span text:style-name="T26">ﯩ</text:span><text:span text:style-name="T1"> </text:span><text:span text:style-name="T26">ﯪ</text:span><text:span text:style-name="T1"> </text:span><text:span text:style-name="T26">ﯫ</text:span><text:span text:style-name="T1"> </text:span><text:span text:style-name="T26">ﯬ</text:span><text:span text:style-name="T1"> </text:span><text:span text:style-name="T26">ﯭ</text:span><text:span text:style-name="T1"> </text:span><text:span text:style-name="T26">ﯮ</text:span><text:span text:style-name="T1"> </text:span><text:span text:style-name="T26">ﯯ</text:span><text:span text:style-name="T1"> </text:span><text:span text:style-name="T26">ﯰ</text:span><text:span text:style-name="T1"> </text:span><text:span text:style-name="T26">ﯱﯲ</text:span><text:span text:style-name="T1"> </text:span><text:span text:style-name="T26">ﯳ</text:span><text:span text:style-name="T1"> </text:span><text:span text:style-name="T26">ﯴ</text:span><text:span text:style-name="T1"> </text:span><text:span text:style-name="T26">ﯵ</text:span><text:span text:style-name="T1"> </text:span><text:span text:style-name="T26">ﯶ</text:span><text:span text:style-name="T1"> </text:span><text:span text:style-name="T26">ﯷ</text:span><text:span text:style-name="T1"> </text:span><text:span text:style-name="T26">ﯸﯹ</text:span><text:span text:style-name="T1"> </text:span><text:span text:style-name="T26">ﯺ</text:span><text:span text:style-name="T1"> </text:span><text:span text:style-name="T26">ﯻ</text:span><text:span text:style-name="T1"> </text:span><text:span text:style-name="T26">ﯼ</text:span><text:span text:style-name="T1"> </text:span><text:span text:style-name="T26">ﯽﯾ</text:span><text:span text:style-name="T1"> </text:span><text:span text:style-name="T26">ﯿ</text:span><text:span text:style-name="T1"> </text:span><text:span text:style-name="T26">ﰀ</text:span><text:span text:style-name="T1"> </text:span><text:span text:style-name="T26">ﰁ</text:span><text:span text:style-name="T1"> </text:span><text:span text:style-name="T26">ﰂ</text:span><text:span text:style-name="T1"> </text:span><text:span text:style-name="T26">ﰃﰄ</text:span><text:span text:style-name="T1"> </text:span><text:span text:style-name="T26">ﰅ</text:span><text:span text:style-name="T1"> </text:span><text:span text:style-name="T26">ﰆ</text:span><text:span text:style-name="T1"> </text:span><text:span text:style-name="T26">ﰇ</text:span><text:span text:style-name="T1"> </text:span><text:span text:style-name="T26">ﰈ</text:span><text:span text:style-name="T1"> </text:span><text:span text:style-name="T26">ﰉ</text:span><text:span text:style-name="T1"> </text:span><text:span text:style-name="T26">ﰊﰋ</text:span><text:span text:style-name="T1"> </text:span><text:span text:style-name="T26">ﰌ</text:span><text:span text:style-name="T1"> </text:span><text:span text:style-name="T26">ﰍ</text:span><text:span text:style-name="T1"> </text:span><text:span text:style-name="T26">ﰎ</text:span><text:span text:style-name="T1"> </text:span><text:span text:style-name="T26">ﰏ</text:span></text:p>
      <text:p text:style-name="P30"><text:span text:style-name="T31">ﭑ</text:span><text:span text:style-name="T1"> </text:span><text:span text:style-name="T31">ﭒ</text:span><text:span text:style-name="T1"> </text:span><text:span text:style-name="T31">ﭓ</text:span><text:span text:style-name="T1"> </text:span><text:span text:style-name="T31">ﭔ</text:span><text:span text:style-name="T1"> </text:span><text:span text:style-name="T31">ﭕ</text:span><text:span text:style-name="T1"> </text:span><text:span text:style-name="T31">ﭖ</text:span><text:span text:style-name="T1"> </text:span><text:span text:style-name="T31">ﭗ</text:span><text:span text:style-name="T1"> </text:span><text:span text:style-name="T31">ﭘ</text:span><text:span text:style-name="T1"> </text:span><text:span text:style-name="T31">ﭙ</text:span><text:span text:style-name="T1"> </text:span><text:span text:style-name="T31">ﭚ</text:span><text:span text:style-name="T1"> </text:span><text:span text:style-name="T31">ﭛ</text:span><text:span text:style-name="T1"> </text:span><text:span text:style-name="T31">ﭜ</text:span><text:span text:style-name="T1"> </text:span><text:span text:style-name="T31">ﭝ</text:span><text:span text:style-name="T1"> </text:span><text:span text:style-name="T31">ﭞ</text:span><text:span text:style-name="T1"> </text:span><text:span text:style-name="T31">ﭟ</text:span><text:span text:style-name="T1"> </text:span><text:span text:style-name="T31">ﭠ</text:span><text:span text:style-name="T1"> </text:span><text:span text:style-name="T31">ﭡﭢ</text:span><text:span text:style-name="T1"> </text:span><text:span text:style-name="T31">ﭣ</text:span><text:span text:style-name="T1"> </text:span><text:span text:style-name="T31">ﭤ</text:span><text:span text:style-name="T1"> </text:span><text:span text:style-name="T31">ﭥ</text:span><text:span text:style-name="T1"> </text:span><text:span text:style-name="T31">ﭦ</text:span><text:span text:style-name="T1"> </text:span><text:span text:style-name="T31">ﭧ</text:span><text:span text:style-name="T1"> </text:span><text:span text:style-name="T31">ﭨ</text:span><text:span text:style-name="T1"> </text:span><text:span text:style-name="T31">ﭩ</text:span><text:span text:style-name="T1"> </text:span><text:span text:style-name="T31">ﭪ</text:span><text:span text:style-name="T1"> </text:span><text:span text:style-name="T31">ﭫ</text:span><text:span text:style-name="T1"> </text:span><text:span text:style-name="T31">ﭬ</text:span><text:span text:style-name="T1"> </text:span><text:span text:style-name="T31">ﭭ</text:span><text:span text:style-name="T1"> </text:span><text:span text:style-name="T31">ﭮ</text:span><text:span text:style-name="T1"> </text:span><text:span text:style-name="T31">ﭯ</text:span><text:span text:style-name="T1"> </text:span><text:span text:style-name="T31">ﭰ</text:span><text:span text:style-name="T1"> </text:span><text:span text:style-name="T31">ﭱ</text:span><text:span text:style-name="T1"> </text:span><text:span text:style-name="T31">ﭲ</text:span></text:p>
      <text:p text:style-name="P26"><text:span text:style-name="T31">ﭳ</text:span><text:span text:style-name="T1"> </text:span><text:span text:style-name="T31">ﭴ</text:span><text:span text:style-name="T1"> </text:span><text:span text:style-name="T31">ﭵ</text:span><text:span text:style-name="T1"> </text:span><text:span text:style-name="T31">ﭶ</text:span><text:span text:style-name="T1"> </text:span><text:span text:style-name="T31">ﭷ</text:span><text:span text:style-name="T1"> </text:span><text:span text:style-name="T31">ﭸ</text:span><text:span text:style-name="T1"> </text:span><text:span text:style-name="T31">ﭹ</text:span><text:span text:style-name="T1"> </text:span><text:span text:style-name="T31">ﭺ</text:span><text:span text:style-name="T1"> </text:span><text:span text:style-name="T31">ﭻ</text:span><text:span text:style-name="T1"> </text:span><text:span text:style-name="T31">ﭼ</text:span><text:span text:style-name="T1"> </text:span><text:span text:style-name="T31">ﭽ</text:span><text:span text:style-name="T1"> </text:span><text:span text:style-name="T31">ﭾ</text:span><text:span text:style-name="T1"> </text:span><text:span text:style-name="T31">ﭿ</text:span><text:span text:style-name="T1"> </text:span><text:span text:style-name="T31">ﮀ</text:span><text:span text:style-name="T1"> </text:span><text:span text:style-name="T31">ﮁ</text:span><text:span text:style-name="T1"> </text:span><text:span text:style-name="T31">ﮂ</text:span><text:span text:style-name="T1"> </text:span><text:span text:style-name="T31">ﮃ</text:span><text:span text:style-name="T1"> </text:span><text:span text:style-name="T31">ﮄ</text:span><text:span text:style-name="T1"> </text:span><text:span text:style-name="T31">ﮅ</text:span><text:span text:style-name="T1"> </text:span><text:span text:style-name="T31">ﮆ</text:span><text:span text:style-name="T1"> </text:span><text:span text:style-name="T31">ﮇ</text:span><text:span text:style-name="T1"> </text:span><text:span text:style-name="T31">ﮈ</text:span><text:span text:style-name="T1"> </text:span><text:span text:style-name="T31">ﮉ</text:span><text:span text:style-name="T1"> </text:span><text:span text:style-name="T31">ﮊ</text:span><text:span text:style-name="T1"> </text:span><text:span text:style-name="T31">ﮋ</text:span><text:span text:style-name="T1"> </text:span><text:span text:style-name="T31">ﮌ</text:span><text:span text:style-name="T1"> </text:span><text:span text:style-name="T31">ﮍ</text:span><text:span text:style-name="T1"> </text:span><text:span text:style-name="T31">ﮎﮏ</text:span><text:span text:style-name="T1"> </text:span><text:span text:style-name="T31">ﮐ</text:span><text:span text:style-name="T1"> </text:span><text:span text:style-name="T31">ﮑ</text:span><text:span text:style-name="T1"> </text:span><text:span text:style-name="T31">ﮒ</text:span><text:span text:style-name="T1"> </text:span><text:span text:style-name="T31">ﮓ</text:span><text:span text:style-name="T1"> </text:span><text:span text:style-name="T31">ﮔ</text:span><text:span text:style-name="T1"> </text:span><text:span text:style-name="T31">ﮕ</text:span><text:span text:style-name="T1"> </text:span><text:span text:style-name="T31">ﮖﮗ</text:span><text:span text:style-name="T1"> </text:span><text:span text:style-name="T31">ﮘ</text:span><text:span text:style-name="T1"> </text:span><text:span text:style-name="T31">ﮙ</text:span><text:span text:style-name="T1"> </text:span><text:span text:style-name="T31">ﮚ</text:span><text:span text:style-name="T1"> </text:span><text:span text:style-name="T31">ﮛﮜ</text:span><text:span text:style-name="T1"> </text:span><text:span text:style-name="T31">ﮝ</text:span><text:span text:style-name="T1"> </text:span><text:span text:style-name="T31">ﮞ</text:span><text:span text:style-name="T1"> </text:span><text:span text:style-name="T31">ﮟ</text:span><text:span text:style-name="T1"> </text:span><text:span text:style-name="T31">ﮠ</text:span><text:span text:style-name="T1"> </text:span><text:span text:style-name="T31">ﮡ</text:span><text:span text:style-name="T1"> </text:span><text:span text:style-name="T31">ﮢ</text:span><text:span text:style-name="T1"> </text:span><text:span text:style-name="T31">ﮣ</text:span><text:span text:style-name="T1"> </text:span><text:span text:style-name="T31">ﮤ</text:span><text:span text:style-name="T1"> </text:span><text:span text:style-name="T31">ﮥﮦ</text:span><text:span text:style-name="T1"> </text:span><text:span text:style-name="T31">ﮧ</text:span><text:span text:style-name="T1"> </text:span><text:span text:style-name="T31">ﮨ</text:span><text:span text:style-name="T1"> </text:span><text:span text:style-name="T31">ﮩ</text:span><text:span text:style-name="T1"> </text:span><text:span text:style-name="T31">ﮪ</text:span><text:span text:style-name="T1"> </text:span><text:span text:style-name="T31">ﮫﮬ</text:span><text:span text:style-name="T1"> </text:span><text:span text:style-name="T31">ﮭ</text:span><text:span text:style-name="T1"> </text:span><text:span text:style-name="T31">ﮮ</text:span><text:span text:style-name="T1"> </text:span><text:span text:style-name="T31">ﮯ</text:span><text:span text:style-name="T1"> </text:span><text:span text:style-name="T31">ﮰ</text:span><text:span text:style-name="T1"> </text:span><text:span text:style-name="T31">ﮱ</text:span><text:span text:style-name="T1"> </text:span><text:span text:style-name="T31">ﯓ</text:span><text:span text:style-name="T1"> </text:span><text:span text:style-name="T31">ﯔ</text:span><text:span text:style-name="T1"> </text:span><text:span text:style-name="T31">ﯕ</text:span><text:span text:style-name="T1"> </text:span><text:span text:style-name="T31">ﯖ</text:span><text:span text:style-name="T1"> </text:span><text:span text:style-name="T31">ﯗ</text:span><text:span text:style-name="T1"> </text:span><text:span text:style-name="T31">ﯘﯙ</text:span><text:span text:style-name="T1"> </text:span><text:span text:style-name="T31">ﯚ</text:span><text:span text:style-name="T1"> </text:span><text:span text:style-name="T31">ﯛ</text:span><text:span text:style-name="T1"> </text:span><text:span text:style-name="T31">ﯜ</text:span><text:span text:style-name="T1"> </text:span><text:span text:style-name="T31">ﯝ</text:span><text:span text:style-name="T1"> </text:span><text:span text:style-name="T31">ﯞ</text:span><text:span text:style-name="T1"> </text:span><text:span text:style-name="T31">ﯟ</text:span><text:span text:style-name="T1"> </text:span><text:span text:style-name="T31">ﯠ</text:span><text:span text:style-name="T1"> </text:span><text:span text:style-name="T31">ﯡ</text:span><text:span text:style-name="T1"> </text:span><text:span text:style-name="T31">ﯢﯣ</text:span><text:span text:style-name="T1"> </text:span><text:span text:style-name="T31">ﯤ</text:span><text:span text:style-name="T1"> </text:span><text:span text:style-name="T31">ﯥ</text:span><text:span text:style-name="T1"> </text:span><text:span text:style-name="T31">ﯦ</text:span><text:span text:style-name="T1"> </text:span><text:span text:style-name="T31">ﯧ</text:span><text:span text:style-name="T1"> </text:span><text:span text:style-name="T31">ﯨ</text:span><text:span text:style-name="T1"> </text:span><text:span text:style-name="T31">ﯩﯪ</text:span><text:span text:style-name="T1"> </text:span><text:span text:style-name="T31">ﯫ</text:span><text:span text:style-name="T1"> </text:span><text:span text:style-name="T31">ﯬ</text:span><text:span text:style-name="T1"> </text:span><text:span text:style-name="T31">ﯭ</text:span><text:span text:style-name="T1"> </text:span><text:span text:style-name="T31">ﯮ</text:span><text:span text:style-name="T1"> </text:span><text:span text:style-name="T31">ﯯ</text:span><text:span text:style-name="T1"> </text:span><text:span text:style-name="T31">ﯰ</text:span><text:span text:style-name="T1"> </text:span><text:span text:style-name="T31">ﯱﯲ</text:span><text:span text:style-name="T1"> </text:span><text:span text:style-name="T31">ﯳ</text:span><text:span text:style-name="T1"> </text:span><text:span text:style-name="T31">ﯴ</text:span><text:span text:style-name="T1"> </text:span><text:span text:style-name="T31">ﯵ</text:span><text:span text:style-name="T1"> </text:span><text:span text:style-name="T31">ﯶ</text:span><text:span text:style-name="T1"> </text:span><text:span text:style-name="T31">ﯷ</text:span><text:span text:style-name="T1"> </text:span><text:span text:style-name="T31">ﯸ</text:span><text:span text:style-name="T1"> </text:span><text:span text:style-name="T31">ﯹ</text:span><text:span text:style-name="T1"> </text:span><text:span text:style-name="T31">ﯺﯻ</text:span><text:span text:style-name="T1"> </text:span><text:span text:style-name="T31">ﯼ</text:span><text:span text:style-name="T1"> </text:span><text:span text:style-name="T31">ﯽ</text:span><text:span text:style-name="T1"> </text:span><text:span text:style-name="T31">ﯾﯿ</text:span><text:span text:style-name="T1"> </text:span><text:span text:style-name="T31">ﰀ</text:span><text:span text:style-name="T1"> </text:span><text:span text:style-name="T31">ﰁ</text:span><text:span text:style-name="T1"> </text:span><text:span text:style-name="T31">ﰂ</text:span><text:span text:style-name="T1"> </text:span><text:span text:style-name="T31">ﰃ</text:span><text:span text:style-name="T1"> </text:span><text:span text:style-name="T31">ﰄ</text:span><text:span text:style-name="T1"> </text:span><text:span text:style-name="T31">ﰅ</text:span></text:p>
      <text:p text:style-name="P31"><text:span text:style-name="T42">!</text:span><text:span text:style-name="T1"> </text:span><text:span text:style-name="T33">ﭒ</text:span><text:span text:style-name="T1"> </text:span><text:span text:style-name="T33">ﭓ</text:span><text:span text:style-name="T1"> </text:span><text:span text:style-name="T33">ﭔ</text:span><text:span text:style-name="T1"> </text:span><text:span text:style-name="T33">ﭕ</text:span><text:span text:style-name="T1"> </text:span><text:span text:style-name="T33">ﭖ</text:span><text:span text:style-name="T1"> </text:span><text:span text:style-name="T33">ﭗ</text:span><text:span text:style-name="T1"> </text:span><text:span text:style-name="T33">ﭘ</text:span><text:span text:style-name="T1"> </text:span><text:span text:style-name="T33">ﭙ</text:span><text:span text:style-name="T1"> </text:span><text:span text:style-name="T33">ﭚ</text:span><text:span text:style-name="T1"> </text:span><text:span text:style-name="T33">ﭛﭜ</text:span><text:span text:style-name="T1"> </text:span><text:span text:style-name="T33">ﭝ</text:span><text:span text:style-name="T1"> </text:span><text:span text:style-name="T33">ﭞ</text:span><text:span text:style-name="T1"> </text:span><text:span text:style-name="T33">ﭟ</text:span><text:span text:style-name="T1"> </text:span><text:span text:style-name="T33">ﭠ</text:span><text:span text:style-name="T1"> </text:span><text:span text:style-name="T33">ﭡ</text:span><text:span text:style-name="T1"> </text:span><text:span text:style-name="T33">ﭢ</text:span><text:span text:style-name="T1"> </text:span><text:span text:style-name="T33">ﭣ</text:span><text:span text:style-name="T1"> </text:span><text:span text:style-name="T33">ﭤﭥ</text:span><text:span text:style-name="T1"> </text:span><text:span text:style-name="T33">ﭦ</text:span><text:span text:style-name="T1"> </text:span><text:span text:style-name="T33">ﭧ</text:span><text:span text:style-name="T1"> </text:span><text:span text:style-name="T33">ﭨ</text:span><text:span text:style-name="T1"> </text:span><text:span text:style-name="T33">ﭩ</text:span><text:span text:style-name="T1"> </text:span><text:span text:style-name="T33">ﭪ</text:span><text:span text:style-name="T1"> </text:span><text:span text:style-name="T33">ﭫ</text:span><text:span text:style-name="T1"> </text:span><text:span text:style-name="T33">ﭬﭭ</text:span><text:span text:style-name="T1"> </text:span><text:span text:style-name="T33">ﭮ</text:span><text:span text:style-name="T1"> </text:span><text:span text:style-name="T33">ﭯ</text:span><text:span text:style-name="T1"> </text:span><text:span text:style-name="T33">ﭰ</text:span><text:span text:style-name="T1"> </text:span><text:span text:style-name="T33">ﭱ</text:span><text:span text:style-name="T1"> </text:span><text:span text:style-name="T33">ﭲ</text:span><text:span text:style-name="T1"> </text:span><text:span text:style-name="T33">ﭳ</text:span><text:span text:style-name="T1"> </text:span><text:span text:style-name="T33">ﭴ</text:span><text:span text:style-name="T1"> </text:span><text:span text:style-name="T33">ﭵ</text:span><text:span text:style-name="T1"> </text:span><text:span text:style-name="T33">ﭶﭷ</text:span><text:span text:style-name="T1"> </text:span><text:span text:style-name="T33">ﭸ</text:span><text:span text:style-name="T1"> </text:span><text:span text:style-name="T33">ﭹ</text:span><text:span text:style-name="T1"> </text:span><text:span text:style-name="T33">ﭺ</text:span><text:span text:style-name="T1"> </text:span><text:span text:style-name="T33">ﭻ</text:span><text:span text:style-name="T1"> </text:span><text:span text:style-name="T33">ﭼ</text:span><text:span text:style-name="T1"> </text:span><text:span text:style-name="T33">ﭽ</text:span><text:span text:style-name="T1"> </text:span><text:span text:style-name="T33">ﭾ</text:span><text:span text:style-name="T1"> </text:span><text:span text:style-name="T33">ﭿﮀ</text:span><text:span text:style-name="T1"> </text:span><text:span text:style-name="T33">ﮁ</text:span><text:span text:style-name="T1"> </text:span><text:span text:style-name="T33">ﮂ</text:span><text:span text:style-name="T1"> </text:span><text:span text:style-name="T33">ﮃ</text:span><text:span text:style-name="T1"> </text:span><text:span text:style-name="T33">ﮄ</text:span><text:span text:style-name="T1"> </text:span><text:span text:style-name="T33">ﮅ</text:span><text:span text:style-name="T1"> </text:span><text:span text:style-name="T33">ﮆ</text:span><text:span text:style-name="T1"> </text:span><text:span text:style-name="T33">ﮇﮈ</text:span><text:span text:style-name="T1"> </text:span><text:span text:style-name="T33">ﮉ</text:span><text:span text:style-name="T1"> </text:span><text:span text:style-name="T33">ﮊ</text:span><text:span text:style-name="T1"> </text:span><text:span text:style-name="T33">ﮋ</text:span><text:span text:style-name="T1"> </text:span><text:span text:style-name="T33">ﮌ</text:span><text:span text:style-name="T1"> </text:span><text:span text:style-name="T33">ﮍ</text:span><text:span text:style-name="T1"> </text:span><text:span text:style-name="T33">ﮎ</text:span><text:span text:style-name="T1"> </text:span><text:span text:style-name="T33">ﮏ</text:span><text:span text:style-name="T1"> </text:span><text:span text:style-name="T33">ﮐ</text:span><text:span text:style-name="T1"> </text:span><text:span text:style-name="T33">ﮑ</text:span><text:span text:style-name="T1"> </text:span><text:span text:style-name="T33">ﮒ</text:span><text:span text:style-name="T1"> </text:span><text:span text:style-name="T33">ﮓ</text:span><text:span text:style-name="T1"> </text:span><text:span text:style-name="T33">ﮔ</text:span><text:span text:style-name="T1"> </text:span><text:span text:style-name="T33">ﮕ</text:span><text:span text:style-name="T1"> </text:span><text:span text:style-name="T33">ﮖ</text:span><text:span text:style-name="T1"> </text:span><text:span text:style-name="T33">ﮗﮘ</text:span><text:span text:style-name="T1"> </text:span><text:span text:style-name="T33">ﮙ</text:span><text:span text:style-name="T1"> </text:span><text:span text:style-name="T33">ﮚ</text:span><text:span text:style-name="T1"> </text:span><text:span text:style-name="T33">ﮛ</text:span><text:span text:style-name="T1"> </text:span><text:span text:style-name="T33">ﮜ</text:span><text:span text:style-name="T1"> </text:span><text:span text:style-name="T33">ﮝ</text:span><text:span text:style-name="T1"> </text:span><text:span text:style-name="T33">ﮞ</text:span><text:span text:style-name="T1"> </text:span><text:span text:style-name="T33">ﮟ</text:span><text:span text:style-name="T1"> </text:span><text:span text:style-name="T33">ﮠ</text:span><text:span text:style-name="T1"> </text:span><text:span text:style-name="T33">ﮡﮢ</text:span><text:span text:style-name="T1"> </text:span><text:span text:style-name="T33">ﮣ</text:span><text:span text:style-name="T1"> </text:span><text:span text:style-name="T33">ﮤ</text:span><text:span text:style-name="T1"> </text:span><text:span text:style-name="T33">ﮥ</text:span><text:span text:style-name="T1"> </text:span><text:span text:style-name="T33">ﮦ</text:span><text:span text:style-name="T1"> </text:span><text:span text:style-name="T33">ﮧ</text:span><text:span text:style-name="T1"> </text:span><text:span text:style-name="T33">ﮨ</text:span><text:span text:style-name="T1"> </text:span><text:span text:style-name="T33">ﮩ</text:span><text:span text:style-name="T1"> </text:span><text:span text:style-name="T33">ﮪ</text:span><text:span text:style-name="T1"> </text:span><text:span text:style-name="T33">ﮫﮬ</text:span><text:span text:style-name="T1"> </text:span><text:span text:style-name="T33">ﮭ</text:span><text:span text:style-name="T1"> </text:span><text:span text:style-name="T33">ﮮ</text:span><text:span text:style-name="T1"> </text:span><text:span text:style-name="T33">ﮯﮰ</text:span><text:span text:style-name="T1"> </text:span><text:span text:style-name="T33">ﮱ</text:span><text:span text:style-name="T1"> </text:span><text:span text:style-name="T33">ﯓ</text:span><text:span text:style-name="T1"> </text:span><text:span text:style-name="T33">ﯔ</text:span><text:span text:style-name="T1"> </text:span><text:span text:style-name="T33">ﯕ</text:span><text:span text:style-name="T1"> </text:span><text:span text:style-name="T33">ﯖ</text:span><text:span text:style-name="T1"> </text:span><text:span text:style-name="T33">ﯗ</text:span><text:span text:style-name="T1"> </text:span><text:span text:style-name="T33">ﯘﯙ</text:span><text:span text:style-name="T1"> </text:span><text:span text:style-name="T33">ﯚ</text:span><text:span text:style-name="T1"> </text:span><text:span text:style-name="T33">ﯛ</text:span><text:span text:style-name="T1"> </text:span><text:span text:style-name="T33">ﯜ</text:span><text:span text:style-name="T1"> </text:span><text:span text:style-name="T33">ﯝ</text:span><text:span text:style-name="T1"> </text:span><text:span text:style-name="T33">ﯞ</text:span><text:span text:style-name="T1"> </text:span><text:span text:style-name="T33">ﯟ</text:span><text:span text:style-name="T1"> </text:span><text:span text:style-name="T33">ﯠ</text:span><text:span text:style-name="T1"> </text:span><text:span text:style-name="T33">ﯡ</text:span><text:span text:style-name="T1"> </text:span><text:span text:style-name="T33">ﯢ</text:span><text:span text:style-name="T1"> </text:span><text:span text:style-name="T33">ﯣ</text:span><text:span text:style-name="T1"> </text:span><text:span text:style-name="T33">ﯤ</text:span><text:span text:style-name="T1"> </text:span><text:span text:style-name="T33">ﯥﯦ</text:span><text:span text:style-name="T1"> </text:span><text:span text:style-name="T33">ﯧ</text:span><text:span text:style-name="T1"> </text:span><text:span text:style-name="T33">ﯨ</text:span><text:span text:style-name="T1"> </text:span><text:span text:style-name="T33">ﯩ</text:span><text:span text:style-name="T1"> </text:span><text:span text:style-name="T33">ﯪ</text:span><text:span text:style-name="T1"> </text:span><text:span text:style-name="T33">ﯫ</text:span><text:span text:style-name="T1"> </text:span><text:span text:style-name="T33">ﯬ</text:span><text:span text:style-name="T1"> </text:span><text:span text:style-name="T33">ﯭ</text:span><text:span text:style-name="T1"> </text:span><text:span text:style-name="T33">ﯮ</text:span><text:span text:style-name="T1"> </text:span><text:span text:style-name="T33">ﯯ</text:span><text:span text:style-name="T1"> </text:span><text:span text:style-name="T33">ﯰ</text:span><text:span text:style-name="T1"> </text:span><text:span text:style-name="T33">ﯱ</text:span><text:span text:style-name="T1"> </text:span><text:span text:style-name="T33">ﯲ</text:span><text:span text:style-name="T1"> </text:span><text:span text:style-name="T33">ﯳ</text:span><text:span text:style-name="T1"> </text:span><text:span text:style-name="T33">ﯴ</text:span><text:span text:style-name="T1"> </text:span><text:span text:style-name="T33">ﯵ</text:span><text:span text:style-name="T1"> </text:span><text:span text:style-name="T33">ﯶ</text:span><text:span text:style-name="T1"> </text:span><text:span text:style-name="T33">ﯷ</text:span><text:span text:style-name="T1"> </text:span><text:span text:style-name="T33">ﯸ</text:span></text:p>
      <text:p text:style-name="P32"><text:span text:style-name="T35">ﭑ</text:span><text:span text:style-name="T1"> </text:span><text:span text:style-name="T35">ﭒ</text:span><text:span text:style-name="T1"> </text:span><text:span text:style-name="T35">ﭓ</text:span><text:span text:style-name="T1"> </text:span><text:span text:style-name="T35">ﭔ</text:span><text:span text:style-name="T1"> </text:span><text:span text:style-name="T35">ﭕ</text:span><text:span text:style-name="T1"> </text:span><text:span text:style-name="T35">ﭖ</text:span><text:span text:style-name="T1"> </text:span><text:span text:style-name="T35">ﭗ</text:span><text:span text:style-name="T1"> </text:span><text:span text:style-name="T35">ﭘ</text:span><text:span text:style-name="T1"> </text:span><text:span text:style-name="T35">ﭙﭚ</text:span><text:span text:style-name="T1"> </text:span><text:span text:style-name="T35">ﭛ</text:span><text:span text:style-name="T1"> </text:span><text:span text:style-name="T35">ﭜ</text:span><text:span text:style-name="T1"> </text:span><text:span text:style-name="T35">ﭝ</text:span><text:span text:style-name="T1"> </text:span><text:span text:style-name="T35">ﭞ</text:span><text:span text:style-name="T1"> </text:span><text:span text:style-name="T35">ﭟ</text:span><text:span text:style-name="T1"> </text:span><text:span text:style-name="T35">ﭠ</text:span><text:span text:style-name="T1"> </text:span><text:span text:style-name="T35">ﭡ</text:span><text:span text:style-name="T1"> </text:span><text:span text:style-name="T35">ﭢ</text:span><text:span text:style-name="T1"> </text:span><text:span text:style-name="T35">ﭣ</text:span><text:span text:style-name="T1"> </text:span><text:span text:style-name="T35">ﭤ</text:span><text:span text:style-name="T1"> </text:span><text:span text:style-name="T35">ﭥ</text:span><text:span text:style-name="T1"> </text:span><text:span text:style-name="T35">ﭦ</text:span><text:span text:style-name="T1"> </text:span><text:span text:style-name="T35">ﭧ</text:span><text:span text:style-name="T1"> </text:span><text:span text:style-name="T35">ﭨ</text:span><text:span text:style-name="T1"> </text:span><text:span text:style-name="T35">ﭩ</text:span><text:span text:style-name="T1"> </text:span><text:span text:style-name="T35">ﭪ</text:span><text:span text:style-name="T1"> </text:span><text:span text:style-name="T35">ﭫ</text:span><text:span text:style-name="T1"> </text:span><text:span text:style-name="T35">ﭬﭭ</text:span><text:span text:style-name="T1"> </text:span><text:span text:style-name="T35">ﭮ</text:span><text:span text:style-name="T1"> </text:span><text:span text:style-name="T35">ﭯ</text:span><text:span text:style-name="T1"> </text:span><text:span text:style-name="T35">ﭰ</text:span><text:span text:style-name="T1"> </text:span><text:span text:style-name="T35">ﭱ</text:span><text:span text:style-name="T1"> </text:span><text:span text:style-name="T35">ﭲﭳ</text:span><text:span text:style-name="T1"> </text:span><text:span text:style-name="T35">ﭴ</text:span><text:span text:style-name="T1"> </text:span><text:span text:style-name="T35">ﭵ</text:span><text:span text:style-name="T1"> </text:span><text:span text:style-name="T35">ﭶ</text:span><text:span text:style-name="T1"> </text:span><text:span text:style-name="T35">ﭷ</text:span><text:span text:style-name="T1"> </text:span><text:span text:style-name="T35">ﭸ</text:span><text:span text:style-name="T1"> </text:span><text:span text:style-name="T35">ﭹ</text:span><text:span text:style-name="T1"> </text:span><text:span text:style-name="T35">ﭺ</text:span><text:span text:style-name="T1"> </text:span><text:span text:style-name="T35">ﭻ</text:span><text:span text:style-name="T1"> </text:span><text:span text:style-name="T35">ﭼ</text:span><text:span text:style-name="T1"> </text:span><text:span text:style-name="T35">ﭽ</text:span><text:span text:style-name="T1"> </text:span><text:span text:style-name="T35">ﭾ</text:span><text:span text:style-name="T1"> </text:span><text:span text:style-name="T35">ﭿ</text:span><text:span text:style-name="T1"> </text:span><text:span text:style-name="T35">ﮀ</text:span><text:span text:style-name="T1"> </text:span><text:span text:style-name="T35">ﮁ</text:span></text:p>
      <text:p text:style-name="P27"><text:span text:style-name="T35">ﮂ</text:span><text:span text:style-name="T1"> </text:span><text:span text:style-name="T35">ﮃ</text:span><text:span text:style-name="T1"> </text:span><text:span text:style-name="T35">ﮄ</text:span><text:span text:style-name="T1"> </text:span><text:span text:style-name="T35">ﮅ</text:span><text:span text:style-name="T1"> </text:span><text:span text:style-name="T35">ﮆ</text:span><text:span text:style-name="T1"> </text:span><text:span text:style-name="T35">ﮇ</text:span><text:span text:style-name="T1"> </text:span><text:span text:style-name="T35">ﮈ</text:span><text:span text:style-name="T1"> </text:span><text:span text:style-name="T35">ﮉﮊ</text:span><text:span text:style-name="T1"> </text:span><text:span text:style-name="T35">ﮋ</text:span><text:span text:style-name="T1"> </text:span><text:span text:style-name="T35">ﮌ</text:span><text:span text:style-name="T1"> </text:span><text:span text:style-name="T35">ﮍ</text:span><text:span text:style-name="T1"> </text:span><text:span text:style-name="T35">ﮎ</text:span><text:span text:style-name="T1"> </text:span><text:span text:style-name="T35">ﮏ</text:span><text:span text:style-name="T1"> </text:span><text:span text:style-name="T35">ﮐ</text:span><text:span text:style-name="T1"> </text:span><text:span text:style-name="T35">ﮑ</text:span><text:span text:style-name="T1"> </text:span><text:span text:style-name="T35">ﮒ</text:span><text:span text:style-name="T1"> </text:span><text:span text:style-name="T35">ﮓ</text:span><text:span text:style-name="T1"> </text:span><text:span text:style-name="T35">ﮔ</text:span><text:span text:style-name="T1"> </text:span><text:span text:style-name="T35">ﮕ</text:span><text:span text:style-name="T1"> </text:span><text:span text:style-name="T35">ﮖ</text:span><text:span text:style-name="T1"> </text:span><text:span text:style-name="T35">ﮗ</text:span><text:span text:style-name="T1"> </text:span><text:span text:style-name="T35">ﮘ</text:span><text:span text:style-name="T1"> </text:span><text:span text:style-name="T35">ﮙ</text:span><text:span text:style-name="T1"> </text:span><text:span text:style-name="T35">ﮚ</text:span><text:span text:style-name="T1"> </text:span><text:span text:style-name="T35">ﮛ</text:span><text:span text:style-name="T1"> </text:span><text:span text:style-name="T35">ﮜ</text:span><text:span text:style-name="T1"> </text:span><text:span text:style-name="T35">ﮝ</text:span><text:span text:style-name="T1"> </text:span><text:span text:style-name="T35">ﮞ</text:span><text:span text:style-name="T1"> </text:span><text:span text:style-name="T35">ﮟ</text:span><text:span text:style-name="T1"> </text:span><text:span text:style-name="T35">ﮠ</text:span><text:span text:style-name="T1"> </text:span><text:span text:style-name="T35">ﮡ</text:span><text:span text:style-name="T1"> </text:span><text:span text:style-name="T35">ﮢﮣ</text:span><text:span text:style-name="T1"> </text:span><text:span text:style-name="T35">ﮤ</text:span><text:span text:style-name="T1"> </text:span><text:span text:style-name="T35">ﮥ</text:span><text:span text:style-name="T1"> </text:span><text:span text:style-name="T35">ﮦ</text:span><text:span text:style-name="T1"> </text:span><text:span text:style-name="T35">ﮧ</text:span><text:span text:style-name="T1"> </text:span><text:span text:style-name="T35">ﮨ</text:span><text:span text:style-name="T1"> </text:span><text:span text:style-name="T35">ﮩ</text:span><text:span text:style-name="T1"> </text:span><text:span text:style-name="T35">ﮪ</text:span><text:span text:style-name="T1"> </text:span><text:span text:style-name="T35">ﮫ</text:span><text:span text:style-name="T1"> </text:span><text:span text:style-name="T35">ﮬ</text:span><text:span text:style-name="T1"> </text:span><text:span text:style-name="T35">ﮭ</text:span><text:span text:style-name="T1"> </text:span><text:span text:style-name="T35">ﮮ</text:span><text:span text:style-name="T1"> </text:span><text:span text:style-name="T35">ﮯ</text:span><text:span text:style-name="T1"> </text:span><text:span text:style-name="T35">ﮰ</text:span><text:span text:style-name="T1"> </text:span><text:span text:style-name="T35">ﮱ</text:span><text:span text:style-name="T1"> </text:span><text:span text:style-name="T35">ﯓ</text:span><text:span text:style-name="T1"> </text:span><text:span text:style-name="T35">ﯔﯕ</text:span><text:span text:style-name="T1"> </text:span><text:span text:style-name="T35">ﯖ</text:span><text:span text:style-name="T1"> </text:span><text:span text:style-name="T35">ﯗ</text:span><text:span text:style-name="T1"> </text:span><text:span text:style-name="T35">ﯘ</text:span><text:span text:style-name="T1"> </text:span><text:span text:style-name="T35">ﯙ</text:span><text:span text:style-name="T1"> </text:span><text:span text:style-name="T35">ﯚ</text:span><text:span text:style-name="T1"> </text:span><text:span text:style-name="T35">ﯛ</text:span><text:span text:style-name="T1"> </text:span><text:span text:style-name="T35">ﯜ</text:span><text:span text:style-name="T1"> </text:span><text:span text:style-name="T35">ﯝ</text:span><text:span text:style-name="T1"> </text:span><text:span text:style-name="T35">ﯞ</text:span><text:span text:style-name="T1"> </text:span><text:span text:style-name="T35">ﯟ</text:span><text:span text:style-name="T1"> </text:span><text:span text:style-name="T35">ﯠﯡ</text:span><text:span text:style-name="T1"> </text:span><text:span text:style-name="T35">ﯢ</text:span><text:span text:style-name="T1"> </text:span><text:span text:style-name="T35">ﯣﯤ</text:span><text:span text:style-name="T1"> </text:span><text:span text:style-name="T35">ﯥ</text:span><text:span text:style-name="T1"> </text:span><text:span text:style-name="T35">ﯦ</text:span><text:span text:style-name="T1"> </text:span><text:span text:style-name="T35">ﯧ</text:span></text:p>
      <text:p text:style-name="P27"><text:span text:style-name="T35">ﯨ</text:span><text:span text:style-name="T1"> </text:span><text:span text:style-name="T35">ﯩ</text:span><text:span text:style-name="T1"> </text:span><text:span text:style-name="T35">ﯪ</text:span><text:span text:style-name="T1"> </text:span><text:span text:style-name="T35">ﯫ</text:span><text:span text:style-name="T1"> </text:span><text:span text:style-name="T35">ﯬ</text:span><text:span text:style-name="T1"> </text:span><text:span text:style-name="T35">ﯭ</text:span><text:span text:style-name="T1"> </text:span><text:span text:style-name="T35">ﯮ</text:span><text:span text:style-name="T1"> </text:span><text:span text:style-name="T35">ﯯ</text:span><text:span text:style-name="T1"> </text:span><text:span text:style-name="T35">ﯰ</text:span></text:p>
      <text:p text:style-name="P33"><text:span text:style-name="T37">ﭑ</text:span><text:span text:style-name="T1"> </text:span><text:span text:style-name="T37">ﭒ</text:span><text:span text:style-name="T1"> </text:span><text:span text:style-name="T37">ﭓ</text:span><text:span text:style-name="T1"> </text:span><text:span text:style-name="T37">ﭔ</text:span><text:span text:style-name="T1"> </text:span><text:span text:style-name="T37">ﭕ</text:span><text:span text:style-name="T1"> </text:span><text:span text:style-name="T37">ﭖ</text:span><text:span text:style-name="T1"> </text:span><text:span text:style-name="T37">ﭗ</text:span><text:span text:style-name="T1"> </text:span><text:span text:style-name="T37">ﭘ</text:span><text:span text:style-name="T1"> </text:span><text:span text:style-name="T37">ﭙ</text:span><text:span text:style-name="T1"> </text:span><text:span text:style-name="T37">ﭚ</text:span><text:span text:style-name="T1"> </text:span><text:span text:style-name="T37">ﭛ</text:span><text:span text:style-name="T1"> </text:span><text:span text:style-name="T37">ﭜ</text:span><text:span text:style-name="T1"> </text:span><text:span text:style-name="T37">ﭝﭞ</text:span><text:span text:style-name="T1"> </text:span><text:span text:style-name="T37">ﭟ</text:span><text:span text:style-name="T1"> </text:span><text:span text:style-name="T37">ﭠ</text:span><text:span text:style-name="T1"> </text:span><text:span text:style-name="T37">ﭡ</text:span><text:span text:style-name="T1"> </text:span><text:span text:style-name="T37">ﭢ</text:span><text:span text:style-name="T1"> </text:span><text:span text:style-name="T37">ﭣ</text:span><text:span text:style-name="T1"> </text:span><text:span text:style-name="T37">ﭤ</text:span><text:span text:style-name="T1"> </text:span><text:span text:style-name="T37">ﭥ</text:span><text:span text:style-name="T1"> </text:span><text:span text:style-name="T37">ﭦ</text:span><text:span text:style-name="T1"> </text:span><text:span text:style-name="T37">ﭧ</text:span><text:span text:style-name="T1"> </text:span><text:span text:style-name="T37">ﭨ</text:span><text:span text:style-name="T1"> </text:span><text:span text:style-name="T37">ﭩ</text:span><text:span text:style-name="T1"> </text:span><text:span text:style-name="T37">ﭪ</text:span><text:span text:style-name="T1"> </text:span><text:span text:style-name="T37">ﭫ</text:span><text:span text:style-name="T1"> </text:span><text:span text:style-name="T37">ﭬ</text:span><text:span text:style-name="T1"> </text:span><text:span text:style-name="T37">ﭭ</text:span><text:span text:style-name="T1"> </text:span><text:span text:style-name="T37">ﭮ</text:span><text:span text:style-name="T1"> </text:span><text:span text:style-name="T37">ﭯ</text:span><text:span text:style-name="T1"> </text:span><text:span text:style-name="T37">ﭰ</text:span><text:span text:style-name="T1"> </text:span><text:span text:style-name="T37">ﭱ</text:span><text:span text:style-name="T1"> </text:span><text:span text:style-name="T37">ﭲ</text:span><text:span text:style-name="T1"> </text:span><text:span text:style-name="T37">ﭳ</text:span><text:span text:style-name="T1"> </text:span><text:span text:style-name="T37">ﭴ</text:span><text:span text:style-name="T1"> </text:span><text:span text:style-name="T37">ﭵ</text:span><text:span text:style-name="T1"> </text:span><text:span text:style-name="T37">ﭶ</text:span><text:span text:style-name="T1"> </text:span><text:span text:style-name="T37">ﭷ</text:span><text:span text:style-name="T1"> </text:span><text:span text:style-name="T37">ﭸ</text:span><text:span text:style-name="T1"> </text:span><text:span text:style-name="T37">ﭹ</text:span><text:span text:style-name="T1"> </text:span><text:span text:style-name="T37">ﭺﭻ</text:span><text:span text:style-name="T1"> </text:span><text:span text:style-name="T37">ﭼ</text:span><text:span text:style-name="T1"> </text:span><text:span text:style-name="T37">ﭽ</text:span><text:span text:style-name="T1"> </text:span><text:span text:style-name="T37">ﭾ</text:span><text:span text:style-name="T1"> </text:span><text:span text:style-name="T37">ﭿ</text:span><text:span text:style-name="T1"> </text:span><text:span text:style-name="T37">ﮀ</text:span><text:span text:style-name="T1"> </text:span><text:span text:style-name="T37">ﮁ</text:span><text:span text:style-name="T1"> </text:span><text:span text:style-name="T37">ﮂ</text:span><text:span text:style-name="T1"> </text:span><text:span text:style-name="T37">ﮃ</text:span><text:span text:style-name="T1"> </text:span><text:span text:style-name="T37">ﮄ</text:span><text:span text:style-name="T1"> </text:span><text:span text:style-name="T37">ﮅ</text:span><text:span text:style-name="T1"> </text:span><text:span text:style-name="T37">ﮆ</text:span><text:span text:style-name="T1"> </text:span><text:span text:style-name="T37">ﮇ</text:span><text:span text:style-name="T1"> </text:span><text:span text:style-name="T37">ﮈ</text:span><text:span text:style-name="T1"> </text:span><text:span text:style-name="T37">ﮉ</text:span><text:span text:style-name="T1"> </text:span><text:span text:style-name="T37">ﮊ</text:span><text:span text:style-name="T1"> </text:span><text:span text:style-name="T37">ﮋ</text:span><text:span text:style-name="T1"> </text:span><text:span text:style-name="T37">ﮌ</text:span><text:span text:style-name="T1"> </text:span><text:span text:style-name="T37">ﮍ</text:span><text:span text:style-name="T1"> </text:span><text:span text:style-name="T37">ﮎ</text:span><text:span text:style-name="T1"> </text:span><text:span text:style-name="T37">ﮏ</text:span><text:span text:style-name="T1"> </text:span><text:span text:style-name="T37">ﮐ</text:span><text:span text:style-name="T1"> </text:span><text:span text:style-name="T37">ﮑ</text:span><text:span text:style-name="T1"> </text:span><text:span text:style-name="T37">ﮒ</text:span><text:span text:style-name="T1"> </text:span><text:span text:style-name="T37">ﮓ</text:span><text:span text:style-name="T1"> </text:span><text:span text:style-name="T37">ﮔ</text:span><text:span text:style-name="T1"> </text:span><text:span text:style-name="T37">ﮕ</text:span><text:span text:style-name="T1"> </text:span><text:span text:style-name="T37">ﮖ</text:span><text:span text:style-name="T1"> </text:span><text:span text:style-name="T37">ﮗ</text:span><text:span text:style-name="T1"> </text:span><text:span text:style-name="T37">ﮘ</text:span><text:span text:style-name="T1"> </text:span><text:span text:style-name="T37">ﮙ</text:span><text:span text:style-name="T1"> </text:span><text:span text:style-name="T37">ﮚ</text:span><text:span text:style-name="T1"> </text:span><text:span text:style-name="T37">ﮛ</text:span><text:span text:style-name="T1"> </text:span><text:span text:style-name="T37">ﮜ</text:span><text:span text:style-name="T1"> </text:span><text:span text:style-name="T37">ﮝ</text:span><text:span text:style-name="T1"> </text:span><text:span text:style-name="T37">ﮞ</text:span><text:span text:style-name="T1"> </text:span><text:span text:style-name="T37">ﮟ</text:span><text:span text:style-name="T1"> </text:span><text:span text:style-name="T37">ﮠ</text:span><text:span text:style-name="T1"> </text:span><text:span text:style-name="T37">ﮡ</text:span><text:span text:style-name="T1"> </text:span><text:span text:style-name="T37">ﮢ</text:span><text:span text:style-name="T1"> </text:span><text:span text:style-name="T37">ﮣ</text:span><text:span text:style-name="T1"> </text:span><text:span text:style-name="T37">ﮤ</text:span><text:span text:style-name="T1"> </text:span><text:span text:style-name="T37">ﮥ</text:span><text:span text:style-name="T1"> </text:span><text:span text:style-name="T37">ﮦ</text:span><text:span text:style-name="T1"> </text:span><text:span text:style-name="T37">ﮧ</text:span><text:span text:style-name="T1"> </text:span><text:span text:style-name="T37">ﮨ</text:span><text:span text:style-name="T1"> </text:span><text:span text:style-name="T37">ﮩ</text:span><text:span text:style-name="T1"> </text:span><text:span text:style-name="T37">ﮪ</text:span><text:span text:style-name="T1"> </text:span><text:span text:style-name="T37">ﮫ</text:span><text:span text:style-name="T1"> </text:span><text:span text:style-name="T37">ﮬ</text:span><text:span text:style-name="T1"> </text:span><text:span text:style-name="T37">ﮭ</text:span><text:span text:style-name="T1"> </text:span><text:span text:style-name="T37">ﮮ</text:span><text:span text:style-name="T1"> </text:span><text:span text:style-name="T37">ﮯ</text:span><text:span text:style-name="T1"> </text:span><text:span text:style-name="T37">ﮰ</text:span></text:p>
      <text:p text:style-name="P28"><text:span text:style-name="T37">ﮱ</text:span><text:span text:style-name="T1"> </text:span><text:span text:style-name="T37">ﯓ</text:span><text:span text:style-name="T1"> </text:span><text:span text:style-name="T37">ﯔﯕ</text:span><text:span text:style-name="T1"> </text:span><text:span text:style-name="T37">ﯖ</text:span><text:span text:style-name="T1"> </text:span><text:span text:style-name="T37">ﯗ</text:span><text:span text:style-name="T1"> </text:span><text:span text:style-name="T37">ﯘ</text:span><text:span text:style-name="T1"> </text:span><text:span text:style-name="T37">ﯙ</text:span><text:span text:style-name="T1"> </text:span><text:span text:style-name="T37">ﯚ</text:span><text:span text:style-name="T1"> </text:span><text:span text:style-name="T37">ﯛ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067" svg:font-family="MSI_Z067"/>
    <style:font-face style:name="MSI_Z079" svg:font-family="MSI_Z079"/>
    <style:font-face style:name="MSI_Z061" svg:font-family="MSI_Z061" style:font-pitch="variable"/>
    <style:font-face style:name="MSI_Z062" svg:font-family="MSI_Z062" style:font-pitch="variable"/>
    <style:font-face style:name="MSI_Z063" svg:font-family="MSI_Z063" style:font-pitch="variable"/>
    <style:font-face style:name="MSI_Z064" svg:font-family="MSI_Z064" style:font-pitch="variable"/>
    <style:font-face style:name="MSI_Z065" svg:font-family="MSI_Z065" style:font-pitch="variable"/>
    <style:font-face style:name="MSI_Z066" svg:font-family="MSI_Z066" style:font-pitch="variable"/>
    <style:font-face style:name="MSI_Z0671" svg:font-family="MSI_Z067" style:font-pitch="variable"/>
    <style:font-face style:name="MSI_Z068" svg:font-family="MSI_Z068" style:font-pitch="variable"/>
    <style:font-face style:name="MSI_Z069" svg:font-family="MSI_Z069" style:font-pitch="variable"/>
    <style:font-face style:name="MSI_Z070" svg:font-family="MSI_Z070" style:font-pitch="variable"/>
    <style:font-face style:name="MSI_Z071" svg:font-family="MSI_Z071" style:font-pitch="variable"/>
    <style:font-face style:name="MSI_Z072" svg:font-family="MSI_Z072" style:font-pitch="variable"/>
    <style:font-face style:name="MSI_Z073" svg:font-family="MSI_Z073" style:font-pitch="variable"/>
    <style:font-face style:name="MSI_Z074" svg:font-family="MSI_Z074" style:font-pitch="variable"/>
    <style:font-face style:name="MSI_Z075" svg:font-family="MSI_Z075" style:font-pitch="variable"/>
    <style:font-face style:name="MSI_Z076" svg:font-family="MSI_Z076" style:font-pitch="variable"/>
    <style:font-face style:name="MSI_Z077" svg:font-family="MSI_Z077" style:font-pitch="variable"/>
    <style:font-face style:name="MSI_Z078" svg:font-family="MSI_Z078" style:font-pitch="variable"/>
    <style:font-face style:name="MSI_Z0791" svg:font-family="MSI_Z079" style:font-pitch="variable"/>
    <style:font-face style:name="MSI_Z080" svg:font-family="MSI_Z080" style:font-pitch="variable"/>
    <style:font-face style:name="MSI_Z081" svg:font-family="MSI_Z08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QCF_P030" svg:font-family="QCF_P030" style:font-family-generic="roman" style:font-pitch="variable"/>
    <style:font-face style:name="QCF_P061" svg:font-family="QCF_P061" style:font-family-generic="roman" style:font-pitch="variable"/>
    <style:font-face style:name="QCF_P062" svg:font-family="QCF_P062" style:font-family-generic="roman" style:font-pitch="variable"/>
    <style:font-face style:name="QCF_P063" svg:font-family="QCF_P063" style:font-family-generic="roman" style:font-pitch="variable"/>
    <style:font-face style:name="QCF_P064" svg:font-family="QCF_P064" style:font-family-generic="roman" style:font-pitch="variable"/>
    <style:font-face style:name="QCF_P065" svg:font-family="QCF_P065" style:font-family-generic="roman" style:font-pitch="variable"/>
    <style:font-face style:name="QCF_P066" svg:font-family="QCF_P066" style:font-family-generic="roman" style:font-pitch="variable"/>
    <style:font-face style:name="QCF_P067" svg:font-family="QCF_P067" style:font-family-generic="roman" style:font-pitch="variable"/>
    <style:font-face style:name="QCF_P068" svg:font-family="QCF_P068" style:font-family-generic="roman" style:font-pitch="variable"/>
    <style:font-face style:name="QCF_P069" svg:font-family="QCF_P069" style:font-family-generic="roman" style:font-pitch="variable"/>
    <style:font-face style:name="QCF_P070" svg:font-family="QCF_P070" style:font-family-generic="roman" style:font-pitch="variable"/>
    <style:font-face style:name="QCF_P071" svg:font-family="QCF_P071" style:font-family-generic="roman" style:font-pitch="variable"/>
    <style:font-face style:name="QCF_P072" svg:font-family="QCF_P072" style:font-family-generic="roman" style:font-pitch="variable"/>
    <style:font-face style:name="QCF_P073" svg:font-family="QCF_P073" style:font-family-generic="roman" style:font-pitch="variable"/>
    <style:font-face style:name="QCF_P074" svg:font-family="QCF_P074" style:font-family-generic="roman" style:font-pitch="variable"/>
    <style:font-face style:name="QCF_P075" svg:font-family="QCF_P075" style:font-family-generic="roman" style:font-pitch="variable"/>
    <style:font-face style:name="QCF_P076" svg:font-family="QCF_P076" style:font-family-generic="roman" style:font-pitch="variable"/>
    <style:font-face style:name="QCF_P077" svg:font-family="QCF_P077" style:font-family-generic="roman" style:font-pitch="variable"/>
    <style:font-face style:name="QCF_P078" svg:font-family="QCF_P078" style:font-family-generic="roman" style:font-pitch="variable"/>
    <style:font-face style:name="QCF_P079" svg:font-family="QCF_P079" style:font-family-generic="roman" style:font-pitch="variable"/>
    <style:font-face style:name="QCF_P080" svg:font-family="QCF_P080" style:font-family-generic="roman" style:font-pitch="variable"/>
    <style:font-face style:name="QCF_P081" svg:font-family="QCF_P08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Sans Serif1" svg:font-family="'MS Sans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0621" svg:font-family="QCF_P062" style:font-family-generic="system" style:font-pitch="variable"/>
    <style:font-face style:name="QCF_P0631" svg:font-family="QCF_P063" style:font-family-generic="system" style:font-pitch="variable"/>
    <style:font-face style:name="QCF_P0641" svg:font-family="QCF_P064" style:font-family-generic="system" style:font-pitch="variable"/>
    <style:font-face style:name="QCF_P0651" svg:font-family="QCF_P065" style:font-family-generic="system" style:font-pitch="variable"/>
    <style:font-face style:name="QCF_P0661" svg:font-family="QCF_P066" style:font-family-generic="system" style:font-pitch="variable"/>
    <style:font-face style:name="QCF_P0671" svg:font-family="QCF_P067" style:font-family-generic="system" style:font-pitch="variable"/>
    <style:font-face style:name="QCF_P0681" svg:font-family="QCF_P068" style:font-family-generic="system" style:font-pitch="variable"/>
    <style:font-face style:name="QCF_P0691" svg:font-family="QCF_P069" style:font-family-generic="system" style:font-pitch="variable"/>
    <style:font-face style:name="QCF_P0701" svg:font-family="QCF_P070" style:font-family-generic="system" style:font-pitch="variable"/>
    <style:font-face style:name="QCF_P0711" svg:font-family="QCF_P071" style:font-family-generic="system" style:font-pitch="variable"/>
    <style:font-face style:name="QCF_P0721" svg:font-family="QCF_P072" style:font-family-generic="system" style:font-pitch="variable"/>
    <style:font-face style:name="QCF_P0731" svg:font-family="QCF_P073" style:font-family-generic="system" style:font-pitch="variable"/>
    <style:font-face style:name="QCF_P0741" svg:font-family="QCF_P074" style:font-family-generic="system" style:font-pitch="variable"/>
    <style:font-face style:name="QCF_P0751" svg:font-family="QCF_P075" style:font-family-generic="system" style:font-pitch="variable"/>
    <style:font-face style:name="QCF_P0761" svg:font-family="QCF_P076" style:font-family-generic="system" style:font-pitch="variable"/>
    <style:font-face style:name="QCF_P0771" svg:font-family="QCF_P077" style:font-family-generic="system" style:font-pitch="variable"/>
    <style:font-face style:name="QCF_P0781" svg:font-family="QCF_P078" style:font-family-generic="system" style:font-pitch="variable"/>
    <style:font-face style:name="QCF_P0791" svg:font-family="QCF_P079" style:font-family-generic="system" style:font-pitch="variable"/>
    <style:font-face style:name="QCF_P0801" svg:font-family="QCF_P080" style:font-family-generic="system" style:font-pitch="variable"/>
    <style:font-face style:name="QCF_P0811" svg:font-family="QCF_P08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page-layout style:name="Mpm1" style:page-usage="mirrored">
      <style:page-layout-properties fo:page-width="6in" fo:page-height="10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14T07:08:26.503503324</dc:date>
    <meta:editing-duration>PT4H32M37S</meta:editing-duration>
    <meta:editing-cycles>76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36" meta:word-count="2663" meta:character-count="5466" meta:non-whitespace-character-count="2838"/>
  </office:meta>
</office:document-meta>
</file>